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Шрифтабзацузазамовчуванням" style:family="text">
      <style:text-properties fo:font-weight="bold" style:font-weight-asian="bold" style:font-weight-complex="bold"/>
    </style:style>
    <style:style style:name="T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Шрифтабзацузазамовчуванням" style:family="text">
      <style:text-properties fo:font-weight="bold" style:font-weight-asian="bold" style:font-weight-complex="bold"/>
    </style:style>
    <style:style style:name="T7" style:parent-style-name="Шрифтабзацузазамовчуванням" style:family="text">
      <style:text-properties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Шрифтабзацузазамовчуванням" style:family="text">
      <style:text-properties fo:language="en" fo:country="US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Шрифтабзацузазамовчуванням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21" style:parent-style-name="Шрифтабзацузазамовчуванням" style:family="text">
      <style:text-properties fo:font-weight="bold" style:font-weight-asian="bold" style:font-weight-complex="bold"/>
    </style:style>
    <style:style style:name="T22" style:parent-style-name="Шрифтабзацузазамовчуванням" style:family="text">
      <style:text-properties fo:language="en" fo:country="US"/>
    </style:style>
    <style:style style:name="P23" style:parent-style-name="Standard" style:family="paragraph">
      <style:paragraph-properties fo:text-align="justify"/>
    </style:style>
    <style:style style:name="T24" style:parent-style-name="Шрифтабзацузазамовчуванням" style:family="text">
      <style:text-properties fo:font-weight="bold" style:font-weight-asian="bold" style:font-weight-complex="bold"/>
    </style:style>
    <style:style style:name="T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26" style:parent-style-name="Шрифтабзацузазамовчуванням" style:family="text">
      <style:text-properties fo:font-weight="bold" style:font-weight-asian="bold" style:font-weight-complex="bold"/>
    </style:style>
    <style:style style:name="T27" style:parent-style-name="Шрифтабзацузазамовчуванням" style:family="text">
      <style:text-properties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0" style:parent-style-name="Шрифтабзацузазамовчуванням" style:family="text"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3" style:parent-style-name="Шрифтабзацузазамовчуванням" style:family="text">
      <style:text-properties fo:language="en" fo:country="US"/>
    </style:style>
    <style:style style:name="P34" style:parent-style-name="Standard" style:family="paragraph">
      <style:paragraph-properties fo:text-align="justify"/>
    </style:style>
    <style:style style:name="T35" style:parent-style-name="Шрифтабзацузазамовчуванням" style:family="text">
      <style:text-properties fo:font-weight="bold" style:font-weight-asian="bold" style:font-weight-complex="bold"/>
    </style:style>
    <style:style style:name="T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" style:parent-style-name="Шрифтабзацузазамовчуванням" style:family="text">
      <style:text-properties fo:language="en" fo:country="US"/>
    </style:style>
    <style:style style:name="T38" style:parent-style-name="Шрифтабзацузазамовчуванням" style:family="text">
      <style:text-properties fo:language="en" fo:country="US"/>
    </style:style>
    <style:style style:name="T39" style:parent-style-name="Шрифтабзацузазамовчуванням" style:family="text">
      <style:text-properties fo:language="en" fo:country="US"/>
    </style:style>
    <style:style style:name="T40" style:parent-style-name="Шрифтабзацузазамовчуванням" style:family="text">
      <style:text-properties fo:language="en" fo:country="US"/>
    </style:style>
    <style:style style:name="T41" style:parent-style-name="Шрифтабзацузазамовчуванням" style:family="text">
      <style:text-properties fo:language="en" fo:country="US"/>
    </style:style>
    <style:style style:name="T42" style:parent-style-name="Шрифтабзацузазамовчуванням" style:family="text">
      <style:text-properties fo:language="ru" fo:country="RU"/>
    </style:style>
    <style:style style:name="P43" style:parent-style-name="Standard" style:family="paragraph">
      <style:paragraph-properties fo:text-align="justify"/>
    </style:style>
    <style:style style:name="T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" style:parent-style-name="Шрифтабзацузазамовчуванням" style:family="text">
      <style:text-properties fo:language="en" fo:country="US"/>
    </style:style>
    <style:style style:name="T47" style:parent-style-name="Шрифтабзацузазамовчуванням" style:family="text">
      <style:text-properties fo:language="en" fo:country="US"/>
    </style:style>
    <style:style style:name="T48" style:parent-style-name="Шрифтабзацузазамовчуванням" style:family="text">
      <style:text-properties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" style:parent-style-name="Шрифтабзацузазамовчуванням" style:family="text">
      <style:text-properties fo:language="en" fo:country="US"/>
    </style:style>
    <style:style style:name="T53" style:parent-style-name="Шрифтабзацузазамовчуванням" style:family="text">
      <style:text-properties fo:language="en" fo:country="US"/>
    </style:style>
    <style:style style:name="T54" style:parent-style-name="Шрифтабзацузазамовчуванням" style:family="text">
      <style:text-properties fo:language="en" fo:country="US"/>
    </style:style>
    <style:style style:name="P55" style:parent-style-name="Standard" style:family="paragraph">
      <style:paragraph-properties fo:text-align="justify"/>
    </style:style>
    <style:style style:name="T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" style:parent-style-name="Шрифтабзацузазамовчуванням" style:family="text">
      <style:text-properties fo:language="en" fo:country="US"/>
    </style:style>
    <style:style style:name="P58" style:parent-style-name="Standard" style:family="paragraph">
      <style:paragraph-properties fo:text-align="justify"/>
    </style:style>
    <style:style style:name="T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" style:parent-style-name="Шрифтабзацузазамовчуванням" style:family="text">
      <style:text-properties fo:language="en" fo:country="US"/>
    </style:style>
    <style:style style:name="P61" style:parent-style-name="Standard" style:family="paragraph">
      <style:paragraph-properties fo:text-align="justify"/>
    </style:style>
    <style:style style:name="T6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3" style:parent-style-name="Шрифтабзацузазамовчуванням" style:family="text">
      <style:text-properties fo:language="en" fo:country="US"/>
    </style:style>
    <style:style style:name="P64" style:parent-style-name="Standard" style:family="paragraph">
      <style:paragraph-properties fo:text-align="justify"/>
    </style:style>
    <style:style style:name="T6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6" style:parent-style-name="Шрифтабзацузазамовчуванням" style:family="text">
      <style:text-properties fo:language="en" fo:country="US"/>
    </style:style>
    <style:style style:name="T67" style:parent-style-name="Шрифтабзацузазамовчуванням" style:family="text">
      <style:text-properties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Шрифтабзацузазамовчуванням" style:family="text">
      <style:text-properties fo:language="en" fo:country="US"/>
    </style:style>
    <style:style style:name="T7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1" style:parent-style-name="Шрифтабзацузазамовчуванням" style:family="text">
      <style:text-properties fo:language="en" fo:country="US"/>
    </style:style>
    <style:style style:name="T72" style:parent-style-name="Шрифтабзацузазамовчуванням" style:family="text">
      <style:text-properties fo:language="en" fo:country="US"/>
    </style:style>
    <style:style style:name="T73" style:parent-style-name="Шрифтабзацузазамовчуванням" style:family="text">
      <style:text-properties fo:language="en" fo:country="US"/>
    </style:style>
    <style:style style:name="P74" style:parent-style-name="Standard" style:family="paragraph">
      <style:paragraph-properties fo:text-align="justify"/>
    </style:style>
    <style:style style:name="T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6" style:parent-style-name="Шрифтабзацузазамовчуванням" style:family="text">
      <style:text-properties fo:language="en" fo:country="US"/>
    </style:style>
    <style:style style:name="T77" style:parent-style-name="Шрифтабзацузазамовчуванням" style:family="text">
      <style:text-properties fo:language="en" fo:country="US"/>
    </style:style>
    <style:style style:name="P78" style:parent-style-name="Standard" style:family="paragraph">
      <style:paragraph-properties fo:text-align="justify"/>
    </style:style>
    <style:style style:name="T79" style:parent-style-name="Шрифтабзацузазамовчуванням" style:family="text">
      <style:text-properties fo:language="en" fo:country="US"/>
    </style:style>
    <style:style style:name="T8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1" style:parent-style-name="Шрифтабзацузазамовчуванням" style:family="text">
      <style:text-properties fo:language="en" fo:country="US"/>
    </style:style>
    <style:style style:name="T82" style:parent-style-name="Шрифтабзацузазамовчуванням" style:family="text">
      <style:text-properties fo:language="en" fo:country="US"/>
    </style:style>
    <style:style style:name="P83" style:parent-style-name="Standard" style:family="paragraph">
      <style:paragraph-properties fo:text-align="justify"/>
    </style:style>
    <style:style style:name="T8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5" style:parent-style-name="Шрифтабзацузазамовчуванням" style:family="text">
      <style:text-properties fo:language="en" fo:country="US"/>
    </style:style>
    <style:style style:name="T86" style:parent-style-name="Шрифтабзацузазамовчуванням" style:family="text">
      <style:text-properties fo:language="en" fo:country="US"/>
    </style:style>
    <style:style style:name="P87" style:parent-style-name="Standard" style:family="paragraph">
      <style:paragraph-properties fo:text-align="justify"/>
    </style:style>
    <style:style style:name="T8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9" style:parent-style-name="Шрифтабзацузазамовчуванням" style:family="text">
      <style:text-properties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" style:parent-style-name="Шрифтабзацузазамовчуванням" style:family="text"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T9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5" style:parent-style-name="Шрифтабзацузазамовчуванням" style:family="text">
      <style:text-properties fo:language="en" fo:country="US"/>
    </style:style>
    <style:style style:name="P96" style:parent-style-name="Standard" style:family="paragraph">
      <style:paragraph-properties fo:text-align="justify"/>
    </style:style>
    <style:style style:name="T9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8" style:parent-style-name="Шрифтабзацузазамовчуванням" style:family="text">
      <style:text-properties fo:language="en" fo:country="US"/>
    </style:style>
    <style:style style:name="P99" style:parent-style-name="Standard" style:family="paragraph">
      <style:paragraph-properties fo:text-align="justify"/>
    </style:style>
    <style:style style:name="T10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1" style:parent-style-name="Шрифтабзацузазамовчуванням" style:family="text">
      <style:text-properties fo:language="en" fo:country="US"/>
    </style:style>
    <style:style style:name="T102" style:parent-style-name="Шрифтабзацузазамовчуванням" style:family="text">
      <style:text-properties fo:language="en" fo:country="US"/>
    </style:style>
    <style:style style:name="P103" style:parent-style-name="Standard" style:family="paragraph">
      <style:paragraph-properties fo:text-align="justify"/>
    </style:style>
    <style:style style:name="T10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5" style:parent-style-name="Шрифтабзацузазамовчуванням" style:family="text">
      <style:text-properties fo:language="en" fo:country="US"/>
    </style:style>
    <style:style style:name="P106" style:parent-style-name="Standard" style:family="paragraph">
      <style:paragraph-properties fo:text-align="justify"/>
    </style:style>
    <style:style style:name="T1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8" style:parent-style-name="Шрифтабзацузазамовчуванням" style:family="text">
      <style:text-properties fo:language="en" fo:country="US"/>
    </style:style>
    <style:style style:name="T109" style:parent-style-name="Шрифтабзацузазамовчуванням" style:family="text">
      <style:text-properties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2" style:parent-style-name="Шрифтабзацузазамовчуванням" style:family="text">
      <style:text-properties fo:language="en" fo:country="US"/>
    </style:style>
    <style:style style:name="P113" style:parent-style-name="Standard" style:family="paragraph">
      <style:paragraph-properties fo:text-align="justify"/>
    </style:style>
    <style:style style:name="T11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5" style:parent-style-name="Шрифтабзацузазамовчуванням" style:family="text">
      <style:text-properties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8" style:parent-style-name="Шрифтабзацузазамовчуванням" style:family="text">
      <style:text-properties fo:language="en" fo:country="US"/>
    </style:style>
    <style:style style:name="P119" style:parent-style-name="Standard" style:family="paragraph">
      <style:paragraph-properties fo:text-align="justify"/>
    </style:style>
    <style:style style:name="T12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3" style:parent-style-name="Шрифтабзацузазамовчуванням" style:family="text">
      <style:text-properties fo:language="en" fo:country="US"/>
    </style:style>
    <style:style style:name="P124" style:parent-style-name="Standard" style:family="paragraph">
      <style:paragraph-properties fo:text-align="justify"/>
    </style:style>
    <style:style style:name="T1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26" style:parent-style-name="Standard" style:family="paragraph">
      <style:paragraph-properties fo:text-align="justify"/>
    </style:style>
    <style:style style:name="T12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30" style:parent-style-name="Шрифтабзацузазамовчуванням" style:family="text">
      <style:text-properties fo:language="en" fo:country="US"/>
    </style:style>
    <style:style style:name="P131" style:parent-style-name="Standard" style:family="paragraph">
      <style:paragraph-properties fo:text-align="justify"/>
    </style:style>
    <style:style style:name="T132" style:parent-style-name="Шрифтабзацузазамовчуванням" style:family="text">
      <style:text-properties fo:font-weight="bold" style:font-weight-asian="bold" style:font-weight-complex="bold"/>
    </style:style>
    <style:style style:name="T13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34" style:parent-style-name="Standard" style:family="paragraph">
      <style:paragraph-properties fo:text-align="justify"/>
    </style:style>
    <style:style style:name="T135" style:parent-style-name="Шрифтабзацузазамовчуванням" style:family="text">
      <style:text-properties fo:font-weight="bold" style:font-weight-asian="bold" style:font-weight-complex="bold"/>
    </style:style>
    <style:style style:name="T136" style:parent-style-name="Шрифтабзацузазамовчуванням" style:family="text">
      <style:text-properties fo:language="en" fo:country="US"/>
    </style:style>
    <style:style style:name="T13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38" style:parent-style-name="Шрифтабзацузазамовчуванням" style:family="text">
      <style:text-properties fo:language="en" fo:country="US"/>
    </style:style>
    <style:style style:name="P139" style:parent-style-name="Standard" style:family="paragraph">
      <style:paragraph-properties fo:text-align="justify"/>
    </style:style>
    <style:style style:name="T1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1" style:parent-style-name="Шрифтабзацузазамовчуванням" style:family="text">
      <style:text-properties fo:language="en" fo:country="US"/>
    </style:style>
    <style:style style:name="T142" style:parent-style-name="Шрифтабзацузазамовчуванням" style:family="text">
      <style:text-properties fo:language="en" fo:country="US"/>
    </style:style>
    <style:style style:name="T143" style:parent-style-name="Шрифтабзацузазамовчуванням" style:family="text">
      <style:text-properties fo:language="en" fo:country="US"/>
    </style:style>
    <style:style style:name="P144" style:parent-style-name="Standard" style:family="paragraph">
      <style:paragraph-properties fo:text-align="justify"/>
    </style:style>
    <style:style style:name="T1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</style:style>
    <style:style style:name="T151" style:parent-style-name="Шрифтабзацузазамовчуванням" style:family="text">
      <style:text-properties fo:font-weight="bold" style:font-weight-asian="bold" style:font-weight-complex="bold"/>
    </style:style>
    <style:style style:name="T15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3" style:parent-style-name="Шрифтабзацузазамовчуванням" style:family="text">
      <style:text-properties fo:language="en" fo:country="US"/>
    </style:style>
    <style:style style:name="P154" style:parent-style-name="Standard" style:family="paragraph">
      <style:paragraph-properties fo:text-align="justify"/>
    </style:style>
    <style:style style:name="T15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7" style:parent-style-name="Шрифтабзацузазамовчуванням" style:family="text">
      <style:text-properties fo:language="en" fo:country="US"/>
    </style:style>
    <style:style style:name="T158" style:parent-style-name="Шрифтабзацузазамовчуванням" style:family="text"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61" style:parent-style-name="Шрифтабзацузазамовчуванням" style:family="text">
      <style:text-properties fo:language="en" fo:country="US"/>
    </style:style>
    <style:style style:name="P162" style:parent-style-name="Standard" style:family="paragraph">
      <style:paragraph-properties fo:text-align="justify"/>
    </style:style>
    <style:style style:name="T16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64" style:parent-style-name="Шрифтабзацузазамовчуванням" style:family="text">
      <style:text-properties fo:language="en" fo:country="US"/>
    </style:style>
    <style:style style:name="T165" style:parent-style-name="Шрифтабзацузазамовчуванням" style:family="text">
      <style:text-properties fo:language="en" fo:country="US"/>
    </style:style>
    <style:style style:name="T166" style:parent-style-name="Шрифтабзацузазамовчуванням" style:family="text">
      <style:text-properties fo:language="ru" fo:country="RU"/>
    </style:style>
    <style:style style:name="P167" style:parent-style-name="Standard" style:family="paragraph">
      <style:paragraph-properties fo:text-align="justify"/>
    </style:style>
    <style:style style:name="T168" style:parent-style-name="Шрифтабзацузазамовчуванням" style:family="text">
      <style:text-properties fo:font-weight="bold" style:font-weight-asian="bold" style:font-weight-complex="bold"/>
    </style:style>
    <style:style style:name="T1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70" style:parent-style-name="Шрифтабзацузазамовчуванням" style:family="text">
      <style:text-properties fo:language="en" fo:country="US"/>
    </style:style>
    <style:style style:name="P171" style:parent-style-name="Standard" style:family="paragraph">
      <style:paragraph-properties fo:text-align="justify"/>
    </style:style>
    <style:style style:name="T17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7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74" style:parent-style-name="Шрифтабзацузазамовчуванням" style:family="text">
      <style:text-properties fo:language="en" fo:country="US"/>
    </style:style>
    <style:style style:name="T175" style:parent-style-name="Шрифтабзацузазамовчуванням" style:family="text">
      <style:text-properties fo:language="en" fo:country="US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3" style:parent-style-name="Standard" style:family="paragraph">
      <style:paragraph-properties fo:text-align="justify"/>
    </style:style>
    <style:style style:name="T184" style:parent-style-name="Шрифтабзацузазамовчуванням" style:family="text">
      <style:text-properties fo:language="en" fo:country="US"/>
    </style:style>
    <style:style style:name="T185" style:parent-style-name="Шрифтабзацузазамовчуванням" style:family="text">
      <style:text-properties fo:language="en" fo:country="US"/>
    </style:style>
    <style:style style:name="T186" style:parent-style-name="Шрифтабзацузазамовчуванням" style:family="text">
      <style:text-properties fo:language="en" fo:country="US"/>
    </style:style>
    <style:style style:name="T187" style:parent-style-name="Шрифтабзацузазамовчуванням" style:family="text">
      <style:text-properties fo:language="en" fo:country="US"/>
    </style:style>
    <style:style style:name="T188" style:parent-style-name="Шрифтабзацузазамовчуванням" style:family="text">
      <style:text-properties fo:language="en" fo:country="US"/>
    </style:style>
    <style:style style:name="T189" style:parent-style-name="Шрифтабзацузазамовчуванням" style:family="text">
      <style:text-properties fo:language="en" fo:country="US"/>
    </style:style>
    <style:style style:name="T190" style:parent-style-name="Шрифтабзацузазамовчуванням" style:family="text">
      <style:text-properties fo:language="en" fo:country="US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justify"/>
    </style:style>
    <style:style style:name="T196" style:parent-style-name="Шрифтабзацузазамовчуванням" style:family="text">
      <style:text-properties fo:language="en" fo:country="US"/>
    </style:style>
    <style:style style:name="T197" style:parent-style-name="Шрифтабзацузазамовчуванням" style:family="text">
      <style:text-properties fo:language="ru" fo:country="RU"/>
    </style:style>
    <style:style style:name="T198" style:parent-style-name="Шрифтабзацузазамовчуванням" style:family="text">
      <style:text-properties fo:language="en" fo:country="US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T204" style:parent-style-name="Шрифтабзацузазамовчуванням" style:family="text">
      <style:text-properties fo:language="en" fo:country="US"/>
    </style:style>
    <style:style style:name="T205" style:parent-style-name="Шрифтабзацузазамовчуванням" style:family="text">
      <style:text-properties fo:language="en" fo:country="US"/>
    </style:style>
    <style:style style:name="T206" style:parent-style-name="Шрифтабзацузазамовчуванням" style:family="text">
      <style:text-properties fo:language="en" fo:country="US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3" style:parent-style-name="Standard" style:family="paragraph">
      <style:paragraph-properties fo:text-align="center"/>
    </style:style>
    <style:style style:name="P214" style:parent-style-name="Standard" style:family="paragraph">
      <style:paragraph-properties fo:text-align="justify"/>
    </style:style>
    <style:style style:name="T215" style:parent-style-name="Шрифтабзацузазамовчуванням" style:family="text">
      <style:text-properties fo:language="en" fo:country="US"/>
    </style:style>
    <style:style style:name="T216" style:parent-style-name="Шрифтабзацузазамовчуванням" style:family="text">
      <style:text-properties fo:language="en" fo:country="US"/>
    </style:style>
    <style:style style:name="T217" style:parent-style-name="Шрифтабзацузазамовчуванням" style:family="text">
      <style:text-properties fo:language="en" fo:country="US"/>
    </style:style>
    <style:style style:name="T218" style:parent-style-name="Шрифтабзацузазамовчуванням" style:family="text">
      <style:text-properties fo:language="en" fo:country="US"/>
    </style:style>
    <style:style style:name="T219" style:parent-style-name="Шрифтабзацузазамовчуванням" style:family="text">
      <style:text-properties fo:language="en" fo:country="US"/>
    </style:style>
    <style:style style:name="T220" style:parent-style-name="Шрифтабзацузазамовчуванням" style:family="text">
      <style:text-properties fo:language="en" fo:country="US"/>
    </style:style>
    <style:style style:name="T221" style:parent-style-name="Шрифтабзацузазамовчуванням" style:family="text">
      <style:text-properties fo:language="en" fo:country="US"/>
    </style:style>
    <style:style style:name="T222" style:parent-style-name="Шрифтабзацузазамовчуванням" style:family="text">
      <style:text-properties fo:language="en" fo:country="US"/>
    </style:style>
    <style:style style:name="T223" style:parent-style-name="Шрифтабзацузазамовчуванням" style:family="text">
      <style:text-properties fo:language="en" fo:country="US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</style:style>
    <style:style style:name="T227" style:parent-style-name="Шрифтабзацузазамовчуванням" style:family="text">
      <style:text-properties fo:language="en" fo:country="US"/>
    </style:style>
    <style:style style:name="P228" style:parent-style-name="Standard" style:family="paragraph">
      <style:paragraph-properties fo:text-align="justify"/>
    </style:style>
    <style:style style:name="P229" style:parent-style-name="Standard" style:family="paragraph">
      <style:paragraph-properties fo:text-align="justify"/>
    </style:style>
    <style:style style:name="T230" style:parent-style-name="Шрифтабзацузазамовчуванням" style:family="text">
      <style:text-properties fo:language="en" fo:country="US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T233" style:parent-style-name="Шрифтабзацузазамовчуванням" style:family="text">
      <style:text-properties fo:language="en" fo:country="US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T236" style:parent-style-name="Шрифтабзацузазамовчуванням" style:family="text">
      <style:text-properties fo:language="en" fo:country="US"/>
    </style:style>
    <style:style style:name="T237" style:parent-style-name="Шрифтабзацузазамовчуванням" style:family="text">
      <style:text-properties fo:language="en" fo:country="US"/>
    </style:style>
    <style:style style:name="T238" style:parent-style-name="Шрифтабзацузазамовчуванням" style:family="text">
      <style:text-properties fo:language="en" fo:country="US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T241" style:parent-style-name="Шрифтабзацузазамовчуванням" style:family="text">
      <style:text-properties fo:language="en" fo:country="US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  <style:text-properties fo:language="en" fo:country="US"/>
    </style:style>
    <style:style style:name="P244" style:parent-style-name="Standard" style:family="paragraph">
      <style:paragraph-properties fo:text-align="justify"/>
      <style:text-properties fo:language="en" fo:country="US"/>
    </style:style>
    <style:style style:name="P245" style:parent-style-name="Standard" style:family="paragraph">
      <style:paragraph-properties fo:text-align="justify"/>
    </style:style>
    <style:style style:name="T246" style:parent-style-name="Шрифтабзацузазамовчуванням" style:family="text">
      <style:text-properties fo:language="en" fo:country="US"/>
    </style:style>
    <style:style style:name="P247" style:parent-style-name="Standard" style:family="paragraph">
      <style:paragraph-properties fo:text-align="justify"/>
    </style:style>
    <style:style style:name="T248" style:parent-style-name="Шрифтабзацузазамовчуванням" style:family="text">
      <style:text-properties fo:language="en" fo:country="US"/>
    </style:style>
    <style:style style:name="T249" style:parent-style-name="Шрифтабзацузазамовчуванням" style:family="text">
      <style:text-properties fo:language="en" fo:country="US"/>
    </style:style>
    <style:style style:name="T250" style:parent-style-name="Шрифтабзацузазамовчуванням" style:family="text">
      <style:text-properties fo:language="en" fo:country="US"/>
    </style:style>
    <style:style style:name="T251" style:parent-style-name="Шрифтабзацузазамовчуванням" style:family="text">
      <style:text-properties fo:language="en" fo:country="US"/>
    </style:style>
    <style:style style:name="P252" style:parent-style-name="Standard" style:family="paragraph">
      <style:paragraph-properties fo:text-align="justify"/>
    </style:style>
    <style:style style:name="P253" style:parent-style-name="Standard" style:family="paragraph">
      <style:paragraph-properties fo:text-align="justify"/>
    </style:style>
    <style:style style:name="T254" style:parent-style-name="Шрифтабзацузазамовчуванням" style:family="text">
      <style:text-properties fo:language="en" fo:country="US"/>
    </style:style>
    <style:style style:name="T255" style:parent-style-name="Шрифтабзацузазамовчуванням" style:family="text">
      <style:text-properties fo:language="en" fo:country="US"/>
    </style:style>
    <style:style style:name="T256" style:parent-style-name="Шрифтабзацузазамовчуванням" style:family="text">
      <style:text-properties fo:language="en" fo:country="US"/>
    </style:style>
    <style:style style:name="T257" style:parent-style-name="Шрифтабзацузазамовчуванням" style:family="text">
      <style:text-properties fo:language="en" fo:country="US"/>
    </style:style>
    <style:style style:name="P258" style:parent-style-name="Standard" style:family="paragraph">
      <style:paragraph-properties fo:text-align="justify"/>
    </style:style>
    <style:style style:name="T259" style:parent-style-name="Шрифтабзацузазамовчуванням" style:family="text">
      <style:text-properties fo:language="en" fo:country="US"/>
    </style:style>
    <style:style style:name="T260" style:parent-style-name="Шрифтабзацузазамовчуванням" style:family="text">
      <style:text-properties fo:language="en" fo:country="US"/>
    </style:style>
    <style:style style:name="T261" style:parent-style-name="Шрифтабзацузазамовчуванням" style:family="text">
      <style:text-properties fo:language="en" fo:country="US"/>
    </style:style>
    <style:style style:name="T262" style:parent-style-name="Шрифтабзацузазамовчуванням" style:family="text">
      <style:text-properties fo:language="en" fo:country="US"/>
    </style:style>
    <style:style style:name="P263" style:parent-style-name="Standard" style:family="paragraph">
      <style:paragraph-properties fo:text-align="justify"/>
    </style:style>
    <style:style style:name="T264" style:parent-style-name="Шрифтабзацузазамовчуванням" style:family="text">
      <style:text-properties fo:language="en" fo:country="US"/>
    </style:style>
    <style:style style:name="P265" style:parent-style-name="Standard" style:family="paragraph">
      <style:paragraph-properties fo:text-align="justify"/>
    </style:style>
    <style:style style:name="P266" style:parent-style-name="Standard" style:family="paragraph">
      <style:paragraph-properties fo:text-align="justify"/>
    </style:style>
    <style:style style:name="T267" style:parent-style-name="Шрифтабзацузазамовчуванням" style:family="text">
      <style:text-properties fo:language="en" fo:country="US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T270" style:parent-style-name="Шрифтабзацузазамовчуванням" style:family="text">
      <style:text-properties fo:language="en" fo:country="US"/>
    </style:style>
    <style:style style:name="P271" style:parent-style-name="Standard" style:family="paragraph">
      <style:paragraph-properties fo:text-align="justify"/>
    </style:style>
    <style:style style:name="P272" style:parent-style-name="Standard" style:family="paragraph">
      <style:paragraph-properties fo:text-align="justify"/>
      <style:text-properties fo:language="en" fo:country="US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P274" style:parent-style-name="Standard" style:family="paragraph">
      <style:paragraph-properties fo:text-align="justify"/>
      <style:text-properties fo:language="en" fo:country="US"/>
    </style:style>
    <style:style style:name="P275" style:parent-style-name="Standard" style:family="paragraph">
      <style:paragraph-properties fo:text-align="justify"/>
      <style:text-properties fo:language="en" fo:country="US"/>
    </style:style>
    <style:style style:name="P276" style:parent-style-name="Standard" style:family="paragraph">
      <style:paragraph-properties fo:text-align="justify"/>
      <style:text-properties fo:language="en" fo:country="US"/>
    </style:style>
    <style:style style:name="P277" style:parent-style-name="Standard" style:family="paragraph">
      <style:paragraph-properties fo:text-align="justify"/>
      <style:text-properties fo:language="en" fo:country="US"/>
    </style:style>
    <style:style style:name="P278" style:parent-style-name="Standard" style:family="paragraph">
      <style:paragraph-properties fo:text-align="justify"/>
      <style:text-properties fo:language="en" fo:country="US"/>
    </style:style>
    <style:style style:name="P279" style:parent-style-name="Standard" style:family="paragraph">
      <style:paragraph-properties fo:text-align="justify"/>
      <style:text-properties fo:language="en" fo:country="US"/>
    </style:style>
    <style:style style:name="P280" style:parent-style-name="Standard" style:family="paragraph">
      <style:paragraph-properties fo:text-align="justify"/>
      <style:text-properties fo:language="en" fo:country="US"/>
    </style:style>
    <style:style style:name="P281" style:parent-style-name="Standard" style:family="paragraph">
      <style:paragraph-properties fo:text-align="justify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P284" style:parent-style-name="Standard" style:family="paragraph">
      <style:paragraph-properties fo:text-align="justify"/>
    </style:style>
    <style:style style:name="P285" style:parent-style-name="Standard" style:family="paragraph">
      <style:paragraph-properties fo:text-align="justify"/>
    </style:style>
    <style:style style:name="P2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center"/>
    </style:style>
    <style:style style:name="P294" style:parent-style-name="Standard" style:family="paragraph">
      <style:paragraph-properties fo:text-align="justify"/>
    </style:style>
    <style:style style:name="T295" style:parent-style-name="Шрифтабзацузазамовчуванням" style:family="text">
      <style:text-properties fo:font-weight="bold" style:font-weight-asian="bold" style:font-weight-complex="bold"/>
    </style:style>
    <style:style style:name="P296" style:parent-style-name="Standard" style:family="paragraph">
      <style:paragraph-properties fo:text-align="justify"/>
    </style:style>
    <style:style style:name="T297" style:parent-style-name="Шрифтабзацузазамовчуванням" style:family="text">
      <style:text-properties fo:font-weight="bold" style:font-weight-asian="bold" style:font-weight-complex="bold"/>
    </style:style>
    <style:style style:name="P298" style:parent-style-name="Standard" style:family="paragraph">
      <style:paragraph-properties fo:text-align="justify"/>
    </style:style>
    <style:style style:name="T299" style:parent-style-name="Шрифтабзацузазамовчуванням" style:family="text">
      <style:text-properties fo:font-weight="bold" style:font-weight-asian="bold" style:font-weight-complex="bold"/>
    </style:style>
    <style:style style:name="T300" style:parent-style-name="Шрифтабзацузазамовчуванням" style:family="text">
      <style:text-properties fo:language="en" fo:country="US"/>
    </style:style>
    <style:style style:name="P301" style:parent-style-name="Standard" style:family="paragraph">
      <style:paragraph-properties fo:text-align="justify"/>
    </style:style>
    <style:style style:name="T302" style:parent-style-name="Шрифтабзацузазамовчуванням" style:family="text">
      <style:text-properties fo:font-weight="bold" style:font-weight-asian="bold" style:font-weight-complex="bold"/>
    </style:style>
    <style:style style:name="P303" style:parent-style-name="Standard" style:family="paragraph">
      <style:paragraph-properties fo:text-align="justify"/>
    </style:style>
    <style:style style:name="T304" style:parent-style-name="Шрифтабзацузазамовчуванням" style:family="text">
      <style:text-properties fo:font-weight="bold" style:font-weight-asian="bold" style:font-weight-complex="bold"/>
    </style:style>
    <style:style style:name="P305" style:parent-style-name="Standard" style:family="paragraph">
      <style:paragraph-properties fo:text-align="justify"/>
    </style:style>
    <style:style style:name="T306" style:parent-style-name="Шрифтабзацузазамовчуванням" style:family="text">
      <style:text-properties fo:font-weight="bold" style:font-weight-asian="bold" style:font-weight-complex="bold"/>
    </style:style>
    <style:style style:name="P307" style:parent-style-name="Standard" style:family="paragraph">
      <style:paragraph-properties fo:text-align="justify"/>
    </style:style>
    <style:style style:name="T308" style:parent-style-name="Шрифтабзацузазамовчуванням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text-align="justify"/>
    </style:style>
    <style:style style:name="T310" style:parent-style-name="Шрифтабзацузазамовчуванням" style:family="text">
      <style:text-properties fo:font-weight="bold" style:font-weight-asian="bold" style:font-weight-complex="bold"/>
    </style:style>
    <style:style style:name="P311" style:parent-style-name="Standard" style:family="paragraph">
      <style:paragraph-properties fo:text-align="justify"/>
    </style:style>
    <style:style style:name="T312" style:parent-style-name="Шрифтабзацузазамовчуванням" style:family="text">
      <style:text-properties fo:font-weight="bold" style:font-weight-asian="bold" style:font-weight-complex="bold"/>
    </style:style>
    <style:style style:name="P313" style:parent-style-name="Standard" style:family="paragraph">
      <style:paragraph-properties fo:text-align="justify"/>
    </style:style>
    <style:style style:name="T314" style:parent-style-name="Шрифтабзацузазамовчуванням" style:family="text"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justify"/>
    </style:style>
    <style:style style:name="T316" style:parent-style-name="Шрифтабзацузазамовчуванням" style:family="text"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justify"/>
    </style:style>
    <style:style style:name="T318" style:parent-style-name="Шрифтабзацузазамовчуванням" style:family="text">
      <style:text-properties fo:font-weight="bold" style:font-weight-asian="bold" style:font-weight-complex="bold"/>
    </style:style>
    <style:style style:name="P319" style:parent-style-name="Standard" style:family="paragraph">
      <style:paragraph-properties fo:text-align="justify"/>
    </style:style>
    <style:style style:name="T320" style:parent-style-name="Шрифтабзацузазамовчуванням" style:family="text">
      <style:text-properties fo:font-weight="bold" style:font-weight-asian="bold" style:font-weight-complex="bold"/>
    </style:style>
    <style:style style:name="T321" style:parent-style-name="Шрифтабзацузазамовчуванням" style:family="text">
      <style:text-properties fo:language="en" fo:country="US"/>
    </style:style>
    <style:style style:name="T322" style:parent-style-name="Шрифтабзацузазамовчуванням" style:family="text">
      <style:text-properties fo:language="en" fo:country="US"/>
    </style:style>
    <style:style style:name="P323" style:parent-style-name="Standard" style:family="paragraph">
      <style:paragraph-properties fo:text-align="justify"/>
    </style:style>
    <style:style style:name="T324" style:parent-style-name="Шрифтабзацузазамовчуванням" style:family="text">
      <style:text-properties fo:font-weight="bold" style:font-weight-asian="bold" style:font-weight-complex="bold"/>
    </style:style>
    <style:style style:name="T325" style:parent-style-name="Шрифтабзацузазамовчуванням" style:family="text">
      <style:text-properties fo:language="en" fo:country="US"/>
    </style:style>
    <style:style style:name="T326" style:parent-style-name="Шрифтабзацузазамовчуванням" style:family="text">
      <style:text-properties fo:language="en" fo:country="US"/>
    </style:style>
    <style:style style:name="P327" style:parent-style-name="Standard" style:family="paragraph">
      <style:paragraph-properties fo:text-align="justify"/>
    </style:style>
    <style:style style:name="T328" style:parent-style-name="Шрифтабзацузазамовчуванням" style:family="text">
      <style:text-properties fo:font-weight="bold" style:font-weight-asian="bold" style:font-weight-complex="bold"/>
    </style:style>
    <style:style style:name="T329" style:parent-style-name="Шрифтабзацузазамовчуванням" style:family="text">
      <style:text-properties fo:language="en" fo:country="US"/>
    </style:style>
    <style:style style:name="T330" style:parent-style-name="Шрифтабзацузазамовчуванням" style:family="text">
      <style:text-properties fo:language="en" fo:country="US"/>
    </style:style>
    <style:style style:name="T331" style:parent-style-name="Шрифтабзацузазамовчуванням" style:family="text">
      <style:text-properties fo:language="en" fo:country="US"/>
    </style:style>
    <style:style style:name="P332" style:parent-style-name="Standard" style:family="paragraph">
      <style:paragraph-properties fo:text-align="justify"/>
    </style:style>
    <style:style style:name="T333" style:parent-style-name="Шрифтабзацузазамовчуванням" style:family="text">
      <style:text-properties fo:font-weight="bold" style:font-weight-asian="bold" style:font-weight-complex="bold"/>
    </style:style>
    <style:style style:name="T334" style:parent-style-name="Шрифтабзацузазамовчуванням" style:family="text">
      <style:text-properties fo:language="en" fo:country="US"/>
    </style:style>
    <style:style style:name="T335" style:parent-style-name="Шрифтабзацузазамовчуванням" style:family="text">
      <style:text-properties fo:language="en" fo:country="US"/>
    </style:style>
    <style:style style:name="T336" style:parent-style-name="Шрифтабзацузазамовчуванням" style:family="text">
      <style:text-properties fo:language="en" fo:country="US"/>
    </style:style>
    <style:style style:name="P337" style:parent-style-name="Standard" style:family="paragraph">
      <style:paragraph-properties fo:text-align="justify"/>
    </style:style>
    <style:style style:name="T338" style:parent-style-name="Шрифтабзацузазамовчуванням" style:family="text"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justify"/>
    </style:style>
    <style:style style:name="T340" style:parent-style-name="Шрифтабзацузазамовчуванням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text-align="justify"/>
    </style:style>
    <style:style style:name="T342" style:parent-style-name="Шрифтабзацузазамовчуванням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text-align="justify"/>
    </style:style>
    <style:style style:name="T344" style:parent-style-name="Шрифтабзацузазамовчуванням" style:family="text">
      <style:text-properties fo:font-weight="bold" style:font-weight-asian="bold" style:font-weight-complex="bold"/>
    </style:style>
    <style:style style:name="P345" style:parent-style-name="Standard" style:family="paragraph">
      <style:paragraph-properties fo:text-align="justify"/>
    </style:style>
    <style:style style:name="T346" style:parent-style-name="Шрифтабзацузазамовчуванням" style:family="text">
      <style:text-properties fo:font-weight="bold" style:font-weight-asian="bold" style:font-weight-complex="bold"/>
    </style:style>
    <style:style style:name="P347" style:parent-style-name="Standard" style:family="paragraph">
      <style:paragraph-properties fo:text-align="justify"/>
    </style:style>
    <style:style style:name="T348" style:parent-style-name="Шрифтабзацузазамовчуванням" style:family="text">
      <style:text-properties fo:font-weight="bold" style:font-weight-asian="bold" style:font-weight-complex="bold"/>
    </style:style>
    <style:style style:name="P349" style:parent-style-name="Standard" style:family="paragraph">
      <style:paragraph-properties fo:text-align="justify"/>
    </style:style>
    <style:style style:name="T350" style:parent-style-name="Шрифтабзацузазамовчуванням" style:family="text">
      <style:text-properties fo:font-weight="bold" style:font-weight-asian="bold" style:font-weight-complex="bold"/>
    </style:style>
    <style:style style:name="P351" style:parent-style-name="Standard" style:family="paragraph">
      <style:paragraph-properties fo:text-align="justify"/>
    </style:style>
    <style:style style:name="T352" style:parent-style-name="Шрифтабзацузазамовчуванням" style:family="text">
      <style:text-properties fo:font-weight="bold" style:font-weight-asian="bold" style:font-weight-complex="bold"/>
    </style:style>
    <style:style style:name="P353" style:parent-style-name="Standard" style:family="paragraph">
      <style:paragraph-properties fo:text-align="justify"/>
    </style:style>
    <style:style style:name="T354" style:parent-style-name="Шрифтабзацузазамовчуванням" style:family="text">
      <style:text-properties fo:font-weight="bold" style:font-weight-asian="bold" style:font-weight-complex="bold"/>
    </style:style>
    <style:style style:name="P355" style:parent-style-name="Standard" style:family="paragraph">
      <style:paragraph-properties fo:text-align="justify"/>
    </style:style>
    <style:style style:name="T356" style:parent-style-name="Шрифтабзацузазамовчуванням" style:family="text">
      <style:text-properties fo:font-weight="bold" style:font-weight-asian="bold" style:font-weight-complex="bold"/>
    </style:style>
    <style:style style:name="P357" style:parent-style-name="Standard" style:family="paragraph">
      <style:paragraph-properties fo:text-align="justify"/>
    </style:style>
    <style:style style:name="T358" style:parent-style-name="Шрифтабзацузазамовчуванням" style:family="text">
      <style:text-properties fo:font-weight="bold" style:font-weight-asian="bold" style:font-weight-complex="bold"/>
    </style:style>
    <style:style style:name="P359" style:parent-style-name="Standard" style:family="paragraph">
      <style:paragraph-properties fo:text-align="justify"/>
    </style:style>
    <style:style style:name="T360" style:parent-style-name="Шрифтабзацузазамовчуванням" style:family="text">
      <style:text-properties fo:font-weight="bold" style:font-weight-asian="bold" style:font-weight-complex="bold"/>
    </style:style>
    <style:style style:name="P361" style:parent-style-name="Standard" style:family="paragraph">
      <style:paragraph-properties fo:text-align="justify"/>
    </style:style>
    <style:style style:name="T362" style:parent-style-name="Шрифтабзацузазамовчуванням" style:family="text">
      <style:text-properties fo:font-weight="bold" style:font-weight-asian="bold" style:font-weight-complex="bold"/>
    </style:style>
    <style:style style:name="P363" style:parent-style-name="Standard" style:family="paragraph">
      <style:paragraph-properties fo:text-align="justify"/>
    </style:style>
    <style:style style:name="T364" style:parent-style-name="Шрифтабзацузазамовчуванням" style:family="text">
      <style:text-properties fo:font-weight="bold" style:font-weight-asian="bold" style:font-weight-complex="bold"/>
    </style:style>
    <style:style style:name="P365" style:parent-style-name="Standard" style:family="paragraph">
      <style:paragraph-properties fo:text-align="justify"/>
    </style:style>
    <style:style style:name="T366" style:parent-style-name="Шрифтабзацузазамовчуванням" style:family="text">
      <style:text-properties fo:font-weight="bold" style:font-weight-asian="bold" style:font-weight-complex="bold"/>
    </style:style>
    <style:style style:name="P367" style:parent-style-name="Standard" style:family="paragraph">
      <style:paragraph-properties fo:text-align="justify"/>
    </style:style>
    <style:style style:name="T368" style:parent-style-name="Шрифтабзацузазамовчуванням" style:family="text">
      <style:text-properties fo:font-weight="bold" style:font-weight-asian="bold" style:font-weight-complex="bold"/>
    </style:style>
    <style:style style:name="P369" style:parent-style-name="Standard" style:family="paragraph">
      <style:paragraph-properties fo:text-align="justify"/>
    </style:style>
    <style:style style:name="T370" style:parent-style-name="Шрифтабзацузазамовчуванням" style:family="text">
      <style:text-properties fo:font-weight="bold" style:font-weight-asian="bold" style:font-weight-complex="bold"/>
    </style:style>
    <style:style style:name="P371" style:parent-style-name="Standard" style:family="paragraph">
      <style:paragraph-properties fo:text-align="justify"/>
    </style:style>
    <style:style style:name="T372" style:parent-style-name="Шрифтабзацузазамовчуванням" style:family="text">
      <style:text-properties fo:font-weight="bold" style:font-weight-asian="bold" style:font-weight-complex="bold"/>
    </style:style>
    <style:style style:name="P373" style:parent-style-name="Standard" style:family="paragraph">
      <style:paragraph-properties fo:text-align="justify"/>
    </style:style>
    <style:style style:name="T374" style:parent-style-name="Шрифтабзацузазамовчуванням" style:family="text">
      <style:text-properties fo:font-weight="bold" style:font-weight-asian="bold" style:font-weight-complex="bold"/>
    </style:style>
    <style:style style:name="P375" style:parent-style-name="Standard" style:family="paragraph">
      <style:paragraph-properties fo:text-align="justify"/>
    </style:style>
    <style:style style:name="T376" style:parent-style-name="Шрифтабзацузазамовчуванням" style:family="text">
      <style:text-properties fo:font-weight="bold" style:font-weight-asian="bold" style:font-weight-complex="bold"/>
    </style:style>
    <style:style style:name="P377" style:parent-style-name="Standard" style:family="paragraph">
      <style:paragraph-properties fo:text-align="justify"/>
    </style:style>
    <style:style style:name="T378" style:parent-style-name="Шрифтабзацузазамовчуванням" style:family="text">
      <style:text-properties fo:font-weight="bold" style:font-weight-asian="bold" style:font-weight-complex="bold"/>
    </style:style>
    <style:style style:name="T379" style:parent-style-name="Шрифтабзацузазамовчуванням" style:family="text">
      <style:text-properties fo:language="en" fo:country="US"/>
    </style:style>
    <style:style style:name="T380" style:parent-style-name="Шрифтабзацузазамовчуванням" style:family="text">
      <style:text-properties fo:language="en" fo:country="US"/>
    </style:style>
    <style:style style:name="P381" style:parent-style-name="Standard" style:family="paragraph">
      <style:paragraph-properties fo:text-align="justify"/>
    </style:style>
    <style:style style:name="T382" style:parent-style-name="Шрифтабзацузазамовчуванням" style:family="text">
      <style:text-properties fo:font-weight="bold" style:font-weight-asian="bold" style:font-weight-complex="bold"/>
    </style:style>
    <style:style style:name="P383" style:parent-style-name="Standard" style:family="paragraph">
      <style:paragraph-properties fo:text-align="justify"/>
    </style:style>
    <style:style style:name="T384" style:parent-style-name="Шрифтабзацузазамовчуванням" style:family="text">
      <style:text-properties fo:font-weight="bold" style:font-weight-asian="bold" style:font-weight-complex="bold"/>
    </style:style>
    <style:style style:name="P385" style:parent-style-name="Standard" style:family="paragraph">
      <style:paragraph-properties fo:text-align="justify"/>
    </style:style>
    <style:style style:name="T386" style:parent-style-name="Шрифтабзацузазамовчуванням" style:family="text">
      <style:text-properties fo:font-weight="bold" style:font-weight-asian="bold" style:font-weight-complex="bold"/>
    </style:style>
    <style:style style:name="P387" style:parent-style-name="Standard" style:family="paragraph">
      <style:paragraph-properties fo:text-align="justify"/>
    </style:style>
    <style:style style:name="T388" style:parent-style-name="Шрифтабзацузазамовчуванням" style:family="text">
      <style:text-properties fo:font-weight="bold" style:font-weight-asian="bold" style:font-weight-complex="bold"/>
    </style:style>
    <style:style style:name="T389" style:parent-style-name="Шрифтабзацузазамовчуванням" style:family="text">
      <style:text-properties fo:language="en" fo:country="US"/>
    </style:style>
    <style:style style:name="T390" style:parent-style-name="Шрифтабзацузазамовчуванням" style:family="text">
      <style:text-properties fo:language="en" fo:country="US"/>
    </style:style>
    <style:style style:name="P391" style:parent-style-name="Standard" style:family="paragraph">
      <style:paragraph-properties fo:text-align="justify"/>
    </style:style>
    <style:style style:name="T392" style:parent-style-name="Шрифтабзацузазамовчуванням" style:family="text">
      <style:text-properties fo:font-weight="bold" style:font-weight-asian="bold" style:font-weight-complex="bold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6" style:parent-style-name="Standard" style:family="paragraph">
      <style:paragraph-properties fo:text-align="center"/>
    </style:style>
    <style:style style:name="T397" style:parent-style-name="Шрифтабзацузазамовчуванням" style:family="text">
      <style:text-properties fo:font-weight="bold" style:font-weight-asian="bold" style:font-weight-complex="bold"/>
    </style:style>
    <style:style style:name="T3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99" style:parent-style-name="Шрифтабзацузазамовчуванням" style:family="text">
      <style:text-properties fo:font-weight="bold" style:font-weight-asian="bold" style:font-weight-complex="bold"/>
    </style:style>
    <style:style style:name="T40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1" style:parent-style-name="Шрифтабзацузазамовчуванням" style:family="text">
      <style:text-properties fo:font-weight="bold" style:font-weight-asian="bold" style:font-weight-complex="bold"/>
    </style:style>
    <style:style style:name="P402" style:parent-style-name="Standard" style:family="paragraph">
      <style:paragraph-properties fo:text-align="justify"/>
    </style:style>
    <style:style style:name="P403" style:parent-style-name="Standard" style:family="paragraph">
      <style:paragraph-properties fo:text-align="justify"/>
    </style:style>
    <style:style style:name="P404" style:parent-style-name="Standard" style:family="paragraph">
      <style:paragraph-properties fo:text-align="justify"/>
    </style:style>
    <style:style style:name="P405" style:parent-style-name="Standard" style:family="paragraph">
      <style:paragraph-properties fo:text-align="justify"/>
    </style:style>
    <style:style style:name="T406" style:parent-style-name="Шрифтабзацузазамовчуванням" style:family="text">
      <style:text-properties fo:language="en" fo:country="US"/>
    </style:style>
    <style:style style:name="P407" style:parent-style-name="Standard" style:family="paragraph">
      <style:paragraph-properties fo:text-align="justify"/>
    </style:style>
    <style:style style:name="P408" style:parent-style-name="Standard" style:family="paragraph">
      <style:paragraph-properties fo:text-align="justify"/>
    </style:style>
    <style:style style:name="P409" style:parent-style-name="Standard" style:family="paragraph">
      <style:paragraph-properties fo:text-align="justify"/>
    </style:style>
    <style:style style:name="T410" style:parent-style-name="Шрифтабзацузазамовчуванням" style:family="text">
      <style:text-properties fo:language="en" fo:country="US"/>
    </style:style>
    <style:style style:name="P411" style:parent-style-name="Standard" style:family="paragraph">
      <style:paragraph-properties fo:text-align="justify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</style:style>
    <style:style style:name="P414" style:parent-style-name="Standard" style:family="paragraph">
      <style:paragraph-properties fo:text-align="justify"/>
    </style:style>
    <style:style style:name="P415" style:parent-style-name="Standard" style:family="paragraph">
      <style:paragraph-properties fo:text-align="justify"/>
    </style:style>
    <style:style style:name="T416" style:parent-style-name="Шрифтабзацузазамовчуванням" style:family="text">
      <style:text-properties fo:language="en" fo:country="US"/>
    </style:style>
    <style:style style:name="P417" style:parent-style-name="Standard" style:family="paragraph">
      <style:paragraph-properties fo:text-align="justify"/>
    </style:style>
    <style:style style:name="P418" style:parent-style-name="Standard" style:family="paragraph">
      <style:paragraph-properties fo:text-align="justify"/>
    </style:style>
    <style:style style:name="P419" style:parent-style-name="Standard" style:family="paragraph">
      <style:paragraph-properties fo:text-align="justify"/>
    </style:style>
    <style:style style:name="P420" style:parent-style-name="Standard" style:family="paragraph">
      <style:paragraph-properties fo:text-align="justify"/>
    </style:style>
    <style:style style:name="P421" style:parent-style-name="Standard" style:family="paragraph">
      <style:paragraph-properties fo:text-align="justify"/>
      <style:text-properties fo:language="en" fo:country="US"/>
    </style:style>
    <style:style style:name="P422" style:parent-style-name="Standard" style:family="paragraph">
      <style:paragraph-properties fo:text-align="justify"/>
      <style:text-properties fo:language="en" fo:country="US"/>
    </style:style>
    <style:style style:name="P4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4" style:parent-style-name="Standard" style:family="paragraph">
      <style:paragraph-properties fo:text-align="center"/>
      <style:text-properties fo:language="en" fo:country="US"/>
    </style:style>
    <style:style style:name="P425" style:parent-style-name="Standard" style:family="paragraph">
      <style:paragraph-properties fo:text-align="justify"/>
    </style:style>
    <style:style style:name="T42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27" style:parent-style-name="Шрифтабзацузазамовчуванням" style:family="text">
      <style:text-properties fo:language="en" fo:country="US"/>
    </style:style>
    <style:style style:name="T428" style:parent-style-name="Шрифтабзацузазамовчуванням" style:family="text">
      <style:text-properties fo:language="en" fo:country="US"/>
    </style:style>
    <style:style style:name="T429" style:parent-style-name="Шрифтабзацузазамовчуванням" style:family="text">
      <style:text-properties fo:language="en" fo:country="US"/>
    </style:style>
    <style:style style:name="T430" style:parent-style-name="Шрифтабзацузазамовчуванням" style:family="text">
      <style:text-properties fo:language="en" fo:country="US"/>
    </style:style>
    <style:style style:name="P431" style:parent-style-name="Standard" style:family="paragraph">
      <style:paragraph-properties fo:text-align="justify"/>
    </style:style>
    <style:style style:name="T4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3" style:parent-style-name="Шрифтабзацузазамовчуванням" style:family="text">
      <style:text-properties fo:language="en" fo:country="US"/>
    </style:style>
    <style:style style:name="P434" style:parent-style-name="Standard" style:family="paragraph">
      <style:paragraph-properties fo:text-align="justify"/>
    </style:style>
    <style:style style:name="T43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6" style:parent-style-name="Шрифтабзацузазамовчуванням" style:family="text">
      <style:text-properties fo:language="en" fo:country="US"/>
    </style:style>
    <style:style style:name="P437" style:parent-style-name="Standard" style:family="paragraph">
      <style:paragraph-properties fo:text-align="justify"/>
    </style:style>
    <style:style style:name="T43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9" style:parent-style-name="Шрифтабзацузазамовчуванням" style:family="text">
      <style:text-properties fo:language="en" fo:country="US"/>
    </style:style>
    <style:style style:name="T440" style:parent-style-name="Шрифтабзацузазамовчуванням" style:family="text">
      <style:text-properties fo:language="en" fo:country="US"/>
    </style:style>
    <style:style style:name="P441" style:parent-style-name="Standard" style:family="paragraph">
      <style:paragraph-properties fo:text-align="justify"/>
      <style:text-properties fo:language="en" fo:country="US"/>
    </style:style>
    <style:style style:name="P442" style:parent-style-name="Standard" style:family="paragraph">
      <style:paragraph-properties fo:text-align="justify"/>
    </style:style>
    <style:style style:name="T4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4" style:parent-style-name="Шрифтабзацузазамовчуванням" style:family="text">
      <style:text-properties fo:font-weight="bold" style:font-weight-asian="bold" style:font-weight-complex="bold"/>
    </style:style>
    <style:style style:name="T4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6" style:parent-style-name="Шрифтабзацузазамовчуванням" style:family="text">
      <style:text-properties fo:language="en" fo:country="US"/>
    </style:style>
    <style:style style:name="T447" style:parent-style-name="Шрифтабзацузазамовчуванням" style:family="text">
      <style:text-properties fo:language="en" fo:country="US"/>
    </style:style>
    <style:style style:name="P448" style:parent-style-name="Standard" style:family="paragraph">
      <style:paragraph-properties fo:text-align="justify"/>
    </style:style>
    <style:style style:name="T4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0" style:parent-style-name="Шрифтабзацузазамовчуванням" style:family="text">
      <style:text-properties fo:font-weight="bold" style:font-weight-asian="bold" style:font-weight-complex="bold"/>
    </style:style>
    <style:style style:name="T4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2" style:parent-style-name="Шрифтабзацузазамовчуванням" style:family="text">
      <style:text-properties fo:language="en" fo:country="US"/>
    </style:style>
    <style:style style:name="P453" style:parent-style-name="Standard" style:family="paragraph">
      <style:paragraph-properties fo:text-align="justify"/>
    </style:style>
    <style:style style:name="T45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5" style:parent-style-name="Шрифтабзацузазамовчуванням" style:family="text">
      <style:text-properties fo:font-weight="bold" style:font-weight-asian="bold" style:font-weight-complex="bold"/>
    </style:style>
    <style:style style:name="P456" style:parent-style-name="Standard" style:family="paragraph">
      <style:paragraph-properties fo:text-align="justify"/>
    </style:style>
    <style:style style:name="T4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8" style:parent-style-name="Шрифтабзацузазамовчуванням" style:family="text">
      <style:text-properties fo:font-weight="bold" style:font-weight-asian="bold" style:font-weight-complex="bold"/>
    </style:style>
    <style:style style:name="P459" style:parent-style-name="Standard" style:family="paragraph">
      <style:paragraph-properties fo:text-align="justify"/>
    </style:style>
    <style:style style:name="T4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1" style:parent-style-name="Шрифтабзацузазамовчуванням" style:family="text">
      <style:text-properties fo:font-weight="bold" style:font-weight-asian="bold" style:font-weight-complex="bold"/>
    </style:style>
    <style:style style:name="T46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3" style:parent-style-name="Шрифтабзацузазамовчуванням" style:family="text">
      <style:text-properties fo:language="en" fo:country="US"/>
    </style:style>
    <style:style style:name="T464" style:parent-style-name="Шрифтабзацузазамовчуванням" style:family="text">
      <style:text-properties fo:language="en" fo:country="US"/>
    </style:style>
    <style:style style:name="P465" style:parent-style-name="Standard" style:family="paragraph">
      <style:paragraph-properties fo:text-align="justify"/>
    </style:style>
    <style:style style:name="T46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7" style:parent-style-name="Шрифтабзацузазамовчуванням" style:family="text">
      <style:text-properties fo:font-weight="bold" style:font-weight-asian="bold" style:font-weight-complex="bold"/>
    </style:style>
    <style:style style:name="T46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9" style:parent-style-name="Шрифтабзацузазамовчуванням" style:family="text">
      <style:text-properties fo:language="en" fo:country="US"/>
    </style:style>
    <style:style style:name="T470" style:parent-style-name="Шрифтабзацузазамовчуванням" style:family="text">
      <style:text-properties fo:language="en" fo:country="US"/>
    </style:style>
    <style:style style:name="P471" style:parent-style-name="Standard" style:family="paragraph">
      <style:paragraph-properties fo:text-align="justify"/>
    </style:style>
    <style:style style:name="T47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3" style:parent-style-name="Шрифтабзацузазамовчуванням" style:family="text">
      <style:text-properties fo:font-weight="bold" style:font-weight-asian="bold" style:font-weight-complex="bold"/>
    </style:style>
    <style:style style:name="T47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5" style:parent-style-name="Шрифтабзацузазамовчуванням" style:family="text">
      <style:text-properties fo:language="en" fo:country="US"/>
    </style:style>
    <style:style style:name="T476" style:parent-style-name="Шрифтабзацузазамовчуванням" style:family="text">
      <style:text-properties fo:language="en" fo:country="US"/>
    </style:style>
    <style:style style:name="P477" style:parent-style-name="Standard" style:family="paragraph">
      <style:paragraph-properties fo:text-align="justify"/>
    </style:style>
    <style:style style:name="T4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9" style:parent-style-name="Шрифтабзацузазамовчуванням" style:family="text">
      <style:text-properties fo:font-weight="bold" style:font-weight-asian="bold" style:font-weight-complex="bold"/>
    </style:style>
    <style:style style:name="T48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1" style:parent-style-name="Шрифтабзацузазамовчуванням" style:family="text">
      <style:text-properties fo:language="en" fo:country="US"/>
    </style:style>
    <style:style style:name="T482" style:parent-style-name="Шрифтабзацузазамовчуванням" style:family="text">
      <style:text-properties fo:language="en" fo:country="US"/>
    </style:style>
    <style:style style:name="P483" style:parent-style-name="Standard" style:family="paragraph">
      <style:paragraph-properties fo:text-align="justify"/>
    </style:style>
    <style:style style:name="T48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5" style:parent-style-name="Шрифтабзацузазамовчуванням" style:family="text">
      <style:text-properties fo:font-weight="bold" style:font-weight-asian="bold" style:font-weight-complex="bold"/>
    </style:style>
    <style:style style:name="T48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8" style:parent-style-name="Шрифтабзацузазамовчуванням" style:family="text">
      <style:text-properties fo:language="en" fo:country="US"/>
    </style:style>
    <style:style style:name="T489" style:parent-style-name="Шрифтабзацузазамовчуванням" style:family="text">
      <style:text-properties fo:language="en" fo:country="US"/>
    </style:style>
    <style:style style:name="P490" style:parent-style-name="Standard" style:family="paragraph">
      <style:paragraph-properties fo:text-align="justify"/>
    </style:style>
    <style:style style:name="T4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2" style:parent-style-name="Шрифтабзацузазамовчуванням" style:family="text">
      <style:text-properties fo:font-weight="bold" style:font-weight-asian="bold" style:font-weight-complex="bold"/>
    </style:style>
    <style:style style:name="T4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4" style:parent-style-name="Шрифтабзацузазамовчуванням" style:family="text">
      <style:text-properties fo:language="en" fo:country="US"/>
    </style:style>
    <style:style style:name="T495" style:parent-style-name="Шрифтабзацузазамовчуванням" style:family="text">
      <style:text-properties fo:language="en" fo:country="US"/>
    </style:style>
    <style:style style:name="P496" style:parent-style-name="Standard" style:family="paragraph">
      <style:paragraph-properties fo:text-align="justify"/>
    </style:style>
    <style:style style:name="T49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8" style:parent-style-name="Шрифтабзацузазамовчуванням" style:family="text">
      <style:text-properties fo:font-weight="bold" style:font-weight-asian="bold" style:font-weight-complex="bold"/>
    </style:style>
    <style:style style:name="T49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0" style:parent-style-name="Шрифтабзацузазамовчуванням" style:family="text">
      <style:text-properties fo:language="en" fo:country="US"/>
    </style:style>
    <style:style style:name="T501" style:parent-style-name="Шрифтабзацузазамовчуванням" style:family="text">
      <style:text-properties fo:language="en" fo:country="US"/>
    </style:style>
    <style:style style:name="P502" style:parent-style-name="Standard" style:family="paragraph">
      <style:paragraph-properties fo:text-align="justify"/>
    </style:style>
    <style:style style:name="T50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4" style:parent-style-name="Шрифтабзацузазамовчуванням" style:family="text">
      <style:text-properties fo:font-weight="bold" style:font-weight-asian="bold" style:font-weight-complex="bold"/>
    </style:style>
    <style:style style:name="T50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6" style:parent-style-name="Шрифтабзацузазамовчуванням" style:family="text">
      <style:text-properties fo:language="en" fo:country="US"/>
    </style:style>
    <style:style style:name="T507" style:parent-style-name="Шрифтабзацузазамовчуванням" style:family="text">
      <style:text-properties fo:language="en" fo:country="US"/>
    </style:style>
    <style:style style:name="P508" style:parent-style-name="Standard" style:family="paragraph">
      <style:paragraph-properties fo:text-align="justify"/>
    </style:style>
    <style:style style:name="T50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0" style:parent-style-name="Шрифтабзацузазамовчуванням" style:family="text">
      <style:text-properties fo:font-weight="bold" style:font-weight-asian="bold" style:font-weight-complex="bold"/>
    </style:style>
    <style:style style:name="T5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2" style:parent-style-name="Шрифтабзацузазамовчуванням" style:family="text">
      <style:text-properties fo:language="en" fo:country="US"/>
    </style:style>
    <style:style style:name="T513" style:parent-style-name="Шрифтабзацузазамовчуванням" style:family="text">
      <style:text-properties fo:language="en" fo:country="US"/>
    </style:style>
    <style:style style:name="P514" style:parent-style-name="Standard" style:family="paragraph">
      <style:paragraph-properties fo:text-align="justify"/>
    </style:style>
    <style:style style:name="T51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6" style:parent-style-name="Шрифтабзацузазамовчуванням" style:family="text">
      <style:text-properties fo:font-weight="bold" style:font-weight-asian="bold" style:font-weight-complex="bold"/>
    </style:style>
    <style:style style:name="T5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8" style:parent-style-name="Шрифтабзацузазамовчуванням" style:family="text">
      <style:text-properties fo:language="en" fo:country="US"/>
    </style:style>
    <style:style style:name="T519" style:parent-style-name="Шрифтабзацузазамовчуванням" style:family="text">
      <style:text-properties fo:language="en" fo:country="US"/>
    </style:style>
    <style:style style:name="P520" style:parent-style-name="Standard" style:family="paragraph">
      <style:paragraph-properties fo:text-align="justify"/>
    </style:style>
    <style:style style:name="T5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2" style:parent-style-name="Шрифтабзацузазамовчуванням" style:family="text">
      <style:text-properties fo:font-weight="bold" style:font-weight-asian="bold" style:font-weight-complex="bold"/>
    </style:style>
    <style:style style:name="T5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4" style:parent-style-name="Шрифтабзацузазамовчуванням" style:family="text">
      <style:text-properties fo:language="en" fo:country="US"/>
    </style:style>
    <style:style style:name="T525" style:parent-style-name="Шрифтабзацузазамовчуванням" style:family="text">
      <style:text-properties fo:language="en" fo:country="US"/>
    </style:style>
    <style:style style:name="P526" style:parent-style-name="Standard" style:family="paragraph">
      <style:paragraph-properties fo:text-align="justify"/>
    </style:style>
    <style:style style:name="T52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8" style:parent-style-name="Шрифтабзацузазамовчуванням" style:family="text">
      <style:text-properties fo:font-weight="bold" style:font-weight-asian="bold" style:font-weight-complex="bold"/>
    </style:style>
    <style:style style:name="T5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0" style:parent-style-name="Шрифтабзацузазамовчуванням" style:family="text">
      <style:text-properties fo:language="en" fo:country="US"/>
    </style:style>
    <style:style style:name="T531" style:parent-style-name="Шрифтабзацузазамовчуванням" style:family="text">
      <style:text-properties fo:language="en" fo:country="US"/>
    </style:style>
    <style:style style:name="P532" style:parent-style-name="Standard" style:family="paragraph">
      <style:paragraph-properties fo:text-align="justify"/>
    </style:style>
    <style:style style:name="T53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4" style:parent-style-name="Шрифтабзацузазамовчуванням" style:family="text">
      <style:text-properties fo:font-weight="bold" style:font-weight-asian="bold" style:font-weight-complex="bold"/>
    </style:style>
    <style:style style:name="T53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7" style:parent-style-name="Шрифтабзацузазамовчуванням" style:family="text">
      <style:text-properties fo:language="en" fo:country="US"/>
    </style:style>
    <style:style style:name="T538" style:parent-style-name="Шрифтабзацузазамовчуванням" style:family="text">
      <style:text-properties fo:language="en" fo:country="US"/>
    </style:style>
    <style:style style:name="P539" style:parent-style-name="Standard" style:family="paragraph">
      <style:paragraph-properties fo:text-align="justify"/>
    </style:style>
    <style:style style:name="T5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1" style:parent-style-name="Шрифтабзацузазамовчуванням" style:family="text">
      <style:text-properties fo:font-weight="bold" style:font-weight-asian="bold" style:font-weight-complex="bold"/>
    </style:style>
    <style:style style:name="T54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3" style:parent-style-name="Шрифтабзацузазамовчуванням" style:family="text">
      <style:text-properties fo:language="en" fo:country="US"/>
    </style:style>
    <style:style style:name="T544" style:parent-style-name="Шрифтабзацузазамовчуванням" style:family="text">
      <style:text-properties fo:language="en" fo:country="US"/>
    </style:style>
    <style:style style:name="T545" style:parent-style-name="Шрифтабзацузазамовчуванням" style:family="text">
      <style:text-properties fo:language="en" fo:country="US"/>
    </style:style>
    <style:style style:name="P546" style:parent-style-name="Standard" style:family="paragraph">
      <style:paragraph-properties fo:text-align="justify"/>
    </style:style>
    <style:style style:name="T5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8" style:parent-style-name="Шрифтабзацузазамовчуванням" style:family="text">
      <style:text-properties fo:font-weight="bold" style:font-weight-asian="bold" style:font-weight-complex="bold"/>
    </style:style>
    <style:style style:name="T5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0" style:parent-style-name="Шрифтабзацузазамовчуванням" style:family="text">
      <style:text-properties fo:language="en" fo:country="US"/>
    </style:style>
    <style:style style:name="T551" style:parent-style-name="Шрифтабзацузазамовчуванням" style:family="text">
      <style:text-properties fo:language="en" fo:country="US"/>
    </style:style>
    <style:style style:name="P552" style:parent-style-name="Standard" style:family="paragraph">
      <style:paragraph-properties fo:text-align="justify"/>
    </style:style>
    <style:style style:name="T55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4" style:parent-style-name="Шрифтабзацузазамовчуванням" style:family="text">
      <style:text-properties fo:font-weight="bold" style:font-weight-asian="bold" style:font-weight-complex="bold"/>
    </style:style>
    <style:style style:name="T55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6" style:parent-style-name="Шрифтабзацузазамовчуванням" style:family="text">
      <style:text-properties fo:language="en" fo:country="US"/>
    </style:style>
    <style:style style:name="T557" style:parent-style-name="Шрифтабзацузазамовчуванням" style:family="text">
      <style:text-properties fo:language="en" fo:country="US"/>
    </style:style>
    <style:style style:name="P558" style:parent-style-name="Standard" style:family="paragraph">
      <style:paragraph-properties fo:text-align="justify"/>
    </style:style>
    <style:style style:name="T5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60" style:parent-style-name="Шрифтабзацузазамовчуванням" style:family="text">
      <style:text-properties fo:font-weight="bold" style:font-weight-asian="bold" style:font-weight-complex="bold"/>
    </style:style>
    <style:style style:name="T56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62" style:parent-style-name="Шрифтабзацузазамовчуванням" style:family="text">
      <style:text-properties fo:language="en" fo:country="US"/>
    </style:style>
    <style:style style:name="P563" style:parent-style-name="Standard" style:family="paragraph">
      <style:paragraph-properties fo:text-align="justify"/>
      <style:text-properties fo:language="en" fo:country="US"/>
    </style:style>
    <style:style style:name="P5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6" style:parent-style-name="Standard" style:family="paragraph">
      <style:paragraph-properties fo:text-align="center"/>
    </style:style>
    <style:style style:name="T567" style:parent-style-name="Шрифтабзацузазамовчуванням" style:family="text">
      <style:text-properties fo:font-weight="bold" style:font-weight-asian="bold" style:font-weight-complex="bold"/>
    </style:style>
    <style:style style:name="T56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69" style:parent-style-name="Шрифтабзацузазамовчуванням" style:family="text">
      <style:text-properties fo:font-weight="bold" style:font-weight-asian="bold" style:font-weight-complex="bold"/>
    </style:style>
    <style:style style:name="P570" style:parent-style-name="Standard" style:family="paragraph">
      <style:paragraph-properties fo:text-align="center"/>
    </style:style>
    <style:style style:name="P571" style:parent-style-name="Standard" style:family="paragraph">
      <style:paragraph-properties fo:text-align="justify"/>
    </style:style>
    <style:style style:name="T572" style:parent-style-name="Шрифтабзацузазамовчуванням" style:family="text">
      <style:text-properties fo:language="en" fo:country="US"/>
    </style:style>
    <style:style style:name="T573" style:parent-style-name="Шрифтабзацузазамовчуванням" style:family="text">
      <style:text-properties fo:language="en" fo:country="US"/>
    </style:style>
    <style:style style:name="P574" style:parent-style-name="Standard" style:family="paragraph">
      <style:paragraph-properties fo:text-align="justify"/>
    </style:style>
    <style:style style:name="P575" style:parent-style-name="Standard" style:family="paragraph">
      <style:paragraph-properties fo:text-align="justify"/>
    </style:style>
    <style:style style:name="T576" style:parent-style-name="Шрифтабзацузазамовчуванням" style:family="text">
      <style:text-properties fo:font-weight="bold" style:font-weight-asian="bold" style:font-weight-complex="bold"/>
    </style:style>
    <style:style style:name="P577" style:parent-style-name="Standard" style:family="paragraph">
      <style:paragraph-properties fo:text-align="justify"/>
    </style:style>
    <style:style style:name="T578" style:parent-style-name="Шрифтабзацузазамовчуванням" style:family="text">
      <style:text-properties fo:font-weight="bold" style:font-weight-asian="bold" style:font-weight-complex="bold"/>
    </style:style>
    <style:style style:name="P5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81" style:parent-style-name="Standard" style:family="paragraph">
      <style:paragraph-properties fo:text-align="justify"/>
    </style:style>
    <style:style style:name="T582" style:parent-style-name="Шрифтабзацузазамовчуванням" style:family="text">
      <style:text-properties fo:font-weight="bold" style:font-weight-asian="bold" style:font-weight-complex="bold"/>
    </style:style>
    <style:style style:name="T58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84" style:parent-style-name="Standard" style:family="paragraph">
      <style:paragraph-properties fo:text-align="justify"/>
    </style:style>
    <style:style style:name="P585" style:parent-style-name="Standard" style:family="paragraph">
      <style:paragraph-properties fo:text-align="justify"/>
    </style:style>
    <style:style style:name="P586" style:parent-style-name="Standard" style:family="paragraph">
      <style:paragraph-properties fo:text-align="justify"/>
    </style:style>
    <style:style style:name="T587" style:parent-style-name="Шрифтабзацузазамовчуванням" style:family="text">
      <style:text-properties fo:font-weight="bold" style:font-weight-asian="bold" style:font-weight-complex="bold"/>
    </style:style>
    <style:style style:name="T58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89" style:parent-style-name="Шрифтабзацузазамовчуванням" style:family="text">
      <style:text-properties fo:font-weight="bold" style:font-weight-asian="bold" style:font-weight-complex="bold"/>
    </style:style>
    <style:style style:name="T590" style:parent-style-name="Шрифтабзацузазамовчуванням" style:family="text">
      <style:text-properties fo:language="en" fo:country="US"/>
    </style:style>
    <style:style style:name="P591" style:parent-style-name="Standard" style:family="paragraph">
      <style:paragraph-properties fo:text-align="justify"/>
    </style:style>
    <style:style style:name="T592" style:parent-style-name="Шрифтабзацузазамовчуванням" style:family="text">
      <style:text-properties fo:language="en" fo:country="US"/>
    </style:style>
    <style:style style:name="T5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94" style:parent-style-name="Standard" style:family="paragraph">
      <style:paragraph-properties fo:text-align="justify"/>
    </style:style>
    <style:style style:name="T595" style:parent-style-name="Шрифтабзацузазамовчуванням" style:family="text">
      <style:text-properties fo:language="en" fo:country="US"/>
    </style:style>
    <style:style style:name="T59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97" style:parent-style-name="Standard" style:family="paragraph">
      <style:paragraph-properties fo:text-align="justify"/>
    </style:style>
    <style:style style:name="T598" style:parent-style-name="Шрифтабзацузазамовчуванням" style:family="text">
      <style:text-properties fo:font-weight="bold" style:font-weight-asian="bold" style:font-weight-complex="bold"/>
    </style:style>
    <style:style style:name="T59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0" style:parent-style-name="Шрифтабзацузазамовчуванням" style:family="text">
      <style:text-properties fo:font-weight="bold" style:font-weight-asian="bold" style:font-weight-complex="bold"/>
    </style:style>
    <style:style style:name="P601" style:parent-style-name="Standard" style:family="paragraph">
      <style:paragraph-properties fo:text-align="justify"/>
    </style:style>
    <style:style style:name="P602" style:parent-style-name="Standard" style:family="paragraph">
      <style:paragraph-properties fo:text-align="justify"/>
    </style:style>
    <style:style style:name="P603" style:parent-style-name="Standard" style:family="paragraph">
      <style:paragraph-properties fo:text-align="justify"/>
    </style:style>
    <style:style style:name="T604" style:parent-style-name="Шрифтабзацузазамовчуванням" style:family="text">
      <style:text-properties fo:font-weight="bold" style:font-weight-asian="bold" style:font-weight-complex="bold"/>
    </style:style>
    <style:style style:name="P605" style:parent-style-name="Standard" style:family="paragraph">
      <style:paragraph-properties fo:text-align="justify"/>
    </style:style>
    <style:style style:name="T606" style:parent-style-name="Шрифтабзацузазамовчуванням" style:family="text">
      <style:text-properties fo:font-weight="bold" style:font-weight-asian="bold" style:font-weight-complex="bold"/>
    </style:style>
    <style:style style:name="T6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8" style:parent-style-name="Шрифтабзацузазамовчуванням" style:family="text">
      <style:text-properties fo:font-weight="bold" style:font-weight-asian="bold" style:font-weight-complex="bold"/>
    </style:style>
    <style:style style:name="T609" style:parent-style-name="Шрифтабзацузазамовчуванням" style:family="text">
      <style:text-properties fo:language="en" fo:country="US"/>
    </style:style>
    <style:style style:name="P610" style:parent-style-name="Standard" style:family="paragraph">
      <style:paragraph-properties fo:text-align="justify"/>
    </style:style>
    <style:style style:name="T611" style:parent-style-name="Шрифтабзацузазамовчуванням" style:family="text">
      <style:text-properties fo:font-weight="bold" style:font-weight-asian="bold" style:font-weight-complex="bold"/>
    </style:style>
    <style:style style:name="T612" style:parent-style-name="Шрифтабзацузазамовчуванням" style:family="text">
      <style:text-properties fo:font-weight="bold" style:font-weight-asian="bold" style:font-weight-complex="bold"/>
    </style:style>
    <style:style style:name="P613" style:parent-style-name="Standard" style:family="paragraph">
      <style:paragraph-properties fo:text-align="justify"/>
    </style:style>
    <style:style style:name="T614" style:parent-style-name="Шрифтабзацузазамовчуванням" style:family="text">
      <style:text-properties fo:font-weight="bold" style:font-weight-asian="bold" style:font-weight-complex="bold"/>
    </style:style>
    <style:style style:name="T61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16" style:parent-style-name="Шрифтабзацузазамовчуванням" style:family="text">
      <style:text-properties fo:language="en" fo:country="US"/>
    </style:style>
    <style:style style:name="P617" style:parent-style-name="Standard" style:family="paragraph">
      <style:paragraph-properties fo:text-align="justify"/>
    </style:style>
    <style:style style:name="P618" style:parent-style-name="Standard" style:family="paragraph">
      <style:paragraph-properties fo:text-align="justify"/>
    </style:style>
    <style:style style:name="P619" style:parent-style-name="Standard" style:family="paragraph">
      <style:paragraph-properties fo:text-align="justify"/>
    </style:style>
    <style:style style:name="P620" style:parent-style-name="Standard" style:family="paragraph">
      <style:paragraph-properties fo:text-align="justify"/>
    </style:style>
    <style:style style:name="P621" style:parent-style-name="Standard" style:family="paragraph">
      <style:paragraph-properties fo:text-align="justify"/>
    </style:style>
    <style:style style:name="P622" style:parent-style-name="Standard" style:family="paragraph">
      <style:paragraph-properties fo:text-align="justify"/>
    </style:style>
    <style:style style:name="P623" style:parent-style-name="Standard" style:family="paragraph">
      <style:paragraph-properties fo:text-align="justify"/>
    </style:style>
    <style:style style:name="T624" style:parent-style-name="Шрифтабзацузазамовчуванням" style:family="text">
      <style:text-properties fo:font-weight="bold" style:font-weight-asian="bold" style:font-weight-complex="bold"/>
    </style:style>
    <style:style style:name="P625" style:parent-style-name="Standard" style:family="paragraph">
      <style:paragraph-properties fo:text-align="justify"/>
    </style:style>
    <style:style style:name="T626" style:parent-style-name="Шрифтабзацузазамовчуванням" style:family="text">
      <style:text-properties fo:font-weight="bold" style:font-weight-asian="bold" style:font-weight-complex="bold"/>
    </style:style>
    <style:style style:name="T627" style:parent-style-name="Шрифтабзацузазамовчуванням" style:family="text">
      <style:text-properties fo:font-weight="bold" style:font-weight-asian="bold" style:font-weight-complex="bold"/>
    </style:style>
    <style:style style:name="P628" style:parent-style-name="Standard" style:family="paragraph">
      <style:paragraph-properties fo:text-align="justify"/>
    </style:style>
    <style:style style:name="T629" style:parent-style-name="Шрифтабзацузазамовчуванням" style:family="text">
      <style:text-properties fo:font-weight="bold" style:font-weight-asian="bold" style:font-weight-complex="bold"/>
    </style:style>
    <style:style style:name="P630" style:parent-style-name="Standard" style:family="paragraph">
      <style:paragraph-properties fo:text-align="justify"/>
    </style:style>
    <style:style style:name="T631" style:parent-style-name="Шрифтабзацузазамовчуванням" style:family="text">
      <style:text-properties fo:font-weight="bold" style:font-weight-asian="bold" style:font-weight-complex="bold"/>
    </style:style>
    <style:style style:name="P6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34" style:parent-style-name="Standard" style:family="paragraph">
      <style:paragraph-properties fo:text-align="justify"/>
    </style:style>
    <style:style style:name="T635" style:parent-style-name="Шрифтабзацузазамовчуванням" style:family="text">
      <style:text-properties fo:font-weight="bold" style:font-weight-asian="bold" style:font-weight-complex="bold"/>
    </style:style>
    <style:style style:name="P636" style:parent-style-name="Standard" style:family="paragraph">
      <style:paragraph-properties fo:text-align="justify"/>
    </style:style>
    <style:style style:name="T637" style:parent-style-name="Шрифтабзацузазамовчуванням" style:family="text">
      <style:text-properties fo:font-weight="bold" style:font-weight-asian="bold" style:font-weight-complex="bold"/>
    </style:style>
    <style:style style:name="P638" style:parent-style-name="Standard" style:family="paragraph">
      <style:paragraph-properties fo:text-align="justify"/>
    </style:style>
    <style:style style:name="T639" style:parent-style-name="Шрифтабзацузазамовчуванням" style:family="text">
      <style:text-properties fo:font-weight="bold" style:font-weight-asian="bold" style:font-weight-complex="bold"/>
    </style:style>
    <style:style style:name="P640" style:parent-style-name="Standard" style:family="paragraph">
      <style:paragraph-properties fo:text-align="justify"/>
    </style:style>
    <style:style style:name="P641" style:parent-style-name="Standard" style:family="paragraph">
      <style:paragraph-properties fo:text-align="justify"/>
    </style:style>
    <style:style style:name="P642" style:parent-style-name="Standard" style:family="paragraph">
      <style:paragraph-properties fo:text-align="justify"/>
    </style:style>
    <style:style style:name="T643" style:parent-style-name="Шрифтабзацузазамовчуванням" style:family="text">
      <style:text-properties fo:font-weight="bold" style:font-weight-asian="bold" style:font-weight-complex="bold"/>
    </style:style>
    <style:style style:name="P644" style:parent-style-name="Standard" style:family="paragraph">
      <style:paragraph-properties fo:text-align="justify"/>
    </style:style>
    <style:style style:name="T6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6" style:parent-style-name="Шрифтабзацузазамовчуванням" style:family="text">
      <style:text-properties fo:font-weight="bold" style:font-weight-asian="bold" style:font-weight-complex="bold"/>
    </style:style>
    <style:style style:name="P6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48" style:parent-style-name="Standard" style:family="paragraph">
      <style:paragraph-properties fo:text-align="justify"/>
    </style:style>
    <style:style style:name="T649" style:parent-style-name="Шрифтабзацузазамовчуванням" style:family="text">
      <style:text-properties fo:font-weight="bold" style:font-weight-asian="bold" style:font-weight-complex="bold"/>
    </style:style>
    <style:style style:name="P650" style:parent-style-name="Standard" style:family="paragraph">
      <style:paragraph-properties fo:text-align="justify"/>
    </style:style>
    <style:style style:name="T651" style:parent-style-name="Шрифтабзацузазамовчуванням" style:family="text">
      <style:text-properties fo:font-weight="bold" style:font-weight-asian="bold" style:font-weight-complex="bold"/>
    </style:style>
    <style:style style:name="P652" style:parent-style-name="Standard" style:family="paragraph">
      <style:paragraph-properties fo:text-align="justify"/>
    </style:style>
    <style:style style:name="T653" style:parent-style-name="Шрифтабзацузазамовчуванням" style:family="text">
      <style:text-properties fo:font-weight="bold" style:font-weight-asian="bold" style:font-weight-complex="bold"/>
    </style:style>
    <style:style style:name="P654" style:parent-style-name="Standard" style:family="paragraph">
      <style:paragraph-properties fo:text-align="justify"/>
    </style:style>
    <style:style style:name="T655" style:parent-style-name="Шрифтабзацузазамовчуванням" style:family="text">
      <style:text-properties fo:font-weight="bold" style:font-weight-asian="bold" style:font-weight-complex="bold"/>
    </style:style>
    <style:style style:name="P656" style:parent-style-name="Standard" style:family="paragraph">
      <style:paragraph-properties fo:text-align="justify"/>
    </style:style>
    <style:style style:name="P657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658" style:parent-style-name="Standard" style:family="paragraph">
      <style:paragraph-properties fo:text-align="justify"/>
    </style:style>
    <style:style style:name="T659" style:parent-style-name="Шрифтабзацузазамовчуванням" style:family="text">
      <style:text-properties fo:font-weight="bold" style:font-weight-asian="bold" style:font-weight-complex="bold"/>
    </style:style>
    <style:style style:name="P660" style:parent-style-name="Standard" style:family="paragraph">
      <style:paragraph-properties fo:text-align="justify"/>
    </style:style>
    <style:style style:name="T661" style:parent-style-name="Шрифтабзацузазамовчуванням" style:family="text">
      <style:text-properties fo:font-weight="bold" style:font-weight-asian="bold" style:font-weight-complex="bold"/>
    </style:style>
    <style:style style:name="P662" style:parent-style-name="Standard" style:family="paragraph">
      <style:paragraph-properties fo:text-align="justify"/>
    </style:style>
    <style:style style:name="T663" style:parent-style-name="Шрифтабзацузазамовчуванням" style:family="text">
      <style:text-properties fo:font-weight="bold" style:font-weight-asian="bold" style:font-weight-complex="bold"/>
    </style:style>
    <style:style style:name="P664" style:parent-style-name="Standard" style:family="paragraph">
      <style:paragraph-properties fo:text-align="justify"/>
    </style:style>
    <style:style style:name="T665" style:parent-style-name="Шрифтабзацузазамовчуванням" style:family="text">
      <style:text-properties fo:font-weight="bold" style:font-weight-asian="bold" style:font-weight-complex="bold"/>
    </style:style>
    <style:style style:name="P666" style:parent-style-name="Standard" style:family="paragraph">
      <style:paragraph-properties fo:text-align="justify"/>
    </style:style>
    <style:style style:name="T667" style:parent-style-name="Шрифтабзацузазамовчуванням" style:family="text">
      <style:text-properties fo:font-weight="bold" style:font-weight-asian="bold" style:font-weight-complex="bold"/>
    </style:style>
    <style:style style:name="P668" style:parent-style-name="Standard" style:family="paragraph">
      <style:paragraph-properties fo:text-align="justify"/>
    </style:style>
    <style:style style:name="T669" style:parent-style-name="Шрифтабзацузазамовчуванням" style:family="text">
      <style:text-properties fo:font-weight="bold" style:font-weight-asian="bold" style:font-weight-complex="bold"/>
    </style:style>
    <style:style style:name="P670" style:parent-style-name="Standard" style:family="paragraph">
      <style:paragraph-properties fo:text-align="justify"/>
    </style:style>
    <style:style style:name="T671" style:parent-style-name="Шрифтабзацузазамовчуванням" style:family="text">
      <style:text-properties fo:font-weight="bold" style:font-weight-asian="bold" style:font-weight-complex="bold"/>
    </style:style>
    <style:style style:name="P672" style:parent-style-name="Standard" style:family="paragraph">
      <style:paragraph-properties fo:text-align="justify"/>
    </style:style>
    <style:style style:name="T67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74" style:parent-style-name="Шрифтабзацузазамовчуванням" style:family="text">
      <style:text-properties fo:language="en" fo:country="US"/>
    </style:style>
    <style:style style:name="T675" style:parent-style-name="Шрифтабзацузазамовчуванням" style:family="text">
      <style:text-properties fo:language="en" fo:country="US"/>
    </style:style>
    <style:style style:name="T676" style:parent-style-name="Шрифтабзацузазамовчуванням" style:family="text">
      <style:text-properties fo:language="en" fo:country="US"/>
    </style:style>
    <style:style style:name="P677" style:parent-style-name="Standard" style:family="paragraph">
      <style:paragraph-properties fo:text-align="justify"/>
    </style:style>
    <style:style style:name="T678" style:parent-style-name="Шрифтабзацузазамовчуванням" style:family="text">
      <style:text-properties fo:font-weight="bold" style:font-weight-asian="bold" style:font-weight-complex="bold"/>
    </style:style>
    <style:style style:name="P679" style:parent-style-name="Standard" style:family="paragraph">
      <style:paragraph-properties fo:text-align="justify"/>
    </style:style>
    <style:style style:name="P680" style:parent-style-name="Standard" style:family="paragraph">
      <style:paragraph-properties fo:text-align="justify"/>
    </style:style>
    <style:style style:name="P681" style:parent-style-name="Standard" style:family="paragraph">
      <style:paragraph-properties fo:text-align="justify"/>
    </style:style>
    <style:style style:name="T682" style:parent-style-name="Шрифтабзацузазамовчуванням" style:family="text">
      <style:text-properties fo:font-weight="bold" style:font-weight-asian="bold" style:font-weight-complex="bold"/>
    </style:style>
    <style:style style:name="P683" style:parent-style-name="Standard" style:family="paragraph">
      <style:paragraph-properties fo:text-align="justify"/>
    </style:style>
    <style:style style:name="T684" style:parent-style-name="Шрифтабзацузазамовчуванням" style:family="text">
      <style:text-properties fo:font-weight="bold" style:font-weight-asian="bold" style:font-weight-complex="bold"/>
    </style:style>
    <style:style style:name="P68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86" style:parent-style-name="Standard" style:family="paragraph">
      <style:paragraph-properties fo:text-align="justify"/>
    </style:style>
    <style:style style:name="T687" style:parent-style-name="Шрифтабзацузазамовчуванням" style:family="text">
      <style:text-properties fo:font-weight="bold" style:font-weight-asian="bold" style:font-weight-complex="bold"/>
    </style:style>
    <style:style style:name="P688" style:parent-style-name="Standard" style:family="paragraph">
      <style:paragraph-properties fo:text-align="justify"/>
    </style:style>
    <style:style style:name="T68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90" style:parent-style-name="Шрифтабзацузазамовчуванням" style:family="text">
      <style:text-properties fo:language="en" fo:country="US"/>
    </style:style>
    <style:style style:name="T691" style:parent-style-name="Шрифтабзацузазамовчуванням" style:family="text">
      <style:text-properties fo:language="en" fo:country="US"/>
    </style:style>
    <style:style style:name="T692" style:parent-style-name="Шрифтабзацузазамовчуванням" style:family="text">
      <style:text-properties fo:language="en" fo:country="US"/>
    </style:style>
    <style:style style:name="P693" style:parent-style-name="Standard" style:family="paragraph">
      <style:paragraph-properties fo:text-align="justify"/>
    </style:style>
    <style:style style:name="T694" style:parent-style-name="Шрифтабзацузазамовчуванням" style:family="text">
      <style:text-properties fo:font-weight="bold" style:font-weight-asian="bold" style:font-weight-complex="bold"/>
    </style:style>
    <style:style style:name="P695" style:parent-style-name="Standard" style:family="paragraph">
      <style:paragraph-properties fo:text-align="justify"/>
    </style:style>
    <style:style style:name="P696" style:parent-style-name="Standard" style:family="paragraph">
      <style:paragraph-properties fo:text-align="justify"/>
    </style:style>
    <style:style style:name="P697" style:parent-style-name="Standard" style:family="paragraph">
      <style:paragraph-properties fo:text-align="justify"/>
    </style:style>
    <style:style style:name="T698" style:parent-style-name="Шрифтабзацузазамовчуванням" style:family="text">
      <style:text-properties fo:font-weight="bold" style:font-weight-asian="bold" style:font-weight-complex="bold"/>
    </style:style>
    <style:style style:name="P699" style:parent-style-name="Standard" style:family="paragraph">
      <style:paragraph-properties fo:text-align="justify"/>
    </style:style>
    <style:style style:name="T700" style:parent-style-name="Шрифтабзацузазамовчуванням" style:family="text">
      <style:text-properties fo:font-weight="bold" style:font-weight-asian="bold" style:font-weight-complex="bold"/>
    </style:style>
    <style:style style:name="P701" style:parent-style-name="Standard" style:family="paragraph">
      <style:paragraph-properties fo:text-align="justify"/>
    </style:style>
    <style:style style:name="T702" style:parent-style-name="Шрифтабзацузазамовчуванням" style:family="text">
      <style:text-properties fo:font-weight="bold" style:font-weight-asian="bold" style:font-weight-complex="bold"/>
    </style:style>
    <style:style style:name="P703" style:parent-style-name="Standard" style:family="paragraph">
      <style:paragraph-properties fo:text-align="justify"/>
    </style:style>
    <style:style style:name="T704" style:parent-style-name="Шрифтабзацузазамовчуванням" style:family="text">
      <style:text-properties fo:font-weight="bold" style:font-weight-asian="bold" style:font-weight-complex="bold"/>
    </style:style>
    <style:style style:name="P705" style:parent-style-name="Standard" style:family="paragraph">
      <style:paragraph-properties fo:text-align="justify"/>
    </style:style>
    <style:style style:name="T706" style:parent-style-name="Шрифтабзацузазамовчуванням" style:family="text">
      <style:text-properties fo:font-weight="bold" style:font-weight-asian="bold" style:font-weight-complex="bold"/>
    </style:style>
    <style:style style:name="T707" style:parent-style-name="Шрифтабзацузазамовчуванням" style:family="text">
      <style:text-properties fo:language="en" fo:country="US"/>
    </style:style>
    <style:style style:name="P708" style:parent-style-name="Standard" style:family="paragraph">
      <style:paragraph-properties fo:text-align="justify"/>
    </style:style>
    <style:style style:name="T709" style:parent-style-name="Шрифтабзацузазамовчуванням" style:family="text">
      <style:text-properties fo:font-weight="bold" style:font-weight-asian="bold" style:font-weight-complex="bold"/>
    </style:style>
    <style:style style:name="T71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11" style:parent-style-name="Шрифтабзацузазамовчуванням" style:family="text">
      <style:text-properties fo:language="en" fo:country="US"/>
    </style:style>
    <style:style style:name="T712" style:parent-style-name="Шрифтабзацузазамовчуванням" style:family="text">
      <style:text-properties fo:language="en" fo:country="US"/>
    </style:style>
    <style:style style:name="T713" style:parent-style-name="Шрифтабзацузазамовчуванням" style:family="text">
      <style:text-properties fo:language="en" fo:country="US"/>
    </style:style>
    <style:style style:name="P714" style:parent-style-name="Standard" style:family="paragraph">
      <style:paragraph-properties fo:text-align="justify"/>
    </style:style>
    <style:style style:name="T715" style:parent-style-name="Шрифтабзацузазамовчуванням" style:family="text">
      <style:text-properties fo:font-weight="bold" style:font-weight-asian="bold" style:font-weight-complex="bold"/>
    </style:style>
    <style:style style:name="P716" style:parent-style-name="Standard" style:family="paragraph">
      <style:paragraph-properties fo:text-align="justify"/>
    </style:style>
    <style:style style:name="P717" style:parent-style-name="Standard" style:family="paragraph">
      <style:paragraph-properties fo:text-align="justify"/>
    </style:style>
    <style:style style:name="P718" style:parent-style-name="Standard" style:family="paragraph">
      <style:paragraph-properties fo:text-align="justify"/>
    </style:style>
    <style:style style:name="T719" style:parent-style-name="Шрифтабзацузазамовчуванням" style:family="text">
      <style:text-properties fo:font-weight="bold" style:font-weight-asian="bold" style:font-weight-complex="bold"/>
    </style:style>
    <style:style style:name="T720" style:parent-style-name="Шрифтабзацузазамовчуванням" style:family="text">
      <style:text-properties fo:font-weight="bold" style:font-weight-asian="bold" style:font-weight-complex="bold"/>
    </style:style>
    <style:style style:name="P721" style:parent-style-name="Standard" style:family="paragraph">
      <style:paragraph-properties fo:text-align="justify"/>
    </style:style>
    <style:style style:name="T722" style:parent-style-name="Шрифтабзацузазамовчуванням" style:family="text">
      <style:text-properties fo:font-weight="bold" style:font-weight-asian="bold" style:font-weight-complex="bold"/>
    </style:style>
    <style:style style:name="P723" style:parent-style-name="Standard" style:family="paragraph">
      <style:paragraph-properties fo:text-align="justify"/>
    </style:style>
    <style:style style:name="T724" style:parent-style-name="Шрифтабзацузазамовчуванням" style:family="text">
      <style:text-properties fo:font-weight="bold" style:font-weight-asian="bold" style:font-weight-complex="bold"/>
    </style:style>
    <style:style style:name="T725" style:parent-style-name="Шрифтабзацузазамовчуванням" style:family="text">
      <style:text-properties fo:language="en" fo:country="US"/>
    </style:style>
    <style:style style:name="P726" style:parent-style-name="Standard" style:family="paragraph">
      <style:paragraph-properties fo:text-align="justify"/>
    </style:style>
    <style:style style:name="T727" style:parent-style-name="Шрифтабзацузазамовчуванням" style:family="text">
      <style:text-properties fo:font-weight="bold" style:font-weight-asian="bold" style:font-weight-complex="bold"/>
    </style:style>
    <style:style style:name="T7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29" style:parent-style-name="Шрифтабзацузазамовчуванням" style:family="text">
      <style:text-properties fo:language="en" fo:country="US"/>
    </style:style>
    <style:style style:name="T730" style:parent-style-name="Шрифтабзацузазамовчуванням" style:family="text">
      <style:text-properties fo:language="en" fo:country="US"/>
    </style:style>
    <style:style style:name="T731" style:parent-style-name="Шрифтабзацузазамовчуванням" style:family="text">
      <style:text-properties fo:language="en" fo:country="US"/>
    </style:style>
    <style:style style:name="P732" style:parent-style-name="Standard" style:family="paragraph">
      <style:paragraph-properties fo:text-align="justify"/>
    </style:style>
    <style:style style:name="T733" style:parent-style-name="Шрифтабзацузазамовчуванням" style:family="text">
      <style:text-properties fo:font-weight="bold" style:font-weight-asian="bold" style:font-weight-complex="bold"/>
    </style:style>
    <style:style style:name="P734" style:parent-style-name="Standard" style:family="paragraph">
      <style:paragraph-properties fo:text-align="justify"/>
    </style:style>
    <style:style style:name="P735" style:parent-style-name="Standard" style:family="paragraph">
      <style:paragraph-properties fo:text-align="justify"/>
    </style:style>
    <style:style style:name="P736" style:parent-style-name="Standard" style:family="paragraph">
      <style:paragraph-properties fo:text-align="justify"/>
    </style:style>
    <style:style style:name="T737" style:parent-style-name="Шрифтабзацузазамовчуванням" style:family="text">
      <style:text-properties fo:font-weight="bold" style:font-weight-asian="bold" style:font-weight-complex="bold"/>
    </style:style>
    <style:style style:name="T73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39" style:parent-style-name="Шрифтабзацузазамовчуванням" style:family="text">
      <style:text-properties fo:font-weight="bold" style:font-weight-asian="bold" style:font-weight-complex="bold"/>
    </style:style>
    <style:style style:name="P740" style:parent-style-name="Standard" style:family="paragraph">
      <style:paragraph-properties fo:text-align="justify"/>
    </style:style>
    <style:style style:name="T741" style:parent-style-name="Шрифтабзацузазамовчуванням" style:family="text">
      <style:text-properties fo:font-weight="bold" style:font-weight-asian="bold" style:font-weight-complex="bold"/>
    </style:style>
    <style:style style:name="P742" style:parent-style-name="Standard" style:family="paragraph">
      <style:paragraph-properties fo:text-align="justify"/>
    </style:style>
    <style:style style:name="T743" style:parent-style-name="Шрифтабзацузазамовчуванням" style:family="text">
      <style:text-properties fo:font-weight="bold" style:font-weight-asian="bold" style:font-weight-complex="bold"/>
    </style:style>
    <style:style style:name="T7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5" style:parent-style-name="Шрифтабзацузазамовчуванням" style:family="text">
      <style:text-properties fo:language="en" fo:country="US"/>
    </style:style>
    <style:style style:name="P746" style:parent-style-name="Standard" style:family="paragraph">
      <style:paragraph-properties fo:text-align="justify"/>
    </style:style>
    <style:style style:name="T747" style:parent-style-name="Шрифтабзацузазамовчуванням" style:family="text">
      <style:text-properties fo:language="en" fo:country="US"/>
    </style:style>
    <style:style style:name="T7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9" style:parent-style-name="Шрифтабзацузазамовчуванням" style:family="text">
      <style:text-properties fo:language="en" fo:country="US"/>
    </style:style>
    <style:style style:name="T750" style:parent-style-name="Шрифтабзацузазамовчуванням" style:family="text">
      <style:text-properties fo:language="en" fo:country="US"/>
    </style:style>
    <style:style style:name="T751" style:parent-style-name="Шрифтабзацузазамовчуванням" style:family="text">
      <style:text-properties fo:language="en" fo:country="US"/>
    </style:style>
    <style:style style:name="P752" style:parent-style-name="Standard" style:family="paragraph">
      <style:paragraph-properties fo:text-align="justify"/>
    </style:style>
    <style:style style:name="T753" style:parent-style-name="Шрифтабзацузазамовчуванням" style:family="text">
      <style:text-properties fo:font-weight="bold" style:font-weight-asian="bold" style:font-weight-complex="bold"/>
    </style:style>
    <style:style style:name="T75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5" style:parent-style-name="Шрифтабзацузазамовчуванням" style:family="text">
      <style:text-properties fo:font-weight="bold" style:font-weight-asian="bold" style:font-weight-complex="bold"/>
    </style:style>
    <style:style style:name="P756" style:parent-style-name="Standard" style:family="paragraph">
      <style:paragraph-properties fo:text-align="justify"/>
    </style:style>
    <style:style style:name="P7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58" style:parent-style-name="Standard" style:family="paragraph">
      <style:paragraph-properties fo:text-align="justify"/>
    </style:style>
    <style:style style:name="T759" style:parent-style-name="Шрифтабзацузазамовчуванням" style:family="text">
      <style:text-properties fo:font-weight="bold" style:font-weight-asian="bold" style:font-weight-complex="bold"/>
    </style:style>
    <style:style style:name="P760" style:parent-style-name="Standard" style:family="paragraph">
      <style:paragraph-properties fo:text-align="justify"/>
    </style:style>
    <style:style style:name="T761" style:parent-style-name="Шрифтабзацузазамовчуванням" style:family="text">
      <style:text-properties fo:font-weight="bold" style:font-weight-asian="bold" style:font-weight-complex="bold"/>
    </style:style>
    <style:style style:name="T76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63" style:parent-style-name="Шрифтабзацузазамовчуванням" style:family="text">
      <style:text-properties fo:font-weight="bold" style:font-weight-asian="bold" style:font-weight-complex="bold"/>
    </style:style>
    <style:style style:name="P764" style:parent-style-name="Standard" style:family="paragraph">
      <style:paragraph-properties fo:text-align="justify"/>
    </style:style>
    <style:style style:name="T765" style:parent-style-name="Шрифтабзацузазамовчуванням" style:family="text">
      <style:text-properties fo:font-weight="bold" style:font-weight-asian="bold" style:font-weight-complex="bold"/>
    </style:style>
    <style:style style:name="T76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67" style:parent-style-name="Шрифтабзацузазамовчуванням" style:family="text">
      <style:text-properties fo:font-weight="bold" style:font-weight-asian="bold" style:font-weight-complex="bold"/>
    </style:style>
    <style:style style:name="P768" style:parent-style-name="Standard" style:family="paragraph">
      <style:paragraph-properties fo:text-align="justify"/>
    </style:style>
    <style:style style:name="T769" style:parent-style-name="Шрифтабзацузазамовчуванням" style:family="text">
      <style:text-properties fo:font-weight="bold" style:font-weight-asian="bold" style:font-weight-complex="bold"/>
    </style:style>
    <style:style style:name="P770" style:parent-style-name="Standard" style:family="paragraph">
      <style:paragraph-properties fo:text-align="justify"/>
    </style:style>
    <style:style style:name="T771" style:parent-style-name="Шрифтабзацузазамовчуванням" style:family="text">
      <style:text-properties fo:font-weight="bold" style:font-weight-asian="bold" style:font-weight-complex="bold"/>
    </style:style>
    <style:style style:name="P772" style:parent-style-name="Standard" style:family="paragraph">
      <style:paragraph-properties fo:text-align="justify"/>
    </style:style>
    <style:style style:name="T773" style:parent-style-name="Шрифтабзацузазамовчуванням" style:family="text">
      <style:text-properties fo:font-weight="bold" style:font-weight-asian="bold" style:font-weight-complex="bold"/>
    </style:style>
    <style:style style:name="P774" style:parent-style-name="Standard" style:family="paragraph">
      <style:paragraph-properties fo:text-align="justify"/>
    </style:style>
    <style:style style:name="T775" style:parent-style-name="Шрифтабзацузазамовчуванням" style:family="text">
      <style:text-properties fo:font-weight="bold" style:font-weight-asian="bold" style:font-weight-complex="bold"/>
    </style:style>
    <style:style style:name="P776" style:parent-style-name="Standard" style:family="paragraph">
      <style:paragraph-properties fo:text-align="justify"/>
    </style:style>
    <style:style style:name="T777" style:parent-style-name="Шрифтабзацузазамовчуванням" style:family="text">
      <style:text-properties fo:font-weight="bold" style:font-weight-asian="bold" style:font-weight-complex="bold"/>
    </style:style>
    <style:style style:name="P778" style:parent-style-name="Standard" style:family="paragraph">
      <style:paragraph-properties fo:text-align="justify"/>
    </style:style>
    <style:style style:name="P779" style:parent-style-name="Standard" style:family="paragraph">
      <style:paragraph-properties fo:text-align="justify"/>
    </style:style>
    <style:style style:name="P780" style:parent-style-name="Standard" style:family="paragraph">
      <style:paragraph-properties fo:text-align="justify"/>
    </style:style>
    <style:style style:name="T781" style:parent-style-name="Шрифтабзацузазамовчуванням" style:family="text">
      <style:text-properties fo:font-weight="bold" style:font-weight-asian="bold" style:font-weight-complex="bold"/>
    </style:style>
    <style:style style:name="P782" style:parent-style-name="Standard" style:family="paragraph">
      <style:paragraph-properties fo:text-align="justify"/>
    </style:style>
    <style:style style:name="T783" style:parent-style-name="Шрифтабзацузазамовчуванням" style:family="text">
      <style:text-properties fo:font-weight="bold" style:font-weight-asian="bold" style:font-weight-complex="bold"/>
    </style:style>
    <style:style style:name="T78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85" style:parent-style-name="Шрифтабзацузазамовчуванням" style:family="text">
      <style:text-properties fo:font-weight="bold" style:font-weight-asian="bold" style:font-weight-complex="bold"/>
    </style:style>
    <style:style style:name="T78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87" style:parent-style-name="Шрифтабзацузазамовчуванням" style:family="text">
      <style:text-properties fo:font-weight="bold" style:font-weight-asian="bold" style:font-weight-complex="bold"/>
    </style:style>
    <style:style style:name="T788" style:parent-style-name="Шрифтабзацузазамовчуванням" style:family="text">
      <style:text-properties fo:language="en" fo:country="US"/>
    </style:style>
    <style:style style:name="T789" style:parent-style-name="Шрифтабзацузазамовчуванням" style:family="text">
      <style:text-properties fo:language="en" fo:country="US"/>
    </style:style>
    <style:style style:name="P790" style:parent-style-name="Standard" style:family="paragraph">
      <style:paragraph-properties fo:text-align="justify"/>
    </style:style>
    <style:style style:name="T791" style:parent-style-name="Шрифтабзацузазамовчуванням" style:family="text">
      <style:text-properties fo:language="en" fo:country="US"/>
    </style:style>
    <style:style style:name="T79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4" style:parent-style-name="Шрифтабзацузазамовчуванням" style:family="text">
      <style:text-properties fo:language="en" fo:country="US"/>
    </style:style>
    <style:style style:name="T795" style:parent-style-name="Шрифтабзацузазамовчуванням" style:family="text">
      <style:text-properties fo:language="en" fo:country="US"/>
    </style:style>
    <style:style style:name="P796" style:parent-style-name="Standard" style:family="paragraph">
      <style:paragraph-properties fo:text-align="justify"/>
    </style:style>
    <style:style style:name="T797" style:parent-style-name="Шрифтабзацузазамовчуванням" style:family="text">
      <style:text-properties fo:language="en" fo:country="US"/>
    </style:style>
    <style:style style:name="T7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9" style:parent-style-name="Шрифтабзацузазамовчуванням" style:family="text">
      <style:text-properties fo:language="en" fo:country="US"/>
    </style:style>
    <style:style style:name="P800" style:parent-style-name="Standard" style:family="paragraph">
      <style:paragraph-properties fo:text-align="justify"/>
    </style:style>
    <style:style style:name="P801" style:parent-style-name="Standard" style:family="paragraph">
      <style:paragraph-properties fo:text-align="justify"/>
    </style:style>
    <style:style style:name="P802" style:parent-style-name="Standard" style:family="paragraph">
      <style:paragraph-properties fo:text-align="justify"/>
    </style:style>
    <style:style style:name="T803" style:parent-style-name="Шрифтабзацузазамовчуванням" style:family="text">
      <style:text-properties fo:font-weight="bold" style:font-weight-asian="bold" style:font-weight-complex="bold"/>
    </style:style>
    <style:style style:name="T80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05" style:parent-style-name="Шрифтабзацузазамовчуванням" style:family="text">
      <style:text-properties fo:font-weight="bold" style:font-weight-asian="bold" style:font-weight-complex="bold"/>
    </style:style>
    <style:style style:name="P806" style:parent-style-name="Standard" style:family="paragraph">
      <style:paragraph-properties fo:text-align="justify"/>
    </style:style>
    <style:style style:name="T807" style:parent-style-name="Шрифтабзацузазамовчуванням" style:family="text">
      <style:text-properties fo:font-weight="bold" style:font-weight-asian="bold" style:font-weight-complex="bold"/>
    </style:style>
    <style:style style:name="P808" style:parent-style-name="Standard" style:family="paragraph">
      <style:paragraph-properties fo:text-align="justify"/>
    </style:style>
    <style:style style:name="T809" style:parent-style-name="Шрифтабзацузазамовчуванням" style:family="text">
      <style:text-properties fo:font-weight="bold" style:font-weight-asian="bold" style:font-weight-complex="bold"/>
    </style:style>
    <style:style style:name="P810" style:parent-style-name="Standard" style:family="paragraph">
      <style:paragraph-properties fo:text-align="justify"/>
    </style:style>
    <style:style style:name="T811" style:parent-style-name="Шрифтабзацузазамовчуванням" style:family="text">
      <style:text-properties fo:font-weight="bold" style:font-weight-asian="bold" style:font-weight-complex="bold"/>
    </style:style>
    <style:style style:name="T81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13" style:parent-style-name="Шрифтабзацузазамовчуванням" style:family="text">
      <style:text-properties fo:language="en" fo:country="US"/>
    </style:style>
    <style:style style:name="P814" style:parent-style-name="Standard" style:family="paragraph">
      <style:paragraph-properties fo:text-align="justify"/>
    </style:style>
    <style:style style:name="T815" style:parent-style-name="Шрифтабзацузазамовчуванням" style:family="text">
      <style:text-properties fo:font-weight="bold" style:font-weight-asian="bold" style:font-weight-complex="bold"/>
    </style:style>
    <style:style style:name="P816" style:parent-style-name="Standard" style:family="paragraph">
      <style:paragraph-properties fo:text-align="justify"/>
    </style:style>
    <style:style style:name="T817" style:parent-style-name="Шрифтабзацузазамовчуванням" style:family="text">
      <style:text-properties fo:font-weight="bold" style:font-weight-asian="bold" style:font-weight-complex="bold"/>
    </style:style>
    <style:style style:name="P818" style:parent-style-name="Standard" style:family="paragraph">
      <style:paragraph-properties fo:text-align="justify"/>
    </style:style>
    <style:style style:name="T819" style:parent-style-name="Шрифтабзацузазамовчуванням" style:family="text">
      <style:text-properties fo:font-weight="bold" style:font-weight-asian="bold" style:font-weight-complex="bold"/>
    </style:style>
    <style:style style:name="P820" style:parent-style-name="Standard" style:family="paragraph">
      <style:paragraph-properties fo:text-align="justify"/>
    </style:style>
    <style:style style:name="T821" style:parent-style-name="Шрифтабзацузазамовчуванням" style:family="text">
      <style:text-properties fo:font-weight="bold" style:font-weight-asian="bold" style:font-weight-complex="bold"/>
    </style:style>
    <style:style style:name="P822" style:parent-style-name="Standard" style:family="paragraph">
      <style:paragraph-properties fo:text-align="justify"/>
    </style:style>
    <style:style style:name="T823" style:parent-style-name="Шрифтабзацузазамовчуванням" style:family="text">
      <style:text-properties fo:font-weight="bold" style:font-weight-asian="bold" style:font-weight-complex="bold"/>
    </style:style>
    <style:style style:name="T82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25" style:parent-style-name="Шрифтабзацузазамовчуванням" style:family="text">
      <style:text-properties fo:font-weight="bold" style:font-weight-asian="bold" style:font-weight-complex="bold"/>
    </style:style>
    <style:style style:name="P826" style:parent-style-name="Standard" style:family="paragraph">
      <style:paragraph-properties fo:text-align="justify"/>
    </style:style>
    <style:style style:name="P827" style:parent-style-name="Standard" style:family="paragraph">
      <style:paragraph-properties fo:text-align="justify"/>
    </style:style>
    <style:style style:name="P828" style:parent-style-name="Standard" style:family="paragraph">
      <style:paragraph-properties fo:text-align="justify"/>
    </style:style>
    <style:style style:name="T829" style:parent-style-name="Шрифтабзацузазамовчуванням" style:family="text">
      <style:text-properties fo:font-weight="bold" style:font-weight-asian="bold" style:font-weight-complex="bold"/>
    </style:style>
    <style:style style:name="T8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1" style:parent-style-name="Шрифтабзацузазамовчуванням" style:family="text">
      <style:text-properties fo:font-weight="bold" style:font-weight-asian="bold" style:font-weight-complex="bold"/>
    </style:style>
    <style:style style:name="T8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33" style:parent-style-name="Standard" style:family="paragraph">
      <style:paragraph-properties fo:text-align="justify"/>
    </style:style>
    <style:style style:name="T834" style:parent-style-name="Шрифтабзацузазамовчуванням" style:family="text">
      <style:text-properties fo:font-weight="bold" style:font-weight-asian="bold" style:font-weight-complex="bold"/>
    </style:style>
    <style:style style:name="P835" style:parent-style-name="Standard" style:family="paragraph">
      <style:paragraph-properties fo:text-align="justify"/>
    </style:style>
    <style:style style:name="T8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7" style:parent-style-name="Шрифтабзацузазамовчуванням" style:family="text">
      <style:text-properties fo:language="en" fo:country="US"/>
    </style:style>
    <style:style style:name="T838" style:parent-style-name="Шрифтабзацузазамовчуванням" style:family="text">
      <style:text-properties fo:language="en" fo:country="US"/>
    </style:style>
    <style:style style:name="P839" style:parent-style-name="Standard" style:family="paragraph">
      <style:paragraph-properties fo:text-align="justify"/>
    </style:style>
    <style:style style:name="T840" style:parent-style-name="Шрифтабзацузазамовчуванням" style:family="text">
      <style:text-properties fo:font-weight="bold" style:font-weight-asian="bold" style:font-weight-complex="bold"/>
    </style:style>
    <style:style style:name="T84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42" style:parent-style-name="Шрифтабзацузазамовчуванням" style:family="text">
      <style:text-properties fo:font-weight="bold" style:font-weight-asian="bold" style:font-weight-complex="bold"/>
    </style:style>
    <style:style style:name="P843" style:parent-style-name="Standard" style:family="paragraph">
      <style:paragraph-properties fo:text-align="justify"/>
    </style:style>
    <style:style style:name="P844" style:parent-style-name="Standard" style:family="paragraph">
      <style:paragraph-properties fo:text-align="justify"/>
    </style:style>
    <style:style style:name="P845" style:parent-style-name="Standard" style:family="paragraph">
      <style:paragraph-properties fo:text-align="justify"/>
    </style:style>
    <style:style style:name="T846" style:parent-style-name="Шрифтабзацузазамовчуванням" style:family="text">
      <style:text-properties fo:font-weight="bold" style:font-weight-asian="bold" style:font-weight-complex="bold"/>
    </style:style>
    <style:style style:name="T8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48" style:parent-style-name="Шрифтабзацузазамовчуванням" style:family="text">
      <style:text-properties fo:font-weight="bold" style:font-weight-asian="bold" style:font-weight-complex="bold"/>
    </style:style>
    <style:style style:name="T8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50" style:parent-style-name="Standard" style:family="paragraph">
      <style:paragraph-properties fo:text-align="justify"/>
    </style:style>
    <style:style style:name="T851" style:parent-style-name="Шрифтабзацузазамовчуванням" style:family="text">
      <style:text-properties fo:font-weight="bold" style:font-weight-asian="bold" style:font-weight-complex="bold"/>
    </style:style>
    <style:style style:name="P852" style:parent-style-name="Standard" style:family="paragraph">
      <style:paragraph-properties fo:text-align="justify"/>
    </style:style>
    <style:style style:name="T853" style:parent-style-name="Шрифтабзацузазамовчуванням" style:family="text">
      <style:text-properties fo:language="en" fo:country="US"/>
    </style:style>
    <style:style style:name="T85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55" style:parent-style-name="Standard" style:family="paragraph">
      <style:paragraph-properties fo:text-align="justify"/>
    </style:style>
    <style:style style:name="T856" style:parent-style-name="Шрифтабзацузазамовчуванням" style:family="text">
      <style:text-properties fo:font-weight="bold" style:font-weight-asian="bold" style:font-weight-complex="bold"/>
    </style:style>
    <style:style style:name="P857" style:parent-style-name="Standard" style:family="paragraph">
      <style:paragraph-properties fo:text-align="justify"/>
    </style:style>
    <style:style style:name="T858" style:parent-style-name="Шрифтабзацузазамовчуванням" style:family="text">
      <style:text-properties fo:font-weight="bold" style:font-weight-asian="bold" style:font-weight-complex="bold"/>
    </style:style>
    <style:style style:name="P859" style:parent-style-name="Standard" style:family="paragraph">
      <style:paragraph-properties fo:text-align="justify"/>
    </style:style>
    <style:style style:name="P8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61" style:parent-style-name="Standard" style:family="paragraph">
      <style:paragraph-properties fo:text-align="justify"/>
    </style:style>
    <style:style style:name="T86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63" style:parent-style-name="Standard" style:family="paragraph">
      <style:paragraph-properties fo:text-align="justify"/>
    </style:style>
    <style:style style:name="T864" style:parent-style-name="Шрифтабзацузазамовчуванням" style:family="text">
      <style:text-properties fo:language="en" fo:country="US"/>
    </style:style>
    <style:style style:name="T86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66" style:parent-style-name="Standard" style:family="paragraph">
      <style:paragraph-properties fo:text-align="justify"/>
    </style:style>
    <style:style style:name="T867" style:parent-style-name="Шрифтабзацузазамовчуванням" style:family="text">
      <style:text-properties fo:language="en" fo:country="US"/>
    </style:style>
    <style:style style:name="T86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69" style:parent-style-name="Standard" style:family="paragraph">
      <style:paragraph-properties fo:text-align="justify"/>
    </style:style>
    <style:style style:name="T870" style:parent-style-name="Шрифтабзацузазамовчуванням" style:family="text">
      <style:text-properties fo:font-weight="bold" style:font-weight-asian="bold" style:font-weight-complex="bold"/>
    </style:style>
    <style:style style:name="T871" style:parent-style-name="Шрифтабзацузазамовчуванням" style:family="text">
      <style:text-properties fo:language="en" fo:country="US"/>
    </style:style>
    <style:style style:name="P872" style:parent-style-name="Standard" style:family="paragraph">
      <style:paragraph-properties fo:text-align="justify"/>
    </style:style>
    <style:style style:name="T87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74" style:parent-style-name="Шрифтабзацузазамовчуванням" style:family="text">
      <style:text-properties fo:language="en" fo:country="US"/>
    </style:style>
    <style:style style:name="T875" style:parent-style-name="Шрифтабзацузазамовчуванням" style:family="text">
      <style:text-properties fo:language="en" fo:country="US"/>
    </style:style>
    <style:style style:name="P876" style:parent-style-name="Standard" style:family="paragraph">
      <style:paragraph-properties fo:text-align="justify"/>
    </style:style>
    <style:style style:name="T877" style:parent-style-name="Шрифтабзацузазамовчуванням" style:family="text">
      <style:text-properties fo:language="en" fo:country="US"/>
    </style:style>
    <style:style style:name="T8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81" style:parent-style-name="Standard" style:family="paragraph">
      <style:paragraph-properties fo:text-align="justify"/>
    </style:style>
    <style:style style:name="T882" style:parent-style-name="Шрифтабзацузазамовчуванням" style:family="text">
      <style:text-properties fo:font-weight="bold" style:font-weight-asian="bold" style:font-weight-complex="bold"/>
    </style:style>
    <style:style style:name="P883" style:parent-style-name="Standard" style:family="paragraph">
      <style:paragraph-properties fo:text-align="justify"/>
    </style:style>
    <style:style style:name="T884" style:parent-style-name="Шрифтабзацузазамовчуванням" style:family="text">
      <style:text-properties fo:font-weight="bold" style:font-weight-asian="bold" style:font-weight-complex="bold"/>
    </style:style>
    <style:style style:name="T885" style:parent-style-name="Шрифтабзацузазамовчуванням" style:family="text">
      <style:text-properties fo:language="en" fo:country="US"/>
    </style:style>
    <style:style style:name="T886" style:parent-style-name="Шрифтабзацузазамовчуванням" style:family="text">
      <style:text-properties fo:language="en" fo:country="US"/>
    </style:style>
    <style:style style:name="P887" style:parent-style-name="Standard" style:family="paragraph">
      <style:paragraph-properties fo:text-align="justify"/>
    </style:style>
    <style:style style:name="T888" style:parent-style-name="Шрифтабзацузазамовчуванням" style:family="text">
      <style:text-properties fo:font-weight="bold" style:font-weight-asian="bold" style:font-weight-complex="bold"/>
    </style:style>
    <style:style style:name="T889" style:parent-style-name="Шрифтабзацузазамовчуванням" style:family="text">
      <style:text-properties fo:font-weight="bold" style:font-weight-asian="bold" style:font-weight-complex="bold"/>
    </style:style>
    <style:style style:name="P89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9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892" style:parent-style-name="Standard" style:family="paragraph">
      <style:paragraph-properties fo:text-align="justify"/>
    </style:style>
    <style:style style:name="T893" style:parent-style-name="Шрифтабзацузазамовчуванням" style:family="text">
      <style:text-properties fo:font-weight="bold" style:font-weight-asian="bold" style:font-weight-complex="bold"/>
    </style:style>
    <style:style style:name="P894" style:parent-style-name="Standard" style:family="paragraph">
      <style:paragraph-properties fo:text-align="justify"/>
    </style:style>
    <style:style style:name="T89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96" style:parent-style-name="Шрифтабзацузазамовчуванням" style:family="text">
      <style:text-properties fo:language="en" fo:country="US"/>
    </style:style>
    <style:style style:name="T897" style:parent-style-name="Шрифтабзацузазамовчуванням" style:family="text">
      <style:text-properties fo:language="en" fo:country="US"/>
    </style:style>
    <style:style style:name="P898" style:parent-style-name="Standard" style:family="paragraph">
      <style:paragraph-properties fo:text-align="justify"/>
    </style:style>
    <style:style style:name="T899" style:parent-style-name="Шрифтабзацузазамовчуванням" style:family="text">
      <style:text-properties fo:font-weight="bold" style:font-weight-asian="bold" style:font-weight-complex="bold"/>
    </style:style>
    <style:style style:name="T90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90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902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903" style:parent-style-name="Standard" style:family="paragraph">
      <style:paragraph-properties fo:text-align="justify"/>
    </style:style>
    <style:style style:name="T904" style:parent-style-name="Шрифтабзацузазамовчуванням" style:family="text">
      <style:text-properties fo:font-weight="bold" style:font-weight-asian="bold" style:font-weight-complex="bold"/>
    </style:style>
    <style:style style:name="P905" style:parent-style-name="Standard" style:family="paragraph">
      <style:paragraph-properties fo:text-align="justify"/>
    </style:style>
    <style:style style:name="T906" style:parent-style-name="Шрифтабзацузазамовчуванням" style:family="text">
      <style:text-properties fo:font-weight="bold" style:font-weight-asian="bold" style:font-weight-complex="bold"/>
    </style:style>
    <style:style style:name="P907" style:parent-style-name="Standard" style:family="paragraph">
      <style:paragraph-properties fo:text-align="justify"/>
    </style:style>
    <style:style style:name="T908" style:parent-style-name="Шрифтабзацузазамовчуванням" style:family="text">
      <style:text-properties fo:font-weight="bold" style:font-weight-asian="bold" style:font-weight-complex="bold"/>
    </style:style>
    <style:style style:name="P909" style:parent-style-name="Standard" style:family="paragraph">
      <style:paragraph-properties fo:text-align="justify"/>
    </style:style>
    <style:style style:name="P910" style:parent-style-name="Standard" style:family="paragraph">
      <style:paragraph-properties fo:text-align="justify"/>
    </style:style>
    <style:style style:name="T911" style:parent-style-name="Шрифтабзацузазамовчуванням" style:family="text">
      <style:text-properties fo:language="en" fo:country="US"/>
    </style:style>
    <style:style style:name="P912" style:parent-style-name="Standard" style:family="paragraph">
      <style:paragraph-properties fo:text-align="justify"/>
    </style:style>
    <style:style style:name="T913" style:parent-style-name="Шрифтабзацузазамовчуванням" style:family="text">
      <style:text-properties fo:language="en" fo:country="US"/>
    </style:style>
    <style:style style:name="P914" style:parent-style-name="Standard" style:family="paragraph">
      <style:paragraph-properties fo:text-align="justify"/>
    </style:style>
    <style:style style:name="T915" style:parent-style-name="Шрифтабзацузазамовчуванням" style:family="text">
      <style:text-properties fo:language="en" fo:country="US"/>
    </style:style>
    <style:style style:name="P916" style:parent-style-name="Standard" style:family="paragraph">
      <style:paragraph-properties fo:text-align="justify"/>
    </style:style>
    <style:style style:name="T917" style:parent-style-name="Шрифтабзацузазамовчуванням" style:family="text">
      <style:text-properties fo:font-weight="bold" style:font-weight-asian="bold" style:font-weight-complex="bold"/>
    </style:style>
    <style:style style:name="T91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19" style:parent-style-name="Шрифтабзацузазамовчуванням" style:family="text">
      <style:text-properties fo:font-weight="bold" style:font-weight-asian="bold" style:font-weight-complex="bold"/>
    </style:style>
    <style:style style:name="P920" style:parent-style-name="Standard" style:family="paragraph">
      <style:paragraph-properties fo:text-align="justify"/>
    </style:style>
    <style:style style:name="T921" style:parent-style-name="Шрифтабзацузазамовчуванням" style:family="text">
      <style:text-properties fo:font-weight="bold" style:font-weight-asian="bold" style:font-weight-complex="bold"/>
    </style:style>
    <style:style style:name="T92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3" style:parent-style-name="Шрифтабзацузазамовчуванням" style:family="text">
      <style:text-properties fo:language="en" fo:country="US"/>
    </style:style>
    <style:style style:name="P924" style:parent-style-name="Standard" style:family="paragraph">
      <style:paragraph-properties fo:text-align="justify"/>
    </style:style>
    <style:style style:name="T925" style:parent-style-name="Шрифтабзацузазамовчуванням" style:family="text">
      <style:text-properties fo:font-weight="bold" style:font-weight-asian="bold" style:font-weight-complex="bold"/>
    </style:style>
    <style:style style:name="T92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7" style:parent-style-name="Шрифтабзацузазамовчуванням" style:family="text">
      <style:text-properties fo:font-weight="bold" style:font-weight-asian="bold" style:font-weight-complex="bold"/>
    </style:style>
    <style:style style:name="P928" style:parent-style-name="Standard" style:family="paragraph">
      <style:paragraph-properties fo:text-align="justify"/>
    </style:style>
    <style:style style:name="T929" style:parent-style-name="Шрифтабзацузазамовчуванням" style:family="text">
      <style:text-properties fo:font-weight="bold" style:font-weight-asian="bold" style:font-weight-complex="bold"/>
    </style:style>
    <style:style style:name="P930" style:parent-style-name="Standard" style:family="paragraph">
      <style:paragraph-properties fo:text-align="justify"/>
    </style:style>
    <style:style style:name="T93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32" style:parent-style-name="Шрифтабзацузазамовчуванням" style:family="text">
      <style:text-properties fo:language="en" fo:country="US"/>
    </style:style>
    <style:style style:name="T933" style:parent-style-name="Шрифтабзацузазамовчуванням" style:family="text">
      <style:text-properties fo:language="en" fo:country="US"/>
    </style:style>
    <style:style style:name="P934" style:parent-style-name="Standard" style:family="paragraph">
      <style:paragraph-properties fo:text-align="justify"/>
    </style:style>
    <style:style style:name="T935" style:parent-style-name="Шрифтабзацузазамовчуванням" style:family="text">
      <style:text-properties fo:language="en" fo:country="US"/>
    </style:style>
    <style:style style:name="T9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937" style:parent-style-name="Standard" style:family="paragraph">
      <style:paragraph-properties fo:text-align="justify"/>
      <style:text-properties fo:language="en" fo:country="US"/>
    </style:style>
    <style:style style:name="P938" style:parent-style-name="Standard" style:family="paragraph">
      <style:paragraph-properties fo:text-align="justify"/>
    </style:style>
    <style:style style:name="P939" style:parent-style-name="Standard" style:family="paragraph">
      <style:paragraph-properties fo:text-align="justify"/>
    </style:style>
    <style:style style:name="T940" style:parent-style-name="Шрифтабзацузазамовчуванням" style:family="text">
      <style:text-properties fo:font-weight="bold" style:font-weight-asian="bold" style:font-weight-complex="bold"/>
    </style:style>
    <style:style style:name="T941" style:parent-style-name="Шрифтабзацузазамовчуванням" style:family="text">
      <style:text-properties fo:language="en" fo:country="US"/>
    </style:style>
    <style:style style:name="P942" style:parent-style-name="Standard" style:family="paragraph">
      <style:paragraph-properties fo:text-align="justify"/>
    </style:style>
    <style:style style:name="T943" style:parent-style-name="Шрифтабзацузазамовчуванням" style:family="text">
      <style:text-properties fo:font-weight="bold" style:font-weight-asian="bold" style:font-weight-complex="bold"/>
    </style:style>
    <style:style style:name="T944" style:parent-style-name="Шрифтабзацузазамовчуванням" style:family="text">
      <style:text-properties fo:language="en" fo:country="US"/>
    </style:style>
    <style:style style:name="P945" style:parent-style-name="Standard" style:family="paragraph">
      <style:paragraph-properties fo:text-align="justify"/>
    </style:style>
    <style:style style:name="T946" style:parent-style-name="Шрифтабзацузазамовчуванням" style:family="text">
      <style:text-properties fo:font-weight="bold" style:font-weight-asian="bold" style:font-weight-complex="bold"/>
    </style:style>
    <style:style style:name="P947" style:parent-style-name="Standard" style:family="paragraph">
      <style:paragraph-properties fo:text-align="justify"/>
    </style:style>
    <style:style style:name="T948" style:parent-style-name="Шрифтабзацузазамовчуванням" style:family="text">
      <style:text-properties fo:language="en" fo:country="US"/>
    </style:style>
    <style:style style:name="T9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50" style:parent-style-name="Шрифтабзацузазамовчуванням" style:family="text">
      <style:text-properties fo:language="en" fo:country="US"/>
    </style:style>
    <style:style style:name="P951" style:parent-style-name="Standard" style:family="paragraph">
      <style:paragraph-properties fo:text-align="justify"/>
    </style:style>
    <style:style style:name="T952" style:parent-style-name="Шрифтабзацузазамовчуванням" style:family="text">
      <style:text-properties fo:font-weight="bold" style:font-weight-asian="bold" style:font-weight-complex="bold"/>
    </style:style>
    <style:style style:name="T953" style:parent-style-name="Шрифтабзацузазамовчуванням" style:family="text">
      <style:text-properties fo:font-weight="bold" style:font-weight-asian="bold" style:font-weight-complex="bold"/>
    </style:style>
    <style:style style:name="P954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Рушій<text:s/></text:span><text:span text:style-name="T3">Kobzar</text:span></text:p>
      <text:p text:style-name="P4"/>
      <text:p text:style-name="P5"><text:span text:style-name="T6"><text:tab/></text:span>Рушій надає можливість в ра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яка<text:s/>передає в застосунок вказівник на свій клас через віртуальний інтерфейс<text:s/><text:span text:style-name="T7">KE_INTERFACE.<text:s/></text:span>Інтерфейс побудовано таким чином, щоб бібліотеку рушія можна було використовувати в проектах створених на базі різних мов програмування.</text:p>
      <text:p text:style-name="P8"><text:tab/>Елементи Розповіді пов’язані через номери діалогів. Основою діалогу є текстова Сцена, до якої прив’язані Відповіді гравця<text:s/><text:span text:style-name="T9">т</text:span>а Скрипти. У кожної Відповіді та Скрипту є номер наступного діалогу, який активується після активації відповідного елементу. Таким чином відбувається розвиток Розповіді.</text:p>
      <text:p text:style-name="P10"><text:tab/></text:p>
      <text:p text:style-name="P11"><text:tab/>Важливо: номер діалогу це не те саме, що<text:s/><text:span text:style-name="T12">ID<text:s/></text:span>елемента. Ідентифікатор елемента є унікальним, а однаковий номер діалогу можуть мати декілька елементів.</text:p>
      <text:p text:style-name="P13"/>
      <text:p text:style-name="P14"/>
      <text:p text:style-name="P15">Перелік функцій рушія</text:p>
      <text:p text:style-name="P16"/>
      <text:p text:style-name="P17"/>
      <text:p text:style-name="P18">Для створення Розповідей</text:p>
      <text:p text:style-name="P19"/>
      <text:p text:style-name="P20"><text:span text:style-name="T21"><text:tab/>const wchar_t* GetVersion()</text:span><text:s/><text:span text:style-name="T22">–<text:s/></text:span>повертає номер поточної версії рушія.</text:p>
      <text:p text:style-name="P23"><text:tab/><text:span text:style-name="T24">const wchar_t*<text:s/></text:span><text:span text:style-name="T25">GetLastError</text:span><text:span text:style-name="T26">()</text:span><text:s/><text:span text:style-name="T27">–<text:s/></text:span>повертає текстовий опис поточної помилки.</text:p>
      <text:p text:style-name="P28"><text:tab/><text:span text:style-name="T29">int CreateStory(const wchar_t *story_file)</text:span><text:span text:style-name="T30"><text:s/>–<text:s/></text:span>створює нову розповідь і зберігає її у файл. Ім’я файлу зберігається для подальшого збереження змін в Розповіді. Повертає 0 у разі помилки.</text:p>
      <text:p text:style-name="P31"><text:tab/><text:span text:style-name="T32">int LoadStory(const wchar_t *story_file)</text:span><text:span text:style-name="T33"><text:s/>–</text:span><text:s/>завантажує розповідь з файлу. Повертає 0 у разі помилки.</text:p>
      <text:p text:style-name="P34"><text:tab/><text:span text:style-name="T35">i</text:span><text:span text:style-name="T36">nt SaveStory()</text:span><text:span text:style-name="T37"><text:s/>–</text:span><text:s/>зберігає Розповідь у поточний файл. Повертає 0 у разі помилки. Зберігати можна або у форматі<text:s/><text:span text:style-name="T38">XML,<text:s/></text:span>або<text:s/>внутрішньому форматі<text:s/><text:span text:style-name="T39">SCS,<text:s/></text:span>який використовує утиліта візуального редактора Розповідей<text:s/><text:span text:style-name="T40">Story Creator.<text:s/></text:span>У разі використання формату<text:s/><text:span text:style-name="T41">XML,<text:s/></text:span><text:span text:style-name="T42">елементи Р</text:span>озповіді, що не прив’язані до жодної Сцени, не будуть збережені у файл.</text:p>
      <text:p text:style-name="P43"><text:tab/><text:span text:style-name="T44">int</text:span><text:span text:style-name="T45"><text:s/>CloseStory()</text:span><text:span text:style-name="T46"><text:s/>–<text:s/></text:span>закриває Розповідь.<text:span text:style-name="T47"><text:s/></text:span>Повертає 0 у разі помилки<text:span text:style-name="T48">.</text:span></text:p>
      <text:p text:style-name="P49"><text:tab/><text:span text:style-name="T50">int</text:span><text:span text:style-name="T51"><text:s/>ClearStory()</text:span><text:span text:style-name="T52"><text:s/>–<text:s/></text:span>очищає Розповідь, видаляючи всі елементи.<text:span text:style-name="T53"><text:s/></text:span>Повертає 0 у разі помилки<text:span text:style-name="T54">.</text:span></text:p>
      <text:p text:style-name="P55"><text:tab/><text:span text:style-name="T56">int AddScene()</text:span><text:span text:style-name="T57"><text:s/>–<text:s/></text:span>додає нову текстову Сцену, повертає ідентифікатор елемента, або 0 у разі помилки.</text:p>
      <text:p text:style-name="P58"><text:tab/><text:span text:style-name="T59">int AddAnswer()</text:span><text:span text:style-name="T60"><text:s/>–<text:s/></text:span>додає нову Відповідь, повертає ідентифікатор елемента, або 0 у разі<text:s/>помилки.</text:p>
      <text:p text:style-name="P61"><text:tab/><text:span text:style-name="T62">int AddScript()</text:span><text:span text:style-name="T63"><text:s/>–<text:s/></text:span>додає новий Скрипт, повертає ідентифікатор елемента, або 0 у разі помилки.</text:p>
      <text:p text:style-name="P64"><text:tab/><text:span text:style-name="T65">int Select(int id)</text:span><text:span text:style-name="T66"><text:s/>–<text:s/></text:span>встановлює активний елемент для роботи з його властивостями. Повертає 0 у разі відсутності елементу з відповідним<text:s/><text:span text:style-name="T67">ID.</text:span></text:p>
      <text:p text:style-name="P68"><text:span text:style-name="T69"><text:tab/></text:span><text:span text:style-name="T70">const wchar_t* RunScript(const wchar_t *text)</text:span><text:span text:style-name="T71"><text:s/>– т</text:span>ранслює довільний текст скрипту. Повертає результат роботи скрипту, або «-<text:span text:style-name="T72">err-</text:span>» у разі помилки<text:span text:style-name="T73">.</text:span></text:p>
      <text:p text:style-name="P74"><text:tab/><text:span text:style-name="T75">int Remove(int id)</text:span><text:span text:style-name="T76"><text:s/>–<text:s/></text:span>видаляє елемент з Розповіді. При цьому всі зв’язки з іншими елементами будуть автоматично перебудовані. Повертає 0 у разі помилки<text:span text:style-name="T77">.</text:span></text:p>
      <text:p text:style-name="P78"><text:span text:style-name="T79"><text:tab/></text:span><text:span text:style-name="T80">int Link(int id, int to_id)</text:span><text:span text:style-name="T81"><text:s/>–<text:s/></text:span>зв’язує два елементи в один ланцюжок, при цьому перевіряється коректність прив’язки (тобто неможливо прив’язати Відповідь до Відповіді)<text:span text:style-name="T82">.<text:s/></text:span>Повертає 0 у разі помилки.</text:p>
      <text:p text:style-name="P83"><text:tab/><text:span text:style-name="T84">int Unlink(int id, int to_id)</text:span><text:span text:style-name="T85"><text:s/>– в</text:span>ідв’язує елементи один від одного, при цьому всі зв’язки<text:s/><text:soft-page-break/>з іншими елементами будуть автоматично перебудовані.<text:span text:style-name="T86">.<text:s/></text:span>Повертає 0 у разі помилки.</text:p>
      <text:p text:style-name="P87"><text:tab/><text:span text:style-name="T88">int GetID()</text:span><text:s/>– повертає<text:s/><text:span text:style-name="T89">ID<text:s/></text:span>елемента.</text:p>
      <text:p text:style-name="P90"><text:tab/><text:span text:style-name="T91">int SetID(int new_id)</text:span><text:span text:style-name="T92"><text:s/>–<text:s/></text:span>встановлює новий ідентифікатор для елемента, при цьому всі зв’язки з іншими елементами будуть автоматично перебудовані. Повертає 0 у разі помилки.</text:p>
      <text:p text:style-name="P93"><text:tab/><text:span text:style-name="T94">int GetDialog()</text:span><text:span text:style-name="T95"><text:s/>–<text:s/></text:span>повертає номер діалогу до якого відноситься елемент, або 0 у разі помилки.</text:p>
      <text:p text:style-name="P96"><text:tab/><text:span text:style-name="T97">int SetDialog(int new_id)</text:span><text:span text:style-name="T98"><text:s/>–<text:s/></text:span>встановлює новий номер діалогу для елемента. При цьому всі зв’язки з іншими елементами будуть автоматично перебудовані. Повертає 0 у разі помилки.</text:p>
      <text:p text:style-name="P99"><text:tab/><text:span text:style-name="T100">int GetPrevID()</text:span><text:span text:style-name="T101"><text:s/>–<text:s/></text:span>повертає<text:s/><text:span text:style-name="T102">ID<text:s/></text:span>елемента, що прив’язаний до активного (попереднього елемента в ланцюжку). Якщо активний елемент це Сцена, то повертає 0, бо до Сцени може бути прив’язано декілька елементів.</text:p>
      <text:p text:style-name="P103"><text:tab/><text:span text:style-name="T104">int SetPrevID(int new_id)</text:span><text:span text:style-name="T105"><text:s/>–<text:s/></text:span>встановлює елемент, що прив’язаний до активного елементу (попередній в ланцюжку). При цьому всі зв’язки з іншими елементами будуть автоматично перебудовані. Повертає 0 у разі помилки.</text:p>
      <text:p text:style-name="P106"><text:tab/><text:span text:style-name="T107">int GetNextID()</text:span><text:span text:style-name="T108"><text:s/>–<text:s/></text:span>повертає<text:s/><text:span text:style-name="T109">ID<text:s/></text:span>елемента до якого прив’язано активний елемент (наступного елемента в ланцюжку). Повертає 0 у разі помилки.</text:p>
      <text:p text:style-name="P110"><text:tab/><text:span text:style-name="T111">int SetNextID(int new_id)</text:span><text:span text:style-name="T112"><text:s/>–<text:s/></text:span>встановлює елемент, до якого прив’язаний активний елемент (наступний в ланцюжку). При цьому всі зв’язки з іншими елементами будуть автоматично перебудовані. Повертає 0 у разі помилки.</text:p>
      <text:p text:style-name="P113"><text:tab/><text:span text:style-name="T114">int GetType()</text:span><text:s/>– повертає тип<text:span text:style-name="T115"><text:s/></text:span>елемента. 1 – Сцена, 2 – Відповідь, 3 – Скрипт, 0 – у разі помилки.</text:p>
      <text:p text:style-name="P116"><text:tab/><text:span text:style-name="T117">const wchar_t *GetText()</text:span><text:s/>– повертає текст<text:span text:style-name="T118"><text:s/></text:span>елемента.</text:p>
      <text:p text:style-name="P119"><text:tab/><text:span text:style-name="T120">int</text:span><text:span text:style-name="T121"><text:s/></text:span><text:span text:style-name="T122">SetText(const wchar_t *new_text)</text:span><text:span text:style-name="T123"><text:s/>–<text:s/></text:span>встановлює новий текст для елемента.</text:p>
      <text:p text:style-name="P124"><text:tab/><text:span text:style-name="T125">int IsEndDialog()</text:span><text:s/>– перевіряє чи елемент завершальним у ланцюжку Розповіді. 1 – якщо елемент завершує ланцюжок, 0 – у протилежному випадку.</text:p>
      <text:p text:style-name="P126"><text:tab/><text:span text:style-name="T127">int</text:span><text:span text:style-name="T128"><text:s/></text:span><text:span text:style-name="T129">SetEndDialog(bool end_dialog)</text:span><text:span text:style-name="T130"><text:s/>– п</text:span>означає елемент як завершальний у Розповіді.</text:p>
      <text:p text:style-name="P131"><text:span text:style-name="T132"><text:tab/></text:span><text:span text:style-name="T133">const wchar_t *GetParams()</text:span><text:s/>– повертає рядок параметрів Скрипту.</text:p>
      <text:p text:style-name="P134"><text:tab/><text:span text:style-name="T135">int</text:span><text:span text:style-name="T136"><text:s/></text:span><text:span text:style-name="T137">SetParams(const wchar_t *params)</text:span><text:span text:style-name="T138"><text:s/>–<text:s/></text:span>встановлює рядок параметрів для Скрипту.</text:p>
      <text:p text:style-name="P139"><text:tab/><text:span text:style-name="T140">int Execute()</text:span><text:span text:style-name="T141"><text:s/>– т</text:span>ранслює скрипт, записує результат у поле<text:s/><text:span text:style-name="T142">Result<text:s/></text:span>відповідного елемента. Повертає 1 у разі успіху та 0 у разі помилки<text:span text:style-name="T143">.<text:s/></text:span>Перед трансляцією скрипту, рушій додає в тіло скрипту код створення спеціального об’єкта для доступу до функцій рушія. Див. Додаток 1.</text:p>
      <text:p text:style-name="P144"><text:tab/><text:span text:style-name="T145">const wchar_t *GetResult()</text:span><text:s/>– повертає результат виконання Скрипту. Повертає порожню строку, доки Скрипт не буде виконаний.</text:p>
      <text:p text:style-name="P146"/>
      <text:p text:style-name="P147"/>
      <text:p text:style-name="P148">Для навігації по Розповіді</text:p>
      <text:p text:style-name="P149"/>
      <text:p text:style-name="P150"><text:tab/><text:span text:style-name="T151">i</text:span><text:span text:style-name="T152">nt TellStory(const wchar_t *story_file)</text:span><text:span text:style-name="T153"><text:s/>–</text:span><text:s/>завантажує Розповідь з файлу і активує перший елемент. Повертає 0 у разі помилки.</text:p>
      <text:p text:style-name="P154"><text:tab/><text:span text:style-name="T155">int<text:s/></text:span><text:span text:style-name="T156">LoadDialog(int dlg_id)</text:span><text:span text:style-name="T157"><text:s/>–</text:span><text:s/>завантажує діалог із вказаним<text:s/><text:span text:style-name="T158">ID</text:span>. Повертає 0 у разі помилки.</text:p>
      <text:p text:style-name="P159"><text:tab/><text:span text:style-name="T160">const wchar_t *GetScene()</text:span><text:s/>– повертає текст<text:span text:style-name="T161"><text:s/>п</text:span>оточної Сцени.</text:p>
      <text:p text:style-name="P162"><text:tab/><text:span text:style-name="T163">const wchar_t *GetAnswer(int index)</text:span><text:s/>– повертає текст<text:span text:style-name="T164"><text:s/></text:span>Відповіді з індексом<text:s/><text:span text:style-name="T165">index,<text:s/></text:span><text:span text:style-name="T166">що прив’</text:span>язана до поточної Сцени.</text:p>
      <text:p text:style-name="P167"><text:tab/><text:span text:style-name="T168">i</text:span><text:span text:style-name="T169">nt GetAnswerCount()</text:span><text:span text:style-name="T170"><text:s/>–</text:span><text:s/>повертає кількість Відповідей, доступних для поточної Сцени.</text:p>
      <text:p text:style-name="P171"><text:tab/><text:span text:style-name="T172">int</text:span><text:span text:style-name="T173"><text:s/>SelectAnswer(int index)</text:span><text:span text:style-name="T174"><text:s/>– а</text:span>ктивує Відповідь з вказаним індексом. Після цього рушій переходить до наступної Сцени або завершує Розповідь якщо ця<text:s/>Відповідь має прапорець<text:s/><text:span text:style-name="T175">EndDialog</text:span>.</text:p>
      <text:p text:style-name="P176"><text:tab/></text:p>
      <text:p text:style-name="P177"/>
      <text:p text:style-name="P178"/>
      <text:p text:style-name="P179"/>
      <text:p text:style-name="P180"/>
      <text:p text:style-name="P181">Алгоритм роботи</text:p>
      <text:p text:style-name="P182"/>
      <text:p text:style-name="P183"><text:tab/>Після виклику<text:s/><text:span text:style-name="T184">TellStory</text:span>(), рушій завантажує Розповідь з файлу і активує першу Сцену, використовуючи для цього функцію<text:s/><text:span text:style-name="T185">LoadDialog()</text:span>. При цьому транслюються всі Скрипти, що прив’язані до неї. Перший діалог завжди повинен мати<text:s/><text:span text:style-name="T186">ID<text:s/></text:span>зі значенням «<text:span text:style-name="T187">1</text:span>». Користувач має викликати<text:s/><text:span text:style-name="T188">GetAnswerCount</text:span>(), аби отримати кількість доступних Відповідей, потім він використовує<text:s/><text:span text:style-name="T189">GetAnswer</text:span>() щоб отримати текст потрібної Відповіді (наприклад, аби вивести його на екран), і активує потрібну Відповідь за допомогою<text:s/><text:span text:style-name="T190">SelectAnswer</text:span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p>
      <text:p text:style-name="P191"/>
      <text:p text:style-name="P192"/>
      <text:p text:style-name="P193">Керування рушієм за допомогою скриптів</text:p>
      <text:p text:style-name="P194"/>
      <text:p text:style-name="P195"><text:tab/>Функції рушія можна використовувати у скриптах на мові<text:s/><text:span text:style-name="T196">ELI,<text:s/></text:span><text:span text:style-name="T197">як<text:s/></text:span>у внутрішніх (елементах типу Скрипт), так і в окремих. Тобто створювати і відтворювати Розповіді можна, використовуючи скрипти, без створення власного застосунку і підключення до нього бібліотеки KobzarEngine.dll. Для цього в комплекті з рушієм постачається бібліотека-коннектор eliKobzar.dll, яка містить набір<text:s/><text:span text:style-name="T198">ELI-</text:span>функцій для роботи з рушієм.</text:p>
      <text:p text:style-name="P199"><text:tab/>Для використання цієї бібліотеки необхідно її ініціалізувати, додавши у скрипт наступні рядки:</text:p>
      <text:p text:style-name="P200"/>
      <text:p text:style-name="P201">#include ".\KobzarScripts.eh";</text:p>
      <text:p text:style-name="P202">&amp;Engine.Create(Kobzar, "");</text:p>
      <text:p text:style-name="P203">&amp;Engine.<text:span text:style-name="T204">CreateNew</text:span>Instance(".\Kobzar<text:span text:style-name="T205">Engine</text:span><text:span text:style-name="T206">.dll</text:span>";);</text:p>
      <text:p text:style-name="P207"/>
      <text:p text:style-name="P208"><text:tab/>У внутрішніх скриптах нічого додавати не потрібно, бібліотека-коннектор ініціюється автоматично під час їх трансляції.</text:p>
      <text:p text:style-name="P209"><text:tab/>Функціонал<text:s/>бібліотеки-коннектора наведено в Додатку 1.</text:p>
      <text:p text:style-name="P210"/>
      <text:p text:style-name="P211"/>
      <text:p text:style-name="P212">Бібліотека візуалізації</text:p>
      <text:p text:style-name="P213"/>
      <text:p text:style-name="P214"><text:tab/>До складу рушія входить бібліотека Visual<text:span text:style-name="T215">Lib</text:span>.<text:span text:style-name="T216">dll,<text:s/></text:span>що містить набір функцій для створення та використання графічних елементів, таких як вікна, кнопки, зображення тощо. Для створення вікна використовується W<text:span text:style-name="T217">inAPI<text:s/></text:span>та<text:s/><text:span text:style-name="T218">GDI+.<text:s/></text:span>Використовуючи скриптову мову<text:s/><text:span text:style-name="T219">ELI, м</text:span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Коли бібліотека візуалізації завантажується, вона автоматично створює<text:s/><text:span text:style-name="T220">в</text:span>ікно за допомогою<text:s/><text:span text:style-name="T221">WinAPI-</text:span>функції<text:s/><text:span text:style-name="T222">CreateWindowEx</text:span>()<text:span text:style-name="T223">,<text:s/></text:span>після<text:s/>чого за допомогою вбудованих функцій можна керувати цим вікном і графічними елементами на ньому.</text:p>
      <text:p text:style-name="P224"><text:tab/>Для використання бібліотеки у внутрішніх скриптах треба підключити заголовковий файл бібліотеки:</text:p>
      <text:p text:style-name="P225"/>
      <text:p text:style-name="P226">#include ".\<text:span text:style-name="T227">VisualLib</text:span>.eh";</text:p>
      <text:p text:style-name="P228"/>
      <text:p text:style-name="P229"><text:s/><text:tab/>після чого створити службовий об’єкт, як це передбачено синтаксисом<text:s/><text:span text:style-name="T230">ELI:</text:span></text:p>
      <text:p text:style-name="P231"/>
      <text:p text:style-name="P232"><text:span text:style-name="T233">&amp;VLib.Create(VisualLibrary, "");</text:span></text:p>
      <text:p text:style-name="P234"/>
      <text:p text:style-name="P235"><text:tab/>Цей службовий об’єкт відповідає за ініціалізацію функцій, що містяться в бібліотеці<text:s/><text:soft-page-break/>Visual<text:span text:style-name="T236">Lib</text:span>.<text:span text:style-name="T237">dll.</text:span><text:s/>Перевірити успішність ініціалізації можна за допомогою властивості<text:s/><text:span text:style-name="T238">&amp;VLib.Initialised.</text:span></text:p>
      <text:p text:style-name="P239"/>
      <text:p text:style-name="P240"><text:span text:style-name="T241"><text:tab/></text:span>Далі необхідно створити об’єкт самої сцени:</text:p>
      <text:p text:style-name="P242"/>
      <text:p text:style-name="P243">&amp;Scene.Create(VisualScene, "800, 600, 0");</text:p>
      <text:p text:style-name="P244"><text:tab/></text:p>
      <text:p text:style-name="P245"><text:span text:style-name="T246"><text:tab/></text:span>Де 800 – ширина вікна, 600 –<text:s/>висота, а 0 – вказує на використання віконного режиму.</text:p>
      <text:p text:style-name="P247"><text:span text:style-name="T248"><text:tab/>ELI-</text:span>клас<text:s/><text:span text:style-name="T249">VisualScene м</text:span>істить властивості і методи, які відповідають за графічне вікно: розмір, координати центру вікна тощо. Для відображення чогось на формі спочатку слід створити<text:s/><text:span text:style-name="T250">ELI-</text:span>об’єкт потрібної графічної фігури, після чого налаштувати його параметри. Коли об’єкт буде готовий до візуалізації, необхідно використати метод<text:s/><text:span text:style-name="T251">Draw($handle)<text:s/></text:span>для відображення його на формі, або контролі. Об’єкт має існувати до кінця трансляції скрипту, оскільки бібліотека візуалізації буде взаємодіяти з ним.</text:p>
      <text:p text:style-name="P252"><text:tab/>Крім звичайних графічних фігур, можна створювати контроли, тобто інтерактивні об’єкти. Графічні примітиви (лінії, прямокутники тощо) можна малювати на контролах, так само, як на головній формі. Контроли є незалежними від вікна сцени, тому їх можна переміщувати та перемальовувати їхній вміст без перемальовування всієї сцени.</text:p>
      <text:p text:style-name="P253"><text:span text:style-name="T254"><text:tab/></text:span>Параметри фігури можна редагувати і після першої візуалізації, наприклад змінити розмір шрифту. Якщо примітив було намальовано у вікні головної форми, то після цього доведеться перемальовувати весь вміст вікна, попередньо очистивши його за допомогою методу VisualScene::Clear<text:span text:style-name="T255">().</text:span><text:s/>У випадку з контролом достатньо використати метод<text:s/><text:span text:style-name="T256">Control::</text:span><text:s/><text:span text:style-name="T257">Update()</text:span>.</text:p>
      <text:p text:style-name="P258"><text:span text:style-name="T259"><text:tab/></text:span>Контроли (об’єкти типу<text:s/><text:span text:style-name="T260">Control<text:s/></text:span>та їх нащадки) є клікабельними, вони створюють користувацький інтерфейс для інтерактивності Розповіді. Коли користувач натискає на контрол, той передає інтерпретатору свій ідентифікатор, який можна отримати<text:span text:style-name="T261"><text:s/></text:span>під час трансляції за допомогою функції<text:s/><text:span text:style-name="T262">_WaitAction()</text:span>. Ідентифікатором є ім’я об’єкту контрола.</text:p>
      <text:p text:style-name="P263"><text:span text:style-name="T264"><text:tab/></text:span>Ось так може виглядати умовний скрипт для створення візуальної сцени і виведення на неї зображення:</text:p>
      <text:p text:style-name="P265"/>
      <text:p text:style-name="P266">#include ".\scripts\<text:span text:style-name="T267">VisualLib</text:span>.eh";</text:p>
      <text:p text:style-name="P268"/>
      <text:p text:style-name="P269"><text:span text:style-name="T270">&amp;VLib.Create(VisualLibrary, "");</text:span></text:p>
      <text:p text:style-name="P271"/>
      <text:p text:style-name="P272">if (&amp;Vlib.Initialised)</text:p>
      <text:p text:style-name="P273">{</text:p>
      <text:p text:style-name="P274"><text:s text:c="2"/>&amp;Scene.Create(VisualScene, "800, 600, 0");</text:p>
      <text:p text:style-name="P275"/>
      <text:p text:style-name="P276"><text:s text:c="2"/>&amp;ImageSample.Create(Image, ".\images\sample.png");</text:p>
      <text:p text:style-name="P277"><text:s text:c="2"/>&amp;ImageSample.Left = 10;</text:p>
      <text:p text:style-name="P278"><text:s text:c="2"/>&amp;ImageSample.Top = 10;</text:p>
      <text:p text:style-name="P279"><text:s text:c="2"/>&amp;ImageSample.Draw(&amp;Scene.Handle);</text:p>
      <text:p text:style-name="P280">}</text:p>
      <text:p text:style-name="P281"/>
      <text:p text:style-name="P282"><text:tab/>Функціонал бібліотеки візуалізації наведено в Додатку 3 та 4.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Додаток 1. Методи службового об’єкта для доступу до функцій рушія</text:p>
      <text:p text:style-name="P293"/>
      <text:p text:style-name="P294"><text:span text:style-name="T295">Create(Kobzar, "")</text:span><text:s/>– <text:s/>ініціює службовий об’єкт.</text:p>
      <text:p text:style-name="P296"><text:span text:style-name="T297">UseCurrrentInstance()</text:span><text:s/>– використовує поточний екземпляр рушія. За замовчуванням використовується для трансляції коду елементів типу<text:s/>Скрипт.</text:p>
      <text:p text:style-name="P298"><text:span text:style-name="T299">CreateNewInstance($file)</text:span><text:s/>– імпортує новий екземпляр рушія з<text:s/><text:span text:style-name="T300">DLL</text:span>, шлях до якої вказано у $file.</text:p>
      <text:p text:style-name="P301"><text:span text:style-name="T302">GetLastError()</text:span><text:s/>– викликає аналогічний метод рушія</text:p>
      <text:p text:style-name="P303"><text:span text:style-name="T304">CreateStory($file)</text:span><text:s/>– викликає аналогічний метод рушія. $file – шлях до файлу Розповіді.</text:p>
      <text:p text:style-name="P305"><text:span text:style-name="T306">LoadStory($file)</text:span><text:s/>– викликає аналогічний метод рушія. $file – шлях до файлу Розповіді.</text:p>
      <text:p text:style-name="P307"><text:span text:style-name="T308">SaveStory()</text:span><text:s/>– викликає аналогічний метод рушія.</text:p>
      <text:p text:style-name="P309"><text:span text:style-name="T310">CloseStory()</text:span><text:s/>– викликає аналогічний метод рушія.</text:p>
      <text:p text:style-name="P311"><text:span text:style-name="T312">ClearStory()</text:span><text:s/>– викликає аналогічний метод рушія.</text:p>
      <text:p text:style-name="P313"><text:span text:style-name="T314">AddScene()</text:span><text:s/>– викликає аналогічний метод рушія.</text:p>
      <text:p text:style-name="P315"><text:span text:style-name="T316">AddAnswer()</text:span><text:s/>– викликає аналогічний метод рушія.</text:p>
      <text:p text:style-name="P317"><text:span text:style-name="T318">AddScript()</text:span><text:s/>– викликає аналогічний метод рушія.</text:p>
      <text:p text:style-name="P319"><text:span text:style-name="T320">Select($id)</text:span><text:s/>– викликає аналогічний метод рушія.<text:s/><text:span text:style-name="T321">$id<text:s/></text:span>містить<text:s/><text:span text:style-name="T322">ID<text:s/></text:span>потрібного елементу.</text:p>
      <text:p text:style-name="P323"><text:span text:style-name="T324">Remove($id)</text:span><text:s/>– викликає аналогічний метод рушія.<text:s/><text:span text:style-name="T325">$id<text:s/></text:span>містить<text:s/><text:span text:style-name="T326">ID<text:s/></text:span>потрібного елементу.</text:p>
      <text:p text:style-name="P327"><text:span text:style-name="T328">Link($frID, $toID)</text:span><text:s/>– викликає аналогічний метод рушія.<text:s/><text:span text:style-name="T329">$</text:span>frID<text:span text:style-name="T330"><text:s/></text:span>та $toID містять<text:s/><text:span text:style-name="T331">ID е</text:span>лементів що зв’язуються.</text:p>
      <text:p text:style-name="P332"><text:span text:style-name="T333">Unlink($frID, $toID)</text:span><text:s/>– викликає аналогічний метод рушія.<text:s/><text:span text:style-name="T334">$</text:span>frID<text:span text:style-name="T335"><text:s/></text:span>та $toID містять<text:s/><text:span text:style-name="T336">ID е</text:span>лементів що роз’єднуються.</text:p>
      <text:p text:style-name="P337"><text:span text:style-name="T338">GetID()</text:span><text:s/>– викликає аналогічний метод рушія.</text:p>
      <text:p text:style-name="P339"><text:span text:style-name="T340">SetID($val)</text:span><text:s/>– викликає аналогічний метод рушія. $val містить потрібне значення.</text:p>
      <text:p text:style-name="P341"><text:span text:style-name="T342">GetDialog()</text:span><text:s/>– викликає аналогічний метод рушія.</text:p>
      <text:p text:style-name="P343"><text:span text:style-name="T344">SetDialog($val)</text:span><text:s/>– викликає аналогічний метод рушія. $val містить потрібне значення.</text:p>
      <text:p text:style-name="P345"><text:span text:style-name="T346">GetNextDialog()</text:span><text:s/>– викликає аналогічний метод рушія.</text:p>
      <text:p text:style-name="P347"><text:span text:style-name="T348">SetNextDialog($val)</text:span><text:s/>– викликає аналогічний метод рушія. $val містить потрібне значення.</text:p>
      <text:p text:style-name="P349"><text:span text:style-name="T350">GetPrevID()</text:span><text:s/>– викликає аналогічний метод рушія.</text:p>
      <text:p text:style-name="P351"><text:span text:style-name="T352">SetPrevID($val)</text:span><text:s/>– викликає аналогічний метод рушія. $val містить потрібне значення.</text:p>
      <text:p text:style-name="P353"><text:span text:style-name="T354">GetNextID()</text:span><text:s/>– викликає аналогічний метод рушія.</text:p>
      <text:p text:style-name="P355"><text:span text:style-name="T356">SetNextID($val)</text:span><text:s/>– викликає аналогічний метод рушія. $val містить потрібне значення.</text:p>
      <text:p text:style-name="P357"><text:span text:style-name="T358">GetType()</text:span><text:s/>– викликає аналогічний метод рушія.</text:p>
      <text:p text:style-name="P359"><text:span text:style-name="T360">GetText()</text:span><text:s/>– викликає аналогічний метод рушія.</text:p>
      <text:p text:style-name="P361"><text:span text:style-name="T362">SetText($val)</text:span><text:s/>– викликає аналогічний метод рушія. $val містить потрібне значення.</text:p>
      <text:p text:style-name="P363"><text:span text:style-name="T364">IsEndDialog()</text:span><text:s/>– викликає аналогічний метод рушія.</text:p>
      <text:p text:style-name="P365"><text:span text:style-name="T366">SetEndDialog($val)</text:span><text:s/>– викликає аналогічний метод рушія. $val містить потрібне значення.</text:p>
      <text:p text:style-name="P367"><text:span text:style-name="T368">GetParams()</text:span><text:s/>– викликає аналогічний метод рушія.</text:p>
      <text:p text:style-name="P369"><text:span text:style-name="T370">SetParams($val)</text:span><text:s/>– викликає аналогічний метод рушія. $val містить потрібне значення.</text:p>
      <text:p text:style-name="P371"><text:span text:style-name="T372">Execute()</text:span><text:s/>– викликає аналогічний метод рушія.</text:p>
      <text:p text:style-name="P373"><text:span text:style-name="T374">GetResult()</text:span><text:s/>– викликає аналогічний метод рушія.</text:p>
      <text:p text:style-name="P375"><text:span text:style-name="T376">TellStory($file)</text:span><text:s/>– викликає аналогічний метод рушія. $file – шлях до файлу Розповіді.</text:p>
      <text:p text:style-name="P377"><text:span text:style-name="T378">LoadDialog($id)</text:span><text:s/>– викликає аналогічний метод рушія.<text:s/><text:span text:style-name="T379">$id<text:s/></text:span>містить<text:s/><text:span text:style-name="T380">ID<text:s/></text:span>потрібного елементу.</text:p>
      <text:p text:style-name="P381"><text:span text:style-name="T382">GetScene()</text:span><text:s/>– викликає аналогічний метод рушія.</text:p>
      <text:p text:style-name="P383"><text:span text:style-name="T384">GetAnswerCount()</text:span><text:s/>– викликає аналогічний метод рушія.</text:p>
      <text:p text:style-name="P385"><text:span text:style-name="T386">GetAnswer()</text:span><text:s/>– викликає аналогічний метод рушія.</text:p>
      <text:p text:style-name="P387"><text:span text:style-name="T388">SelectAnswer($ind)</text:span><text:s/>– викликає аналогічний метод рушія.<text:s/><text:span text:style-name="T389">$ind<text:s/></text:span>містить індекс<text:span text:style-name="T390"><text:s/></text:span>потрібної Відповіді.</text:p>
      <text:p text:style-name="P391"><text:span text:style-name="T392">Destroy()</text:span><text:s/>– знищує службовий об’єкт.</text:p>
      <text:p text:style-name="P393"/>
      <text:p text:style-name="P394"/>
      <text:p text:style-name="P395"/>
      <text:p text:style-name="P396"><text:span text:style-name="T397">Додаток<text:s/></text:span><text:span text:style-name="T398">2</text:span><text:span text:style-name="T399">. Приклад структури<text:s/></text:span><text:span text:style-name="T400">XML-</text:span><text:span text:style-name="T401">файлу Розповіді</text:span></text:p>
      <text:p text:style-name="P402"/>
      <text:p text:style-name="P403">&lt;StoryFile&gt;</text:p>
      <text:p text:style-name="P404"><text:tab/>&lt;Dialog id =<text:s/>'0'&gt;</text:p>
      <text:p text:style-name="P405"><text:tab/><text:tab/>&lt;ScreenText&gt;<text:span text:style-name="T406">scene text</text:span>&lt;/ScreenText&gt;</text:p>
      <text:p text:style-name="P407"><text:tab/><text:tab/>&lt;Answers&gt;</text:p>
      <text:p text:style-name="P408"><text:tab/><text:tab/><text:tab/>&lt;Answer NextDialog =<text:s/>'1'&gt;</text:p>
      <text:p text:style-name="P409"><text:tab/><text:tab/><text:tab/><text:tab/>&lt;Text&gt;<text:span text:style-name="T410">Answer text</text:span>&lt;/Text&gt;</text:p>
      <text:p text:style-name="P411"><text:tab/><text:tab/><text:tab/>&lt;/Answer&gt;</text:p>
      <text:p text:style-name="P412"><text:tab/><text:tab/>&lt;/Answers&gt;</text:p>
      <text:p text:style-name="P413"><text:tab/>&lt;/Dialog&gt;</text:p>
      <text:p text:style-name="P414"><text:tab/>&lt;Dialog id =<text:s/>'1'&gt;</text:p>
      <text:p text:style-name="P415"><text:tab/><text:tab/>&lt;ScreenText&gt;<text:span text:style-name="T416">next Scene text</text:span>&lt;/ScreenText&gt;</text:p>
      <text:p text:style-name="P417"><text:tab/><text:tab/>&lt;Answers&gt;</text:p>
      <text:p text:style-name="P418"><text:tab/><text:tab/>&lt;/Answers&gt;</text:p>
      <text:p text:style-name="P419"><text:tab/>&lt;/Dialog&gt;</text:p>
      <text:p text:style-name="P420">&lt;/StoryFile&gt;</text:p>
      <text:p text:style-name="P421"/>
      <text:p text:style-name="P422"/>
      <text:p text:style-name="P423">Додаток 3. Методи бібліотеки<text:s/>візуалізації</text:p>
      <text:p text:style-name="P424"/>
      <text:p text:style-name="P425"><text:span text:style-name="T426">VisualScene($width, $height, $fullscreen)</text:span><text:span text:style-name="T427"><text:s/></text:span>– створює об’єкт та вікно з шириною<text:s/><text:span text:style-name="T428">$width</text:span><text:s/>та висотою<text:s/><text:span text:style-name="T429">$height.<text:s/></text:span>Параметр<text:s/><text:span text:style-name="T430">$fullscreen<text:s/></text:span>вказує на роботу в повноекранному режимі, приймає значення 1 чи 0.</text:p>
      <text:p text:style-name="P431"><text:span text:style-name="T432">ShowForm()</text:span><text:span text:style-name="T433"><text:s/></text:span>– робить вікно видимим.</text:p>
      <text:p text:style-name="P434"><text:span text:style-name="T435">HideForm()</text:span><text:span text:style-name="T436"><text:s/></text:span>– приховує вікно.</text:p>
      <text:p text:style-name="P437"><text:span text:style-name="T438">Clear()</text:span><text:span text:style-name="T439"><text:s/></text:span>–<text:span text:style-name="T440"><text:s/></text:span>очищує вікно.</text:p>
      <text:p text:style-name="P441"/>
      <text:p text:style-name="P442"><text:span text:style-name="T443">_LoadFont</text:span><text:span text:style-name="T444">(</text:span><text:span text:style-name="T445">sym pObjectName)</text:span><text:s/>– завантажує користувацький шрифт,<text:s/><text:span text:style-name="T446">pObjectName<text:s/></text:span>містить ім’я об’єкта класу<text:s/><text:span text:style-name="T447">User</text:span>Font</text:p>
      <text:p text:style-name="P448"><text:span text:style-name="T449">_CreateForm</text:span><text:span text:style-name="T450">(</text:span><text:span text:style-name="T451">num pWidth,num pHeight,num pFullscreen)</text:span><text:s/>– створює форму Сцени, повертає дескриптор<text:s/><text:span text:style-name="T452">WinAPI</text:span>-вікна</text:p>
      <text:p text:style-name="P453"><text:span text:style-name="T454">_DestroyForm</text:span><text:span text:style-name="T455">()</text:span><text:s/>– знищує форму Сцени</text:p>
      <text:p text:style-name="P456"><text:span text:style-name="T457">_ClearForm</text:span><text:span text:style-name="T458">()</text:span><text:s/>– очищує форму</text:p>
      <text:p text:style-name="P459"><text:span text:style-name="T460">_CalcTextArea</text:span><text:span text:style-name="T461">(</text:span><text:span text:style-name="T462">sym pObjectName)</text:span><text:s/>– завантажує користувацький шрифт,<text:s/><text:span text:style-name="T463">pObjectName<text:s/></text:span>містить ім’я об’єкта класу<text:s/><text:span text:style-name="T464">Text</text:span></text:p>
      <text:p text:style-name="P465"><text:span text:style-name="T466">_DrawLine</text:span><text:span text:style-name="T467">(</text:span><text:span text:style-name="T468">sym pObjectName,num pHandle)</text:span><text:s/>– малює лінію,<text:s/><text:span text:style-name="T469">pObjectName<text:s/></text:span>містить ім’я об’єкта класу<text:s/><text:span text:style-name="T470">Line</text:span></text:p>
      <text:p text:style-name="P471"><text:span text:style-name="T472">_DrawArc</text:span><text:span text:style-name="T473">(</text:span><text:span text:style-name="T474">sym pObjectName,num pHandle)</text:span><text:s/>– малює дугу,<text:s/><text:span text:style-name="T475">pObjectName<text:s/></text:span>містить ім’я об’єкта класу<text:s/><text:span text:style-name="T476">Arc</text:span></text:p>
      <text:p text:style-name="P477"><text:span text:style-name="T478">_DrawPoly</text:span><text:span text:style-name="T479">(</text:span><text:span text:style-name="T480">sym pObjectName,num pHandle)</text:span><text:s/>– малює полігон,<text:s/><text:span text:style-name="T481">pObjectName<text:s/></text:span>містить ім’я об’єкта класу<text:s/><text:span text:style-name="T482">Poly</text:span></text:p>
      <text:p text:style-name="P483"><text:span text:style-name="T484">_DrawEllipse</text:span><text:span text:style-name="T485">(</text:span><text:span text:style-name="T486">sym<text:s/></text:span><text:span text:style-name="T487">pObjectName,num pHandle)</text:span><text:s/>– малює еліпс,<text:s/><text:span text:style-name="T488">pObjectName<text:s/></text:span>містить ім’я об’єкта класу<text:s/><text:span text:style-name="T489">Ellipse</text:span></text:p>
      <text:p text:style-name="P490"><text:span text:style-name="T491">_DrawRect</text:span><text:span text:style-name="T492">(</text:span><text:span text:style-name="T493">sym pObjectName,num pHandle)</text:span><text:s/>– малює прямокутник,<text:s/><text:span text:style-name="T494">pObjectName<text:s/></text:span>містить ім’я об’єкта класу<text:s/><text:span text:style-name="T495">Rect</text:span></text:p>
      <text:p text:style-name="P496"><text:span text:style-name="T497">_DrawImage</text:span><text:span text:style-name="T498">(</text:span><text:span text:style-name="T499">sym pObjectName,num pHandle)</text:span><text:s/>– виводить на форму користувацьке зображення,<text:s/><text:span text:style-name="T500">pObjectName<text:s/></text:span>містить ім’я об’єкта класу<text:s/><text:span text:style-name="T501">Image</text:span></text:p>
      <text:p text:style-name="P502"><text:span text:style-name="T503">_DrawPlate</text:span><text:span text:style-name="T504">(</text:span><text:span text:style-name="T505">sym pObjectName,num pHandle)</text:span><text:s/>– малює прямокутник з текстом,<text:s/><text:span text:style-name="T506">pObjectName<text:s/></text:span>містить ім’я об’єкта класу<text:s/><text:span text:style-name="T507">Plate</text:span></text:p>
      <text:soft-page-break/>
      <text:p text:style-name="P508"><text:span text:style-name="T509">_DrawBubble</text:span><text:span text:style-name="T510">(</text:span><text:span text:style-name="T511">sym pObjectName,num pHandle)</text:span><text:s/>– малює прямокутну бульбашку прямої мови персонажа,<text:s/><text:span text:style-name="T512">pObjectName<text:s/></text:span>містить ім’я об’єкта класу<text:s/><text:span text:style-name="T513">Bubble</text:span></text:p>
      <text:p text:style-name="P514"><text:span text:style-name="T515">_DrawBlast</text:span><text:span text:style-name="T516">(</text:span><text:span text:style-name="T517">sym pObjectName,num pHandle)</text:span><text:s/>– малює бульбашку прямої мови у вигляді вибуху/спалаху,<text:s/><text:span text:style-name="T518">pObjectName<text:s/></text:span>містить ім’я об’єкта класу<text:s/><text:span text:style-name="T519">Blast</text:span></text:p>
      <text:p text:style-name="P520"><text:span text:style-name="T521">_DrawBalloon</text:span><text:span text:style-name="T522">(</text:span><text:span text:style-name="T523">sym pObjectName,num pHandle)</text:span><text:s/>– малює бульбашку прямої мови у вигляді еліпса,<text:s/><text:span text:style-name="T524">pObjectName<text:s/></text:span>містить ім’я об’єкта класу<text:s/><text:span text:style-name="T525">Balloon</text:span></text:p>
      <text:p text:style-name="P526"><text:span text:style-name="T527">_DrawCloud</text:span><text:span text:style-name="T528">(</text:span><text:span text:style-name="T529">sym pObjectName,num pHandle)</text:span><text:s/>– малює бульбашку прямої мови у вигляді хмаринки,<text:s/><text:span text:style-name="T530">pObjectName<text:s/></text:span>містить ім’я об’єкта класу<text:s/><text:span text:style-name="T531">Cloud</text:span></text:p>
      <text:p text:style-name="P532"><text:span text:style-name="T533">_DrawText</text:span><text:span text:style-name="T534">(</text:span><text:span text:style-name="T535">sym<text:s/></text:span><text:span text:style-name="T536">pObjectName,num pHandle)</text:span><text:s/>– виводить на форму текстовий надпис,<text:s/><text:span text:style-name="T537">pObjectName<text:s/></text:span>містить ім’я об’єкта класу<text:s/><text:span text:style-name="T538">Text</text:span></text:p>
      <text:p text:style-name="P539"><text:span text:style-name="T540">_CreateControl</text:span><text:span text:style-name="T541">(</text:span><text:span text:style-name="T542">sym pObjectName)</text:span><text:s/>– створює прозорий контрол, повертає дескриптор<text:s/><text:span text:style-name="T543">WinAPI</text:span>-вікна,<text:s/><text:span text:style-name="T544">pObjectName<text:s/></text:span>містить ім’я об’єкта класу<text:s/><text:span text:style-name="T545">Control</text:span></text:p>
      <text:p text:style-name="P546"><text:span text:style-name="T547">_MoveControl</text:span><text:span text:style-name="T548">(</text:span><text:span text:style-name="T549">sym pObjectName)</text:span><text:s/>– переміщує контрол у координати, що вказані у властивості об’єкта,<text:s/><text:span text:style-name="T550">pObjectName<text:s/></text:span>містить ім’я об’єкта класу<text:s/><text:span text:style-name="T551">Control</text:span></text:p>
      <text:p text:style-name="P552"><text:span text:style-name="T553">_UpdateControl</text:span><text:span text:style-name="T554">(</text:span><text:span text:style-name="T555">sym pObjectName)</text:span><text:s/>– оновлює графічний вміст вікна контролу,<text:s/><text:span text:style-name="T556">pObjectName<text:s/></text:span>містить ім’я об’єкта класу<text:s/><text:span text:style-name="T557">Control</text:span></text:p>
      <text:p text:style-name="P558"><text:span text:style-name="T559">_WaitAction</text:span><text:span text:style-name="T560">(</text:span><text:span text:style-name="T561">)</text:span><text:s/>– очікує на клік користувача по контролу і повертає його<text:s/><text:span text:style-name="T562">ID</text:span></text:p>
      <text:p text:style-name="P563"/>
      <text:p text:style-name="P564"/>
      <text:p text:style-name="P565"/>
      <text:p text:style-name="P566"><text:span text:style-name="T567">Додаток<text:s/></text:span><text:span text:style-name="T568">4</text:span><text:span text:style-name="T569">. Опис службових класів бібліотеки візуалізації</text:span></text:p>
      <text:p text:style-name="P570"/>
      <text:p text:style-name="P571"><text:tab/>Нижче наведені лише публічні члени класів. Повну структуру можна побачити у файлах-заголовках<text:s/><text:span text:style-name="T572">VisualLib.eh<text:s/></text:span>та<text:s/><text:span text:style-name="T573">Color.eh.</text:span></text:p>
      <text:p text:style-name="P574"/>
      <text:p text:style-name="P575"><text:span text:style-name="T576">#class Color</text:span><text:s/>– описує колір, використовується для фарбування елементів.</text:p>
      <text:p text:style-name="P577"><text:s text:c="2"/><text:span text:style-name="T578">#public property Red = 0</text:span></text:p>
      <text:p text:style-name="P579"><text:s text:c="2"/>#public property Green = 0</text:p>
      <text:p text:style-name="P580"><text:s text:c="2"/>#public property Blue = 0</text:p>
      <text:p text:style-name="P581"><text:span text:style-name="T582"><text:s text:c="2"/>#public property Alpha<text:s/></text:span><text:span text:style-name="T583">= 0</text:span></text:p>
      <text:p text:style-name="P584"/>
      <text:p text:style-name="P585"/>
      <text:p text:style-name="P586"><text:span text:style-name="T587">#class<text:s/></text:span><text:span text:style-name="T588">User</text:span><text:span text:style-name="T589">Font</text:span><text:s/>– ресурс шрифта, який завантажується з файлу, можна потім використати для створення об’єкта класу<text:s/><text:span text:style-name="T590">Font</text:span></text:p>
      <text:p text:style-name="P591"><text:span text:style-name="T592"><text:s text:c="2"/></text:span><text:span text:style-name="T593">#public property Source = ""</text:span><text:s/>– шлях до файлу з якого завантажено шрифт</text:p>
      <text:p text:style-name="P594"><text:span text:style-name="T595"><text:s text:c="2"/></text:span><text:span text:style-name="T596">#public property Name = ""</text:span><text:s/>– ім’я шрифту, буде встановлено автоматично за умови успішної роботи конструктора</text:p>
      <text:p text:style-name="P597"><text:s text:c="2"/><text:span text:style-name="T598">#public method<text:s/></text:span><text:span text:style-name="T599">User</text:span><text:span text:style-name="T600">Font($file)</text:span><text:s/>– конструктор</text:p>
      <text:p text:style-name="P601"/>
      <text:p text:style-name="P602"/>
      <text:p text:style-name="P603"><text:span text:style-name="T604">#class Font</text:span><text:s/>– шрифт тексту, використовується в контролах, що містять текст</text:p>
      <text:p text:style-name="P605"><text:s text:c="2"/><text:span text:style-name="T606">#public property User</text:span><text:span text:style-name="T607">Font</text:span><text:span text:style-name="T608"><text:s/>= 0</text:span><text:s/>– вказує чи застосовується користувацький шрифт, якщо так, то <text:s/>UserF<text:span text:style-name="T609">ont<text:s/></text:span>буде дорівнювати 1</text:p>
      <text:p text:style-name="P610"><text:s text:c="2"/><text:span text:style-name="T611">#public<text:s/></text:span><text:span text:style-name="T612">property Name = "Arial"</text:span><text:s/>– сімейство шрифтів</text:p>
      <text:p text:style-name="P613"><text:s text:c="2"/><text:span text:style-name="T614">#public property Style =</text:span><text:span text:style-name="T615"><text:s/>r</text:span><text:span text:style-name="T616"><text:s/></text:span>– стиль:</text:p>
      <text:p text:style-name="P617"><text:tab/><text:tab/><text:tab/>r – звичайний</text:p>
      <text:p text:style-name="P618"><text:tab/><text:tab/><text:tab/>b – жирний</text:p>
      <text:p text:style-name="P619"><text:tab/><text:tab/><text:tab/>i – курсив</text:p>
      <text:p text:style-name="P620"><text:tab/><text:tab/><text:tab/>bi – жирний курсив</text:p>
      <text:p text:style-name="P621"><text:tab/><text:tab/><text:tab/>u – підкреслений</text:p>
      <text:p text:style-name="P622"><text:tab/><text:tab/><text:tab/>s – закреслений</text:p>
      <text:p text:style-name="P623"><text:s text:c="2"/><text:span text:style-name="T624">#public property Size = 10</text:span><text:s/>– розмір</text:p>
      <text:soft-page-break/>
      <text:p text:style-name="P625"><text:s text:c="2"/><text:span text:style-name="T626">#public property Color =<text:s/></text:span><text:span text:style-name="T627">#class Color</text:span>– колір тексту</text:p>
      <text:p text:style-name="P628"><text:s text:c="2"/><text:span text:style-name="T629">#public method Assign($userfont)</text:span><text:s/>– зв’язує шрифт з об’єктом користувацького шрифту</text:p>
      <text:p text:style-name="P630"><text:s text:c="2"/><text:span text:style-name="T631">#public method Select($name)</text:span><text:s/>– обирає шрифт з набору системних шрифтів</text:p>
      <text:p text:style-name="P632"/>
      <text:p text:style-name="P633"/>
      <text:p text:style-name="P634"><text:span text:style-name="T635">#class Border</text:span><text:s/>– описує границю контролу</text:p>
      <text:p text:style-name="P636"><text:s text:c="2"/><text:span text:style-name="T637">#public property Size = 0</text:span><text:s/>– розмір границі</text:p>
      <text:p text:style-name="P638"><text:s text:c="2"/><text:span text:style-name="T639">#public property Color = #class Color</text:span><text:s/>– колір</text:p>
      <text:p text:style-name="P640"/>
      <text:p text:style-name="P641"/>
      <text:p text:style-name="P642"><text:span text:style-name="T643">#class Figure</text:span><text:s/>– батьківський клас більшості графічних примітивів</text:p>
      <text:p text:style-name="P644"><text:span text:style-name="T645"><text:s text:c="2"/></text:span><text:span text:style-name="T646">#public property Left = 0</text:span><text:s/>– позиція верхнього кута фігури</text:p>
      <text:p text:style-name="P647"><text:s text:c="2"/>#public property Top = 0</text:p>
      <text:p text:style-name="P648"><text:span text:style-name="T649"><text:s text:c="2"/>#public property Width = 0</text:span><text:s/>– ширина</text:p>
      <text:p text:style-name="P650"><text:span text:style-name="T651"><text:s text:c="2"/>#public property Height = 0</text:span><text:s/>– висота</text:p>
      <text:p text:style-name="P652"><text:span text:style-name="T653"><text:s text:c="2"/>#public property Color = #class Color</text:span><text:s/>– колір фігури</text:p>
      <text:p text:style-name="P654"><text:s text:c="2"/>#<text:span text:style-name="T655">public method Figure($left, $top, $width, $height)</text:span><text:s/>– конструктор</text:p>
      <text:p text:style-name="P656"/>
      <text:p text:style-name="P657"/>
      <text:p text:style-name="P658"><text:span text:style-name="T659">#class Line</text:span><text:s/>– лінія</text:p>
      <text:p text:style-name="P660"><text:s text:c="2"/><text:span text:style-name="T661">#public property X1 = 0</text:span><text:s/>– позиція початкової точки прямої</text:p>
      <text:p text:style-name="P662"><text:s text:c="2"/><text:span text:style-name="T663">#public property Y1 = 0</text:span></text:p>
      <text:p text:style-name="P664"><text:s text:c="2"/><text:span text:style-name="T665">#public property X2 = 0</text:span><text:s/>– позиція кінцевої точки прямої</text:p>
      <text:p text:style-name="P666"><text:s text:c="2"/><text:span text:style-name="T667">#public property Y2 = 0</text:span></text:p>
      <text:p text:style-name="P668"><text:s text:c="2"/><text:span text:style-name="T669">#public property Size = 1</text:span><text:s/>– товщина лінії</text:p>
      <text:p text:style-name="P670"><text:s text:c="2"/><text:span text:style-name="T671">#public property Color = #class Color</text:span><text:s/>– колір лінії</text:p>
      <text:p text:style-name="P672"><text:s text:c="2"/><text:span text:style-name="T673">#public method Draw($handle)</text:span><text:span text:style-name="T674"><text:s/>– малює<text:s/></text:span>фігуру<text:span text:style-name="T675"><text:s/></text:span>у вікні, яке має дескриптор<text:s/><text:span text:style-name="T676">$handle</text:span><text:s text:c="3"/></text:p>
      <text:p text:style-name="P677"><text:s text:c="2"/><text:span text:style-name="T678">#public method Line($x1, $y1, $x2, $y2, $size)</text:span><text:s/>– конструктор класу</text:p>
      <text:p text:style-name="P679"/>
      <text:p text:style-name="P680"><text:s/></text:p>
      <text:p text:style-name="P681"><text:span text:style-name="T682">#class Arc : Figure</text:span><text:s/>– дуга</text:p>
      <text:p text:style-name="P683"><text:s text:c="2"/><text:span text:style-name="T684">#public property StartAngle = 0</text:span></text:p>
      <text:p text:style-name="P685"><text:s text:c="2"/>#public property SweepAngle = 0</text:p>
      <text:p text:style-name="P686"><text:s text:c="2"/><text:span text:style-name="T687">#public property Size = 1</text:span><text:s/>– товщина лінії</text:p>
      <text:p text:style-name="P688"><text:s text:c="2"/><text:span text:style-name="T689">#public method Draw($handle)</text:span><text:span text:style-name="T690"><text:s/>– малює<text:s/></text:span>фігуру<text:span text:style-name="T691"><text:s/></text:span>у вікні, яке має дескриптор<text:s/><text:span text:style-name="T692">$handle</text:span><text:s text:c="3"/></text:p>
      <text:p text:style-name="P693"><text:s text:c="2"/><text:span text:style-name="T694">#public method Arc($left, $top, $width, $height, $stangle, $swangle, $size)</text:span><text:s/>– конструктор класу</text:p>
      <text:p text:style-name="P695"/>
      <text:p text:style-name="P696"><text:s text:c="2"/></text:p>
      <text:p text:style-name="P697"><text:span text:style-name="T698">#class Poly</text:span><text:s/>– полігон з варіативною кількістю вершин</text:p>
      <text:p text:style-name="P699"><text:s text:c="2"/><text:span text:style-name="T700">#public property Count = 0</text:span><text:s/>– кількість вершин (збільшується автоматично при додаванні) <text:s/></text:p>
      <text:p text:style-name="P701"><text:s text:c="2"/><text:span text:style-name="T702">#public property Color = #class Color<text:s/></text:span>– колір заливки фігури</text:p>
      <text:p text:style-name="P703"><text:s text:c="2"/><text:span text:style-name="T704">#public property Border = #class Border</text:span><text:s/>– границя фігури</text:p>
      <text:p text:style-name="P705"><text:s text:c="2"/><text:span text:style-name="T706">#public property Shadow = 0</text:span><text:span text:style-name="T707"><text:s/>–<text:s/></text:span>вмикає/вимикає тінь від фігури</text:p>
      <text:p text:style-name="P708"><text:span text:style-name="T709"><text:s text:c="2"/></text:span><text:span text:style-name="T710">#public method Draw($handle)</text:span><text:span text:style-name="T711"><text:s/>– малює<text:s/></text:span>фігуру<text:span text:style-name="T712"><text:s/></text:span>у вікні, яке має дескриптор<text:s/><text:span text:style-name="T713">$handle</text:span><text:s text:c="5"/></text:p>
      <text:p text:style-name="P714"><text:s text:c="2"/><text:span text:style-name="T715">#public method AddPoint($x, $y)</text:span><text:s/>– додає вершину до полігону</text:p>
      <text:p text:style-name="P716"/>
      <text:p text:style-name="P717"/>
      <text:p text:style-name="P718"><text:span text:style-name="T719">#class Ellipse</text:span><text:s/><text:span text:style-name="T720">: Figure</text:span><text:s/>– еліпс <text:s/></text:p>
      <text:p text:style-name="P721"><text:s text:c="2"/><text:span text:style-name="T722">#public property Border = #class Border</text:span><text:s/>– границя фігури</text:p>
      <text:p text:style-name="P723"><text:s text:c="2"/><text:span text:style-name="T724">#public property Shadow = 0</text:span><text:span text:style-name="T725"><text:s/>–<text:s/></text:span>вмикає/вимикає тінь від фігури</text:p>
      <text:p text:style-name="P726"><text:span text:style-name="T727"><text:s text:c="2"/></text:span><text:span text:style-name="T728">#public method Draw($handle)</text:span><text:span text:style-name="T729"><text:s/>– малює<text:s/></text:span>фігуру<text:span text:style-name="T730"><text:s/></text:span>у вікні, яке має дескриптор<text:s/><text:span text:style-name="T731">$handle</text:span><text:s text:c="5"/></text:p>
      <text:p text:style-name="P732"><text:s text:c="2"/><text:span text:style-name="T733">#public method Ellipse($left, $top, $width, $height)</text:span><text:s/>– конструктор класу</text:p>
      <text:p text:style-name="P734"/>
      <text:p text:style-name="P735"/>
      <text:p text:style-name="P736"><text:span text:style-name="T737">#class<text:s/></text:span><text:span text:style-name="T738">Rect</text:span><text:span text:style-name="T739"><text:s/>: Figure</text:span><text:s/>–<text:s/>прямокутник <text:s text:c="3"/></text:p>
      <text:p text:style-name="P740"><text:s text:c="2"/><text:span text:style-name="T741">#public property Border = #class Border</text:span><text:s/>– границя фігури</text:p>
      <text:p text:style-name="P742"><text:s text:c="2"/><text:span text:style-name="T743">#public property Shadow = 0</text:span><text:span text:style-name="T744"><text:s/></text:span><text:span text:style-name="T745">–<text:s/></text:span>вмикає/вимикає тінь від фігури</text:p>
      <text:p text:style-name="P746"><text:span text:style-name="T747"><text:s text:c="2"/></text:span><text:span text:style-name="T748">#public method Draw($handle)</text:span><text:span text:style-name="T749"><text:s/>– малює<text:s/></text:span>фігуру<text:span text:style-name="T750"><text:s/></text:span>у вікні, яке має дескриптор<text:s/><text:span text:style-name="T751">$handle</text:span><text:s text:c="3"/></text:p>
      <text:p text:style-name="P752"><text:s text:c="2"/><text:span text:style-name="T753">#public method<text:s/></text:span><text:span text:style-name="T754">Rect</text:span><text:span text:style-name="T755">($left, $top, $width, $height)</text:span><text:s/>– конструктор класу</text:p>
      <text:p text:style-name="P756"/>
      <text:p text:style-name="P757"/>
      <text:p text:style-name="P758"><text:span text:style-name="T759">#class Object</text:span><text:s/>– батьківський клас всіх контролів.</text:p>
      <text:p text:style-name="P760"><text:s text:c="2"/><text:span text:style-name="T761">#public property</text:span><text:span text:style-name="T762"><text:s/>Left<text:s/></text:span><text:span text:style-name="T763">= 0</text:span><text:s/>– позиція верхнього лівого кута контролу по горизонталі</text:p>
      <text:p text:style-name="P764"><text:s text:c="2"/><text:span text:style-name="T765">#public property</text:span><text:span text:style-name="T766"><text:s/>Top<text:s/></text:span><text:span text:style-name="T767">= 0</text:span><text:s/>– позиція верхнього лівого кута контролу по вертикалі</text:p>
      <text:p text:style-name="P768"><text:s text:c="2"/><text:span text:style-name="T769">#public property Width = 0</text:span><text:s/>– ширина контролу</text:p>
      <text:p text:style-name="P770"><text:s text:c="2"/><text:span text:style-name="T771">#public property Height = 0</text:span><text:s/>– висота контролу</text:p>
      <text:p text:style-name="P772"><text:s text:c="2"/><text:span text:style-name="T773">#public method SetPos($left, $top)</text:span><text:s/>– встановлює позицію контролу</text:p>
      <text:p text:style-name="P774"><text:s text:c="2"/><text:span text:style-name="T775">#public method SetSize($width, $height)</text:span><text:s/>– встановлює розміри контролу</text:p>
      <text:p text:style-name="P776"><text:s text:c="2"/><text:span text:style-name="T777">#public method Object($left, $top, $width, $height)</text:span><text:s/>– конструктор класу</text:p>
      <text:p text:style-name="P778"/>
      <text:p text:style-name="P779"/>
      <text:p text:style-name="P780"><text:span text:style-name="T781">#class Image : Object</text:span><text:s/>– статичне зображення</text:p>
      <text:p text:style-name="P782"><text:s text:c="2"/><text:span text:style-name="T783">#public property Source = ".</text:span><text:span text:style-name="T784">\</text:span><text:span text:style-name="T785">default.</text:span><text:span text:style-name="T786">png</text:span><text:span text:style-name="T787">"</text:span><text:s/>– шлях до файлу зображення, «.<text:span text:style-name="T788">\</text:span>» вказує на каталог в якому міститься бібліотека<text:s/><text:span text:style-name="T789">ELI</text:span></text:p>
      <text:p text:style-name="P790"><text:span text:style-name="T791"><text:s text:c="2"/></text:span><text:span text:style-name="T792">#public method<text:s/></text:span><text:span text:style-name="T793">Draw($handle)</text:span><text:span text:style-name="T794"><text:s/>– малює контрол<text:s/></text:span>у вікні, яке має дескриптор<text:s/><text:span text:style-name="T795">$handle</text:span></text:p>
      <text:p text:style-name="P796"><text:span text:style-name="T797"><text:s text:c="2"/></text:span><text:span text:style-name="T798">#public method Image($file)</text:span><text:span text:style-name="T799"><text:s/>–<text:s/></text:span>конструктор класу</text:p>
      <text:p text:style-name="P800"/>
      <text:p text:style-name="P801"/>
      <text:p text:style-name="P802"><text:span text:style-name="T803">#class<text:s/></text:span><text:span text:style-name="T804">CharLine</text:span><text:span text:style-name="T805"><text:s/>: Object</text:span><text:s/>– батьківській клас всіх хмаринок реплік персонажів</text:p>
      <text:p text:style-name="P806"><text:s text:c="2"/><text:span text:style-name="T807">#public property Color = #class Color</text:span><text:s/>– колір тла</text:p>
      <text:p text:style-name="P808"><text:s text:c="2"/><text:span text:style-name="T809">#public property Border = #class Border</text:span><text:s/>– границя контролу</text:p>
      <text:p text:style-name="P810"><text:s text:c="2"/><text:span text:style-name="T811">#public property Shadow<text:s/></text:span><text:span text:style-name="T812">= 0</text:span><text:span text:style-name="T813"><text:s/>–<text:s/></text:span>вмикає/вимикає тінь від контролу</text:p>
      <text:p text:style-name="P814"><text:s text:c="2"/><text:span text:style-name="T815">#public property BeforeTextInterval = 5</text:span><text:s/>– відступ від лівого краю контролу до області тексту</text:p>
      <text:p text:style-name="P816"><text:s text:c="2"/><text:span text:style-name="T817">#public property AfterTextInterval = 5</text:span><text:s/>– відступ від правого краю області тексту</text:p>
      <text:p text:style-name="P818"><text:s text:c="2"/><text:span text:style-name="T819">#public property Text = #class Text</text:span><text:s/>– текст</text:p>
      <text:p text:style-name="P820"><text:s text:c="2"/><text:span text:style-name="T821">#public method AdjustToText()</text:span><text:s/>– припасовує розміри контролу до розміру тексту</text:p>
      <text:p text:style-name="P822"><text:s text:c="2"/><text:span text:style-name="T823">#public method<text:s/></text:span><text:span text:style-name="T824">CharLine</text:span><text:span text:style-name="T825">($left, $top, $width, $height)</text:span><text:s/>– конструктор класу</text:p>
      <text:p text:style-name="P826"/>
      <text:p text:style-name="P827"/>
      <text:p text:style-name="P828"><text:span text:style-name="T829">#class<text:s/></text:span><text:span text:style-name="T830">Plate</text:span><text:span text:style-name="T831"><text:s/>:<text:s/></text:span><text:span text:style-name="T832">CharLine</text:span><text:s/>– прямокутне вікно для виводу тексту</text:p>
      <text:p text:style-name="P833"><text:s text:c="2"/><text:span text:style-name="T834">#public property Corner = 0</text:span><text:s/>– ступінь заокруглення кутів, 0 – заокруглення не застосовується</text:p>
      <text:p text:style-name="P835"><text:s text:c="2"/><text:span text:style-name="T836">#public method Draw($handle)</text:span><text:span text:style-name="T837"><text:s/>– малює контрол<text:s/></text:span>у вікні, яке має дескриптор<text:s/><text:span text:style-name="T838">$handle</text:span></text:p>
      <text:p text:style-name="P839"><text:s text:c="2"/><text:span text:style-name="T840">#public method<text:s/></text:span><text:span text:style-name="T841">Plate</text:span><text:span text:style-name="T842">($left, $top, $width, $height)</text:span><text:s/>– конструктор класу</text:p>
      <text:p text:style-name="P843"/>
      <text:p text:style-name="P844"/>
      <text:p text:style-name="P845"><text:span text:style-name="T846">#class<text:s/></text:span><text:span text:style-name="T847">Bubble</text:span><text:span text:style-name="T848"><text:s/>:<text:s/></text:span><text:span text:style-name="T849">Plate</text:span><text:s/>– прямокутна хмарка репліки персонажа, як в коміксах</text:p>
      <text:p text:style-name="P850"><text:s text:c="2"/><text:span text:style-name="T851">#public property Tail = #class Point</text:span><text:s/>– позиція хвостика, що вказує на персонажа</text:p>
      <text:p text:style-name="P852"><text:span text:style-name="T853"><text:s text:c="2"/></text:span><text:span text:style-name="T854">#public property TailWidth = 15</text:span><text:s/>–<text:s/>ширина основи хвостика</text:p>
      <text:p text:style-name="P855"><text:s text:c="2"/><text:span text:style-name="T856">#public method Draw()</text:span><text:s/>– малює контрол на формі</text:p>
      <text:p text:style-name="P857"><text:s text:c="2"/><text:span text:style-name="T858">#public method Bubble($left, $top, $width, $height)</text:span><text:s/>– конструктор класу</text:p>
      <text:p text:style-name="P859"/>
      <text:p text:style-name="P860"/>
      <text:p text:style-name="P861"><text:span text:style-name="T862">#class Blast : CharLine</text:span><text:s/>– текстове вікно у формі спалаху/вибуху</text:p>
      <text:p text:style-name="P863"><text:span text:style-name="T864"><text:s text:c="2"/></text:span><text:span text:style-name="T865">#public property MinRayHeight = 10</text:span><text:s/>– мінімальна висота променю</text:p>
      <text:soft-page-break/>
      <text:p text:style-name="P866"><text:span text:style-name="T867"><text:s text:c="2"/></text:span><text:span text:style-name="T868">#public property MaxRayHeight = 50</text:span><text:s/>– максимальна висота променю</text:p>
      <text:p text:style-name="P869"><text:s text:c="2"/><text:span text:style-name="T870">#public property DynamicRays = 0</text:span><text:s/>– якщо 1 – динамічна висота, якщо 0 –<text:s/><text:span text:style-name="T871">MaxRayHeight</text:span><text:s/>буде визначати висоту</text:p>
      <text:p text:style-name="P872"><text:s text:c="2"/><text:span text:style-name="T873">#public method Draw($handle)</text:span><text:span text:style-name="T874"><text:s/>– малює контрол<text:s/></text:span>у вікні, яке має дескриптор<text:s/><text:span text:style-name="T875">$handle</text:span></text:p>
      <text:p text:style-name="P876"><text:span text:style-name="T877"><text:s text:c="2"/></text:span><text:span text:style-name="T878">#public method Blast($left, $top, $width, $height)</text:span><text:s/>– конструктор</text:p>
      <text:p text:style-name="P879"/>
      <text:p text:style-name="P880"/>
      <text:p text:style-name="P881"><text:span text:style-name="T882">#class Balloon : Bubble</text:span><text:s/>– текстове вікно у формі еліпса</text:p>
      <text:p text:style-name="P883"><text:span text:style-name="T884"><text:s text:c="2"/>#public method Draw($handle)</text:span><text:span text:style-name="T885"><text:s/>– малює контрол<text:s/></text:span>у вікні, яке має дескриптор<text:s/><text:span text:style-name="T886">$handle</text:span></text:p>
      <text:p text:style-name="P887"><text:span text:style-name="T888"><text:s text:c="2"/>#public method<text:s/></text:span><text:span text:style-name="T889">Balloon($left, $top, $width, $height)</text:span><text:s/>– конструктор</text:p>
      <text:p text:style-name="P890"/>
      <text:p text:style-name="P891"/>
      <text:p text:style-name="P892"><text:span text:style-name="T893">#class Cloud : Bubble</text:span><text:s/>– текстове вікно у формі хмаринки</text:p>
      <text:p text:style-name="P894"><text:span text:style-name="T895"><text:s text:c="2"/>#public method Draw($handle)</text:span><text:span text:style-name="T896"><text:s/>– малює контрол<text:s/></text:span>у вікні, яке має дескриптор<text:s/><text:span text:style-name="T897">$handle</text:span></text:p>
      <text:p text:style-name="P898"><text:span text:style-name="T899"><text:s text:c="2"/>#public method Cloud($left, $top, $width, $height)</text:span><text:span text:style-name="T900"><text:s/></text:span>– конструктор</text:p>
      <text:p text:style-name="P901"/>
      <text:p text:style-name="P902"/>
      <text:p text:style-name="P903"><text:span text:style-name="T904">#class Text : Object</text:span><text:s/>– текстовий напис на прозорому тлі</text:p>
      <text:p text:style-name="P905"><text:s text:c="2"/><text:span text:style-name="T906">#public property Font = #class Font</text:span><text:s/>– налаштування шрифту</text:p>
      <text:p text:style-name="P907"><text:s text:c="2"/><text:span text:style-name="T908">#public property Align = justify</text:span><text:s/>– вирівнювання:</text:p>
      <text:p text:style-name="P909"><text:tab/><text:tab/><text:tab/><text:tab/>justify – по ширині</text:p>
      <text:p text:style-name="P910"><text:tab/><text:tab/><text:tab/><text:tab/><text:span text:style-name="T911">left</text:span><text:s/>– по лівому краю</text:p>
      <text:p text:style-name="P912"><text:tab/><text:tab/><text:tab/><text:tab/><text:span text:style-name="T913">right</text:span><text:s/>– по правому краю</text:p>
      <text:p text:style-name="P914"><text:tab/><text:tab/><text:tab/><text:tab/><text:span text:style-name="T915">center</text:span><text:s/>– по центру</text:p>
      <text:p text:style-name="P916"><text:s text:c="2"/><text:span text:style-name="T917">#public property<text:s/></text:span><text:span text:style-name="T918">WordWrap</text:span><text:span text:style-name="T919"><text:s/>= 0</text:span><text:s/>– перенос по словах</text:p>
      <text:p text:style-name="P920"><text:s text:c="2"/><text:span text:style-name="T921">#public property CenterVerticaly<text:s/></text:span><text:span text:style-name="T922">= 0</text:span><text:span text:style-name="T923"><text:s/></text:span>– вертикальне центрування тексту</text:p>
      <text:p text:style-name="P924"><text:s text:c="2"/><text:span text:style-name="T925">#public property</text:span><text:span text:style-name="T926"><text:s/>Data<text:s/></text:span><text:span text:style-name="T927">= ""</text:span><text:s/>– сам текст</text:p>
      <text:p text:style-name="P928"><text:s text:c="2"/><text:span text:style-name="T929">#public method CalcAreaSize()</text:span><text:s/>– підлаштовує розмір області в залежності від довжини тексту</text:p>
      <text:p text:style-name="P930"><text:s text:c="2"/><text:span text:style-name="T931">#public method Draw($handle)</text:span><text:span text:style-name="T932"><text:s/>– малює контрол<text:s/></text:span>у вікні, яке має дескриптор<text:s/><text:span text:style-name="T933">$handle</text:span></text:p>
      <text:p text:style-name="P934"><text:span text:style-name="T935"><text:s text:c="2"/></text:span><text:span text:style-name="T936">#public method Text($left, $top, $width, $height)</text:span><text:s/>– конструктор</text:p>
      <text:p text:style-name="P937"/>
      <text:p text:style-name="P938"/>
      <text:p text:style-name="P939"><text:span text:style-name="T940">#class Control : Object</text:span><text:s/>– клікабельний контрол, батьківський клас всіх<text:s/><text:span text:style-name="T941">GUI</text:span>-елементів</text:p>
      <text:p text:style-name="P942"><text:span text:style-name="T943"><text:s text:c="2"/>#public property Handle = 0</text:span><text:s/>– дескриптор асоційованого<text:s/><text:span text:style-name="T944">Windows-</text:span>вікна</text:p>
      <text:p text:style-name="P945"><text:span text:style-name="T946"><text:s text:c="2"/>#public method Reset()</text:span><text:s/>– оновлює позицію та/або розмір асоційованого вікна</text:p>
      <text:p text:style-name="P947"><text:span text:style-name="T948"><text:s text:c="2"/></text:span><text:span text:style-name="T949">#public method Update()</text:span><text:span text:style-name="T950"><text:s/></text:span>– оновлює візуальний вміст асоційованого вікна</text:p>
      <text:p text:style-name="P951"><text:span text:style-name="T952"><text:s text:c="2"/>#public method<text:s/></text:span><text:span text:style-name="T953">Control($left, $top, $width, $height)</text:span><text:s/>– конструктор</text:p>
      <text:p text:style-name="P9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Максим Нольтмєєр</meta:initial-creator>
    <dc:creator>Максим Нольтмєєр</dc:creator>
    <meta:creation-date>2025-10-02T17:09:00Z</meta:creation-date>
    <dc:date>2025-12-03T17:17:00Z</dc:date>
    <meta:template xlink:href="Normal.dotm" xlink:type="simple"/>
    <meta:editing-cycles>253</meta:editing-cycles>
    <meta:editing-duration>PT254700S</meta:editing-duration>
    <meta:document-statistic meta:page-count="10" meta:paragraph-count="342" meta:word-count="3128" meta:character-count="23997" meta:row-count="530" meta:non-whitespace-character-count="21211"/>
  </office:meta>
</office:document-meta>
</file>